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co13"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10" style:family="table-cell" style:parent-style-name="Default">
      <style:table-cell-properties fo:border="none"/>
      <style:text-properties fo:font-weight="bold" style:font-weight-asian="bold" style:font-weight-complex="bold"/>
    </style:style>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104" style:family="table-cell" style:parent-style-name="Default">
      <style:text-properties fo:font-weight="normal" style:font-weight-asian="normal" style:font-weight-complex="normal"/>
    </style:style>
    <style:style style:name="ce114" style:family="table-cell" style:parent-style-name="Default">
      <style:text-properties fo:font-style="normal" fo:font-weight="bold" style:font-style-asian="normal" style:font-weight-asian="bold" style:font-style-complex="normal" style:font-weight-complex="bold"/>
    </style:style>
    <style:style style:name="ce115" style:family="table-cell" style:parent-style-name="Default">
      <style:text-properties fo:font-style="italic" fo:font-weight="normal" style:font-style-asian="italic" style:font-weight-asian="normal" style:font-style-complex="italic" style:font-weight-complex="normal"/>
    </style:style>
    <style:style style:name="ce116" style:family="table-cell" style:parent-style-name="Default">
      <style:text-properties fo:font-style="normal" style:font-style-asian="normal" style:font-style-complex="normal"/>
    </style:style>
    <style:style style:name="ce117" style:family="table-cell" style:parent-style-name="Default">
      <style:table-cell-properties fo:background-color="#ffd8ce"/>
      <style:text-properties style:use-window-font-color="true"/>
    </style:style>
    <style:style style:name="ce118" style:family="table-cell" style:parent-style-name="Default" style:data-style-name="N2"/>
    <style:style style:name="ce119" style:family="table-cell" style:parent-style-name="Default" style:data-style-name="N121"/>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5" style:family="table-cell" style:parent-style-name="Default">
      <style:table-cell-properties fo:border-bottom="0.74pt solid #000000" fo:border-left="none" fo:border-right="none" fo:border-top="none"/>
    </style:style>
    <style:style style:name="ce28"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1"/>
      <style:map style:condition="cell-content()&gt;=1.2" style:apply-style-name="Warn_20_-_20_Framerate" style:base-cell-address="Template.A21"/>
      <style:map style:condition="cell-content()&lt;1.2" style:apply-style-name="Bad_20_-_20_Framerate" style:base-cell-address="Template.A21"/>
    </style:style>
    <style:style style:name="ce19" style:family="table-cell" style:parent-style-name="Default">
      <style:map style:condition="cell-content()&lt;=0.8" style:apply-style-name="Good_20_-_20_Framerate" style:base-cell-address="Template.A22"/>
      <style:map style:condition="cell-content-is-between(0.8,1)" style:apply-style-name="Warn_20_-_20_Framerate" style:base-cell-address="Template.A22"/>
      <style:map style:condition="cell-content()&gt;=1" style:apply-style-name="Bad_20_-_20_Framerate" style:base-cell-address="Template.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2"/>
      <style:map style:condition="cell-content-is-between(0.8,1)" style:apply-style-name="Warn_20_-_20_Framerate" style:base-cell-address="Template.A22"/>
      <style:map style:condition="cell-content()&gt;=1" style:apply-style-name="Bad_20_-_20_Framerate" style:base-cell-address="Template.A22"/>
    </style:style>
    <style:style style:name="ce22" style:family="table-cell" style:parent-style-name="Default">
      <style:table-cell-properties fo:border-bottom="none" fo:border-left="none" fo:border-right="none" fo:border-top="0.74pt solid #000000"/>
    </style:style>
    <style:style style:name="ce44" style:family="table-cell" style:parent-style-name="Default">
      <style:text-properties fo:font-style="italic" style:font-style-asian="italic" style:font-style-complex="italic"/>
    </style:style>
    <style:style style:name="ce4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60"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69"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93" style:family="table-cell" style:parent-style-name="Default" style:data-style-name="N2">
      <style:table-cell-properties fo:background-color="#b2b2b2"/>
      <style:text-properties fo:color="#55308d" fo:font-weight="bold" style:font-weight-asian="bold" style:font-weight-complex="bold"/>
    </style:style>
    <style:style style:name="ce9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2" style:family="table-cell" style:parent-style-name="Default">
      <style:table-cell-properties fo:border="none"/>
      <style:text-properties fo:font-weight="bold" style:font-weight-asian="bold" style:font-weight-complex="bold"/>
    </style:style>
    <style:style style:name="ce103" style:family="table-cell" style:parent-style-name="Default" style:data-style-name="N122">
      <style:map style:condition="cell-content()&gt;=1.4" style:apply-style-name="Good_20_-_20_Framerate" style:base-cell-address="'DCS-FA18C'.A21"/>
      <style:map style:condition="cell-content()&gt;=1.2" style:apply-style-name="Warn_20_-_20_Framerate" style:base-cell-address="'DCS-FA18C'.A21"/>
      <style:map style:condition="cell-content()&lt;1.2" style:apply-style-name="Bad_20_-_20_Framerate" style:base-cell-address="'DCS-FA18C'.A21"/>
    </style:style>
    <style:style style:name="ce105" style:family="table-cell" style:parent-style-name="Default">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106" style:family="table-cell" style:parent-style-name="Default">
      <style:table-cell-properties fo:border-bottom="0.74pt solid #000000" fo:border-left="none" fo:border-right="none" fo:border-top="none"/>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107" style:family="table-cell" style:parent-style-name="Default">
      <style:text-properties fo:font-style="normal" fo:font-weight="bold" style:font-style-asian="normal" style:font-weight-asian="bold" style:font-style-complex="normal" style:font-weight-complex="bold"/>
    </style:style>
    <style:style style:name="ce108" style:family="table-cell" style:parent-style-name="Default">
      <style:text-properties fo:font-style="italic" fo:font-weight="normal" style:font-style-asian="italic" style:font-weight-asian="normal" style:font-style-complex="italic" style:font-weight-complex="normal"/>
    </style:style>
    <style:style style:name="ce109" style:family="table-cell" style:parent-style-name="Default">
      <style:text-properties fo:font-style="normal" style:font-style-asian="normal" style:font-style-complex="normal"/>
    </style:style>
    <style:style style:name="ce111" style:family="table-cell" style:parent-style-name="Default">
      <style:table-cell-properties fo:background-color="#ffd8ce"/>
      <style:text-properties style:use-window-font-color="true"/>
    </style:style>
    <style:style style:name="ce112" style:family="table-cell" style:parent-style-name="Default" style:data-style-name="N2"/>
    <style:style style:name="ce113" style:family="table-cell" style:parent-style-name="Default" style:data-style-name="N121"/>
    <style:style style:name="ce120"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21"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122"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25" style:family="table-cell" style:parent-style-name="Default" style:data-style-name="N122">
      <style:map style:condition="cell-content()&gt;=1.4" style:apply-style-name="Good_20_-_20_Framerate" style:base-cell-address="PavlovVR.A21"/>
      <style:map style:condition="cell-content()&gt;=1.2" style:apply-style-name="Warn_20_-_20_Framerate" style:base-cell-address="PavlovVR.A21"/>
      <style:map style:condition="cell-content()&lt;1.2" style:apply-style-name="Bad_20_-_20_Framerate" style:base-cell-address="PavlovVR.A21"/>
    </style:style>
    <style:style style:name="ce126" style:family="table-cell" style:parent-style-name="Default">
      <style:map style:condition="cell-content()&lt;=0.8" style:apply-style-name="Good_20_-_20_Framerate" style:base-cell-address="PavlovVR.A22"/>
      <style:map style:condition="cell-content-is-between(0.8,1)" style:apply-style-name="Warn_20_-_20_Framerate" style:base-cell-address="PavlovVR.A22"/>
      <style:map style:condition="cell-content()&gt;=1" style:apply-style-name="Bad_20_-_20_Framerate" style:base-cell-address="PavlovVR.A22"/>
    </style:style>
    <style:style style:name="ce127" style:family="table-cell" style:parent-style-name="Default">
      <style:table-cell-properties fo:border-bottom="0.74pt solid #000000" fo:border-left="none" fo:border-right="none" fo:border-top="none"/>
      <style:map style:condition="cell-content()&lt;=0.8" style:apply-style-name="Good_20_-_20_Framerate" style:base-cell-address="PavlovVR.A22"/>
      <style:map style:condition="cell-content-is-between(0.8,1)" style:apply-style-name="Warn_20_-_20_Framerate" style:base-cell-address="PavlovVR.A22"/>
      <style:map style:condition="cell-content()&gt;=1" style:apply-style-name="Bad_20_-_20_Framerate" style:base-cell-address="PavlovVR.A22"/>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29"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20"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21"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2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23"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24"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25" style:family="graphic">
      <style:graphic-properties draw:marker-start="Arrowheads_20_1"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6" style:family="graphic">
      <style:graphic-properties draw:marker-start="Arrowheads_20_1"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7" style:family="graphic">
      <style:graphic-properties draw:marker-start="Arrowheads_20_1"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28" style:family="graphic">
      <style:graphic-properties draw:marker-start="Arrowheads_20_1"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_Quality'.C2">
          <table:error-message table:message-type="stop" table:display="true"/>
        </table:content-validation>
        <table:content-validation table:name="val2" table:condition="of:cell-content-is-in-list(&quot;High&quot;;&quot;Low&quot;)" table:allow-empty-cell="true" table:display-list="unsorted" table:base-cell-address="'DCS-FA18C_Quality'.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_Quality'.C10">
          <table:error-message table:message-type="stop" table:display="true"/>
        </table:content-validation>
        <table:content-validation table:name="val4" table:condition="of:cell-content-is-in-list(&quot;ON&quot;;&quot;OFF&quot;)" table:allow-empty-cell="true" table:display-list="unsorted" table:base-cell-address="'DCS-FA18C_Quality'.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_Quality'.C12">
          <table:error-message table:message-type="stop" table:display="true"/>
        </table:content-validation>
        <table:content-validation table:name="val6" table:condition="of:cell-content-is-in-list(&quot;OFF&quot;;&quot;ON&quot;)" table:allow-empty-cell="true" table:display-list="unsorted" table:base-cell-address="'DCS-FA18C_Quality'.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_Quality'.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1.0&quot;;&quot;1.1&quot;;&quot;1.2&quot;;&quot;1.3&quot;;&quot;1.4&quot;;&quot;1.5&quot;;&quot;1.6&quot;)" table:allow-empty-cell="true" table:display-list="unsorted" table:base-cell-address="'DCS-FA18C_Quality'.C28">
          <table:error-message table:message-type="stop" table:display="true"/>
        </table:content-validation>
        <table:content-validation table:name="val12" table:condition="of:cell-content-is-in-list(&quot;0.50&quot;;&quot;0.75&quot;;&quot;1.00&quot;;&quot;1.25&quot;;&quot;1.50&quot;;&quot;1.75&quot;;&quot;2.00&quot;)" table:allow-empty-cell="true" table:display-list="unsorted" table:base-cell-address="Template.C50">
          <table:error-message table:message-type="stop" table:display="true"/>
        </table:content-validation>
        <table:content-validation table:name="val13" table:condition="of:cell-content-is-in-list(&quot;i9-9900KS_SL_at_5.2GHz&quot;;&quot;i9-9900KF_SL_at_5.1GHz&quot;;&quot;i9-9900KF&quot;;&quot;i7-8700K&quot;;&quot;i7-7700&quot;;&quot;Ryzen 5 3600X&quot;;&quot;Ryzen 7 2700X&quot;;&quot;FX-8350&quot;)" table:allow-empty-cell="true" table:display-list="unsorted" table:base-cell-address="'DCS-FA18C_Quality'.C112">
          <table:error-message table:message-type="stop" table:display="true"/>
        </table:content-validation>
        <table:content-validation table:name="val14"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_Quality'.C92">
          <table:error-message table:message-type="stop" table:display="true"/>
        </table:content-validation>
        <table:content-validation table:name="val15" table:condition="of:cell-content-is-in-list(&quot;&quot;;&quot;3400&quot;;&quot;2800&quot;)" table:allow-empty-cell="true" table:display-list="unsorted" table:base-cell-address="'DCS-FA18C_Quality'.C140">
          <table:error-message table:message-type="stop" table:display="true"/>
        </table:content-validation>
        <table:content-validation table:name="val16"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_Quality'.E20">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_Quality'.E25">
          <table:error-message table:message-type="stop" table:display="true"/>
        </table:content-validation>
        <table:content-validation table:name="val18" table:condition="of:cell-content-is-in-list(&quot;0.50&quot;;&quot;0.75&quot;;&quot;1.00&quot;;&quot;1.25&quot;;&quot;1.50&quot;;&quot;1.75&quot;;&quot;2.00&quot;)" table:allow-empty-cell="true" table:display-list="unsorted" table:base-cell-address="'DCS-FA18C'.C50">
          <table:error-message table:message-type="stop" table:display="true"/>
        </table:content-validation>
        <table:content-validation table:name="val1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21" table:condition="of:cell-content-is-in-list(&quot;64&quot;;&quot;72&quot;)" table:allow-empty-cell="true" table:display-list="unsorted" table:base-cell-address="'DCS-FA18C_Quality'.C10">
          <table:error-message table:message-type="stop" table:display="true"/>
        </table:content-validation>
        <table:content-validation table:name="val22" table:condition="of:cell-content-is-in-list(&quot;ON&quot;)" table:allow-empty-cell="true" table:display-list="unsorted" table:base-cell-address="'DCS-FA18C_Quality'.C11">
          <table:error-message table:message-type="stop" table:display="true"/>
        </table:content-validation>
        <table:content-validation table:name="val23" table:condition="of:cell-content-is-in-list(&quot;OFF&quot;)" table:allow-empty-cell="true" table:display-list="unsorted" table:base-cell-address="'DCS-FA18C_Quality'.C14">
          <table:error-message table:message-type="stop" table:display="true"/>
        </table:content-validation>
        <table:content-validation table:name="val24" table:condition="of:cell-content-is-in-list(&quot;Normal&quot;;&quot;Small&quot;)" table:allow-empty-cell="true" table:display-list="unsorted" table:base-cell-address="'DCS-FA18C_Quality'.C15">
          <table:error-message table:message-type="stop" table:display="true"/>
        </table:content-validation>
        <table:content-validation table:name="val25" table:condition="of:cell-content-is-in-list(&quot;1.25&quot;;&quot;1.5&quot;;&quot;1.75&quot;;&quot;2.00&quot;)" table:allow-empty-cell="true" table:display-list="unsorted" table:base-cell-address="'DCS-FA18C_Quality'.C17">
          <table:error-message table:message-type="stop" table:display="true"/>
        </table:content-validation>
        <table:content-validation table:name="val26" table:condition="of:cell-content-is-in-list(&quot;balanced&quot;;&quot;aggressive&quot;;&quot;conservative&quot;;&quot;OFF&quot;)" table:allow-empty-cell="true" table:display-list="unsorted" table:base-cell-address="'DCS-FA18C_Quality'.C45">
          <table:error-message table:message-type="stop" table:display="true"/>
        </table:content-validation>
        <table:content-validation table:name="val27" table:condition="of:cell-content-is-in-list(&quot;1.25&quot;;&quot;1.75&quot;)" table:allow-empty-cell="true" table:display-list="unsorted" table:base-cell-address="'DCS-FA18C_Quality'.C50">
          <table:error-message table:message-type="stop" table:display="true"/>
        </table:content-validation>
        <table:content-validation table:name="val28" table:condition="of:cell-content-is-in-list(&quot;1&quot;;&quot;1.1&quot;;&quot;1.2&quot;;&quot;1.3&quot;;&quot;1.4&quot;;&quot;1.5&quot;;&quot;1.6&quot;)" table:allow-empty-cell="true" table:display-list="unsorted" table:base-cell-address="'DCS-FA18C_Quality'.C28">
          <table:error-message table:message-type="stop" table:display="true"/>
        </table:content-validation>
        <table:content-validation table:name="val29" table:condition="of:cell-content-is-in-list(&quot;1.00&quot;;&quot;1.05&quot;;&quot;1.10&quot;;&quot;1.15&quot;;&quot;1.20&quot;;&quot;1.25&quot;;&quot;1.30&quot;;&quot;1.35&quot;;&quot;1.40&quot;;&quot;1.45&quot;;&quot;1.50&quot;;&quot;1.55&quot;;&quot;1.60&quot;)" table:allow-empty-cell="true" table:display-list="unsorted" table:base-cell-address="'DCS-FA18C_Quality'.E25">
          <table:error-message table:message-type="stop" table:display="true"/>
        </table:content-validation>
      </table:content-validations>
      <table:table table:name="Template"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60" table:content-validation-name="val1" office:value-type="string" calcext:value-type="string">
            <office:annotation draw:style-name="gr10" draw:text-style-name="P2" svg:width="200.15pt" svg:height="110.95pt" svg:x="234.48pt" svg:y="14pt" draw:caption-point-x="349.91pt" draw:caption-point-y="-0.94pt">
              <dc:date>2020-02-04T00:00:00</dc:date>
              <text:p text:style-name="P1"><text:span text:style-name="T4">Regard as classes of headsets rather than specific models.</text:span></text:p>
              <text:p text:style-name="P1"><text:span text:style-name="T4"/></text:p>
              <text:p text:style-name="P1"><text:span text:style-name="T4">Pimax 8kX = Pimax Vision 8kX DSC Mode</text:span></text:p>
              <text:p text:style-name="P1"><text:span text:style-name="T4"/></text:p>
              <text:p text:style-name="P1"><text:span text:style-name="T4">Pimax 5kp = Pimax Vision 8kX Upscale Mode, Pimax Vision 8k+, Pimax 5k+, Pimax Artisan, etc</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5" svg:width="123.96pt" svg:height="61.68pt" svg:x="209pt" svg:y="8.67pt" draw:caption-point-x="375.39pt" draw:caption-point-y="42.8pt">
              <dc:date>2019-11-29T00:00:00</dc:date>
              <text:p text:style-name="P4"><text:span text:style-name="T4">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69" table:content-validation-name="val2" office:value-type="string" calcext:value-type="string">
            <office:annotation draw:style-name="gr2" draw:text-style-name="P5" svg:width="109.19pt" svg:height="61.68pt" svg:x="209pt" svg:y="64.01pt" draw:caption-point-x="375.39pt" draw:caption-point-y="38.66pt">
              <dc:date>2020-02-04T00:00:00</dc:date>
              <text:p text:style-name="P4"><text:span text:style-name="T4">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6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69"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60" table:content-validation-name="val6" office:value-type="string" calcext:value-type="string">
            <office:annotation draw:style-name="gr3" draw:text-style-name="P5" svg:width="265.86pt" svg:height="151.26pt" svg:x="209pt" svg:y="111.06pt" draw:caption-point-x="375.39pt" draw:caption-point-y="42.8pt">
              <dc:date>2020-02-04T00:00:00</dc:date>
              <text:p text:style-name="P4"><text:span text:style-name="T4">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5" svg:width="82.18pt" svg:height="61.68pt" svg:x="976.99pt" svg:y="111.06pt" draw:caption-point-x="276.92pt" draw:caption-point-y="42.8pt">
              <dc:date>2019-11-30T00:00:00</dc:date>
              <text:p text:style-name="P4"><text:span text:style-name="T4">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6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69" table:content-validation-name="val8" office:value-type="string" calcext:value-type="string">
            <office:annotation draw:style-name="gr4" draw:text-style-name="P5" svg:width="82.18pt" svg:height="51pt" svg:x="209pt" svg:y="136.66pt" draw:caption-point-x="375.3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69" table:content-validation-name="val9" office:value-type="string" calcext:value-type="string">
            <office:annotation draw:style-name="gr12" draw:text-style-name="P5" svg:width="161.8pt" svg:height="68.74pt" svg:x="209pt" svg:y="149.47pt" draw:caption-point-x="375.39pt" draw:caption-point-y="42.8pt">
              <dc:date>2019-12-03T00:00:00</dc:date>
              <text:p text:style-name="P4"><text:span text:style-name="T4">Prefer ‘ON’ to reduce possiblity of artifacts.</text:span></text:p>
              <text:p text:style-name="P4"><text:span text:style-name="T4"/></text:p>
              <text:p text:style-name="P4"><text:span text:style-name="T4">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46" table:content-validation-name="val10" office:value-type="float" office:value="1.25" calcext:value-type="float">
            <office:annotation draw:style-name="gr14" draw:text-style-name="P2" svg:width="135.16pt" svg:height="128.86pt" svg:x="0pt" svg:y="162.26pt" draw:caption-point-x="584.39pt" draw:caption-point-y="42.8pt">
              <dc:date>2020-02-04T00:00:00</dc:date>
              <text:p text:style-name="P1"><text:span text:style-name="T4">Set ‘1.0’ for any headset (typically non-pimax) without driver supersampling!</text:span></text:p>
              <text:p text:style-name="P1"><text:span text:style-name="T4"/></text:p>
              <text:p text:style-name="P1"><text:span text:style-name="T4">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16" draw:text-style-name="P2" svg:width="102.53pt" svg:height="140.06pt" svg:x="0pt" svg:y="187.85pt" draw:caption-point-x="584.39pt" draw:caption-point-y="55.62pt">
              <dc:date>2019-12-03T00:00:00</dc:date>
              <text:p text:style-name="P1"><text:span text:style-name="T4">Expect SteamVR will automatically adjust to correct value when ‘Parallel Projections’ is toggled.</text:span></text:p>
              <text:p text:style-name="P1"><text:span text:style-name="T4"/></text:p>
              <text:p text:style-name="P1"><text:span text:style-name="T4">High values may cause VRAM exhaustion when overlay applicatons are running, even if not visible.</text:span></text:p>
            </office:annotation>
            <text:p>2700</text:p>
          </table:table-cell>
          <table:table-cell office:value-type="string" calcext:value-type="string">
            <text:p>Add SR</text:p>
          </table:table-cell>
          <table:table-cell table:style-name="ce93" table:content-validation-name="val16" office:value-type="float" office:value="1" calcext:value-type="float">
            <office:annotation draw:style-name="gr2" draw:text-style-name="P5" svg:width="82.18pt" svg:height="61.68pt" svg:x="336.98pt" svg:y="200.66pt" draw:caption-point-x="355.72pt" draw:caption-point-y="42.8pt">
              <dc:date>2019-11-30T00:00:00</dc:date>
              <text:p text:style-name="P4"><text:span text:style-name="T4">Setting this too high will also degrade VR application framerate.</text:span></text:p>
            </office:annotation>
            <text:p>1.00</text:p>
          </table:table-cell>
          <table:table-cell table:number-columns-repeated="59"/>
        </table:table-row>
        <table:table-row table:style-name="ro1">
          <table:table-cell table:style-name="ce15" table:formula="of:=[.C20]/[.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45" office:value-type="string" calcext:value-type="string">
            <office:annotation draw:style-name="gr4" draw:text-style-name="P5" svg:width="82.18pt" svg:height="51pt" svg:x="273pt" svg:y="213.48pt" draw:caption-point-x="365.56pt" draw:caption-point-y="42.8pt">
              <dc:date>2019-11-29T00:00:00</dc:date>
              <text:p text:style-name="P4"><text:span text:style-name="T4">Equivalent.</text:span></text:p>
            </office:annotation>
            <text:p>v</text:p>
          </table:table-cell>
          <table:table-cell table:style-name="ce94" table:formula="of:=ROUNDDOWN([.C4]*[.C17]*[.E20];0)" office:value-type="float" office:value="2700" calcext:value-type="float">
            <text:p>2700</text:p>
          </table:table-cell>
          <table:table-cell table:style-name="ce45" office:value-type="string" calcext:value-type="string">
            <text:p>Total SR</text:p>
          </table:table-cell>
          <table:table-cell table:style-name="ce15"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9" table:formula="of:=ROUNDUP(([.C20]/[.C53])^2*([.C10]/[.C43]);3)" office:value-type="float" office:value="0.974" calcext:value-type="float">
            <text:p>0.974</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5" office:value-type="string" calcext:value-type="string">
            <text:p>vAngular</text:p>
          </table:table-cell>
          <table:table-cell table:formula="of:=ROUND([.E21]/[.C6];5)" office:value-type="float" office:value="24.54545" calcext:value-type="float">
            <text:p>24.54545</text:p>
          </table:table-cell>
          <table:table-cell table:style-name="ce45" office:value-type="string" calcext:value-type="string">
            <text:p>Load</text:p>
          </table:table-cell>
          <table:table-cell table:style-name="ce19" table:formula="of:=ROUNDUP(([.C20]/[.C53])^2;3)" office:value-type="float" office:value="0.974" calcext:value-type="float">
            <office:annotation draw:style-name="gr19" draw:text-style-name="P5" svg:width="343.3pt" svg:height="116.87pt" svg:x="460.57pt" svg:y="136.69pt" draw:caption-point-x="665.32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93"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51" table:content-validation-name="val11" office:value-type="float" office:value="1.2" calcext:value-type="float">
            <text:p>1.2</text:p>
          </table:table-cell>
          <table:table-cell table:style-name="ce45" office:value-type="string" calcext:value-type="string">
            <office:annotation draw:style-name="gr4" draw:text-style-name="P5" svg:width="82.18pt" svg:height="51pt" svg:x="273pt" svg:y="303.08pt" draw:caption-point-x="365.56pt" draw:caption-point-y="42.8pt">
              <dc:date>2019-11-29T00:00:00</dc:date>
              <text:p text:style-name="P4"><text:span text:style-name="T4">Equivalent.</text:span></text:p>
            </office:annotation>
            <text:p>v</text:p>
          </table:table-cell>
          <table:table-cell table:style-name="ce94" table:formula="of:=ROUNDDOWN([.C4]*[.C17]*[.E25]*[.C28];0)" office:value-type="float" office:value="3240" calcext:value-type="float">
            <text:p>3240</text:p>
          </table:table-cell>
          <table:table-cell table:style-name="ce45" office:value-type="string" calcext:value-type="string">
            <text:p>Total SR</text:p>
          </table:table-cell>
          <table:table-cell table:style-name="ce15" table:formula="of:=[.E28]/[.C4]" office:value-type="float" office:value="1.5" calcext:value-type="float">
            <office:annotation draw:style-name="gr20" draw:text-style-name="P5" svg:width="71.63pt" svg:height="30.84pt" svg:x="463.18pt" svg:y="299.51pt" draw:caption-point-x="337.83pt" draw:caption-point-y="46.37pt">
              <dc:date>2019-11-30T00:00:00</dc:date>
              <text:p text:style-name="P4"><text:span text:style-name="T4">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20" draw:text-style-name="P5" svg:width="71.63pt" svg:height="30.84pt" svg:x="79.17pt" svg:y="312.29pt" draw:caption-point-x="17.38pt" draw:caption-point-y="46.37pt">
              <dc:date>2019-11-30T00:00:00</dc:date>
              <text:p text:style-name="P4"><text:span text:style-name="T4">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760x3240" calcext:value-type="string">
            <office:annotation draw:style-name="gr21" draw:text-style-name="P5" svg:width="507.6pt" svg:height="319.21pt" svg:x="0pt" svg:y="187.31pt" draw:caption-point-x="909.3pt" draw:caption-point-y="171.35pt">
              <dc:date>2019-11-29T00:00:00</dc:date>
              <text:p text:style-name="P4"><text:span text:style-name="T4">INACCURATE</text:span></text:p>
              <text:p text:style-name="P4"><text:span text:style-name="T4"/></text:p>
              <text:p text:style-name="P4"><text:span text:style-name="T4">Equivalent display panel resolution for relative comparisons ONLY.</text:span></text:p>
              <text:p text:style-name="P4"><text:span text:style-name="T4"/></text:p>
              <text:p text:style-name="P4"><text:span text:style-name="T4">Margin of error is &gt;+/-20% for vAngular, vFOV, or any derivative. Exaggerated vFOV marketing claims may be taken at face value, aggregated, or rounded.</text:span></text:p>
              <text:p text:style-name="P4"><text:span text:style-name="T4"/></text:p>
              <text:p text:style-name="P4"><text:span text:style-name="T4">Drastic differences in optics quality and pixel usage are also more significant.</text:span></text:p>
              <text:p text:style-name="P4"><text:span text:style-name="T4"/></text:p>
              <text:p text:style-name="P4"><text:span text:style-name="T4">No part of this list is intended as PASS/FAIL criteria.</text:span></text:p>
              <text:p text:style-name="P4"><text:span text:style-name="T4"/></text:p>
              <text:p text:style-name="P4"><text:span text:style-name="T4"/></text:p>
              <text:p text:style-name="P4"><text:span text:style-name="T4">Pimax 8kX Native</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110vFOV (predicted)</text:span><text:span text:style-name="T4"><text:tab/></text:span><text:span text:style-name="T4"><text:tab/></text:span><text:span text:style-name="T4">19.6vAngular</text:span></text:p>
              <text:p text:style-name="P4"><text:span text:style-name="T4">Pimax 5kp Native</text:span><text:span text:style-name="T4"><text:tab/></text:span><text:span text:style-name="T4"><text:tab/></text:span><text:span text:style-name="T4">1440v</text:span><text:span text:style-name="T4"><text:tab/></text:span><text:span text:style-name="T4"><text:tab/></text:span><text:span text:style-name="T4"><text:tab/></text:span><text:span text:style-name="T4"><text:tab/></text:span><text:span text:style-name="T4"><text:tab/></text:span><text:span text:style-name="T4">2560x1440</text:span><text:span text:style-name="T4"><text:tab/></text:span><text:span text:style-name="T4">110vFOV</text:span><text:span text:style-name="T4"><text:tab/></text:span><text:span text:style-name="T4"><text:tab/></text:span><text:span text:style-name="T4"><text:tab/></text:span><text:span text:style-name="T4"><text:tab/></text:span><text:span text:style-name="T4">13.1vAngular</text:span></text:p>
              <text:p text:style-name="P4"><text:span text:style-name="T4"/></text:p>
              <text:p text:style-name="P4"><text:span text:style-name="T4">HP Reverb</text:span><text:span text:style-name="T4"><text:tab/></text:span><text:span text:style-name="T4"><text:tab/></text:span><text:span text:style-name="T4"><text:tab/></text:span><text:span text:style-name="T4">2160v</text:span><text:span text:style-name="T4"><text:tab/></text:span><text:span text:style-name="T4"><text:tab/></text:span><text:span text:style-name="T4"><text:tab/></text:span><text:span text:style-name="T4"><text:tab/></text:span><text:span text:style-name="T4"><text:tab/></text:span><text:span text:style-name="T4">2160x2160</text:span><text:span text:style-name="T4"><text:tab/></text:span><text:span text:style-name="T4">110vFOV</text:span><text:span text:style-name="T4"><text:tab/></text:span><text:span text:style-name="T4"><text:tab/></text:span><text:span text:style-name="T4"><text:tab/></text:span><text:span text:style-name="T4"><text:tab/></text:span><text:span text:style-name="T4">19.6vAngular</text:span></text:p>
              <text:p text:style-name="P4"><text:span text:style-name="T4"/></text:p>
              <text:p text:style-name="P4"><text:span text:style-name="T4">Valve Index</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2880x1600</text:span><text:span text:style-name="T4"><text:tab/></text:span><text:span text:style-name="T4">130vFOV</text:span><text:span text:style-name="T4"><text:tab/></text:span><text:span text:style-name="T4"><text:tab/></text:span><text:span text:style-name="T4"><text:tab/></text:span><text:span text:style-name="T4"><text:tab/></text:span><text:span text:style-name="T4">12.3vAngular</text:span></text:p>
              <text:p text:style-name="P4"><text:span text:style-name="T4"/></text:p>
              <text:p text:style-name="P4"><text:span text:style-name="T4">HTC Vive Pro</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1440x1600</text:span><text:span text:style-name="T4"><text:tab/></text:span><text:span text:style-name="T4">110vFOV</text:span><text:span text:style-name="T4"><text:tab/></text:span><text:span text:style-name="T4"><text:tab/></text:span><text:span text:style-name="T4"><text:tab/></text:span><text:span text:style-name="T4"><text:tab/></text:span><text:span text:style-name="T4">14.54vAngular</text:span></text:p>
              <text:p text:style-name="P4"><text:span text:style-name="T4">HTC Vive</text:span><text:span text:style-name="T4"><text:tab/></text:span><text:span text:style-name="T4"><text:tab/></text:span><text:span text:style-name="T4"><text:tab/></text:span><text:span text:style-name="T4">1200v</text:span><text:span text:style-name="T4"><text:tab/></text:span><text:span text:style-name="T4"><text:tab/></text:span><text:span text:style-name="T4"><text:tab/></text:span><text:span text:style-name="T4"><text:tab/></text:span><text:span text:style-name="T4"><text:tab/></text:span><text:span text:style-name="T4">1080x1200</text:span><text:span text:style-name="T4"><text:tab/></text:span><text:span text:style-name="T4">110vFOV</text:span><text:span text:style-name="T4"><text:tab/></text:span><text:span text:style-name="T4"><text:tab/></text:span><text:span text:style-name="T4"><text:tab/></text:span><text:span text:style-name="T4"><text:tab/></text:span><text:span text:style-name="T4">10.9vAngular</text:span></text:p>
              <text:p text:style-name="P4"><text:span text:style-name="T4"/></text:p>
              <text:p text:style-name="P4"><text:span text:style-name="T4"/></text:p>
              <text:p text:style-name="P4"><text:span text:style-name="T4">4k Monitor 65in</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70vFOV (at 42in)</text:span><text:span text:style-name="T4"><text:tab/></text:span><text:span text:style-name="T4"><text:tab/></text:span><text:span text:style-name="T4">~30vAngular</text:span></text:p>
              <text:p text:style-name="P4"><text:span text:style-name="T4">1080p Monitor 22in</text:span><text:span text:style-name="T4"><text:tab/></text:span><text:span text:style-name="T4">1080v, Full HD</text:span><text:span text:style-name="T4"><text:tab/></text:span><text:span text:style-name="T4"><text:tab/></text:span><text:span text:style-name="T4"><text:tab/></text:span><text:span text:style-name="T4">1920x1080</text:span><text:span text:style-name="T4"><text:tab/></text:span><text:span text:style-name="T4">~30vFOV (at 42in)</text:span><text:span text:style-name="T4"><text:tab/></text:span><text:span text:style-name="T4"><text:tab/></text:span><text:span text:style-name="T4">~35vAngular</text:span></text:p>
              <text:p text:style-name="P4"><text:span text:style-name="T4"/></text:p>
              <text:p text:style-name="P4"><text:span text:style-name="T4">Human Vision (~20/20, ~1arcminute, ~1/60deg, ~60’px’/deg)</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60vAngular</text:span></text:p>
              <text:p text:style-name="P4"><text:span text:style-name="T4">Human Vision (readable text)</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lt;10vAngular</text:span></text:p>
            </office:annotation>
            <text:p>5760x3240</text:p>
          </table:table-cell>
          <table:table-cell table:style-name="ce45" office:value-type="string" calcext:value-type="string">
            <text:p>vAngular</text:p>
          </table:table-cell>
          <table:table-cell table:formula="of:=ROUND([.E28]/[.C6];5)" office:value-type="float" office:value="29.45455" calcext:value-type="float">
            <office:annotation draw:style-name="gr11" draw:text-style-name="P5" svg:width="216.54pt" svg:height="162.45pt" svg:x="470.21pt" svg:y="180.54pt" draw:caption-point-x="547.4pt" draw:caption-point-y="178.13pt">
              <dc:date>2019-11-30T00:00:00</dc:date>
              <text:p text:style-name="P4"><text:span text:style-name="T4">Values &gt;1.5x native will NOT be meaningfully better.</text:span></text:p>
              <text:p text:style-name="P4"><text:span text:style-name="T4"/></text:p>
              <text:p text:style-name="P4"><text:span text:style-name="T4">Margin of error &gt;+/-20%.</text:span></text:p>
              <text:p text:style-name="P4"><text:span text:style-name="T4"/></text:p>
              <text:p text:style-name="P4"><text:span text:style-name="T4">Highly nonlinear due to human vision thresholds and sampling error.</text:span></text:p>
              <text:p text:style-name="P4"><text:span text:style-name="T4"/></text:p>
              <text:p text:style-name="P4"><text:span text:style-name="T4">Optical artifacts may degrade useful resolution further.</text:span></text:p>
              <text:p text:style-name="P4"><text:span text:style-name="T4"/></text:p>
              <text:p text:style-name="P4"><text:span text:style-name="T4">Do NOT consider as PASS/FAIL except when evaluating super-resolution settings for the same hardware and software.</text:span></text:p>
            </office:annotation>
            <text:p>29.45455</text:p>
          </table:table-cell>
          <table:table-cell table:style-name="ce45" office:value-type="string" calcext:value-type="string">
            <text:p>Load</text:p>
          </table:table-cell>
          <table:table-cell table:style-name="ce19" table:formula="of:=ROUNDUP(((([.C25]*[.C28])/([.C58]*[.C61]))^2)*([.C10]/[.C43]);3)" office:value-type="float" office:value="0.974" calcext:value-type="float">
            <office:annotation draw:style-name="gr19" draw:text-style-name="P5" svg:width="343.3pt" svg:height="116.87pt" svg:x="460.57pt" svg:y="226.29pt" draw:caption-point-x="665.32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21" table:formula="of:=ROUNDUP(((([.C25]*[.C28])/([.C58]*[.C61]))^2)*([.C10]/[.C43]);3)" office:value-type="float" office:value="0.974" calcext:value-type="float">
            <office:annotation draw:style-name="gr19" draw:text-style-name="P5" svg:width="343.3pt" svg:height="116.87pt" svg:x="0pt" svg:y="239.1pt" draw:caption-point-x="96.55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60" table:content-validation-name="val1" office:value-type="string" calcext:value-type="string">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69"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6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69"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60"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6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69" table:content-validation-name="val8" office:value-type="string" calcext:value-type="string">
            <office:annotation draw:style-name="gr4" draw:text-style-name="P5" svg:width="82.18pt" svg:height="51pt" svg:x="601.68pt" svg:y="559.08pt" draw:caption-point-x="-17.2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69"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53" office:value-type="float" office:value="2737" calcext:value-type="float">
            <office:annotation draw:style-name="gr4" draw:text-style-name="P5" svg:width="82.18pt" svg:height="51pt" svg:x="209pt" svg:y="623.06pt" draw:caption-point-x="375.39pt" draw:caption-point-y="42.8pt">
              <dc:date>2020-02-04T00:00:00</dc:date>
              <text:p text:style-name="P4"><text:span text:style-name="T4">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5" table:formula="of:=[.C53]/[.O46]/[.C37]"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45" office:value-type="string" calcext:value-type="string">
            <text:p>v</text:p>
          </table:table-cell>
          <table:table-cell table:style-name="ce94" table:formula="of:=ROUNDDOWN([.C37]*[.C50]*[.E53];0)" office:value-type="float" office:value="2737" calcext:value-type="float">
            <text:p>2737</text:p>
          </table:table-cell>
          <table:table-cell table:style-name="ce45" office:value-type="string" calcext:value-type="string">
            <text:p>Total SR</text:p>
          </table:table-cell>
          <table:table-cell table:style-name="ce15"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45" office:value-type="string" calcext:value-type="string">
            <text:p>vAngular</text:p>
          </table:table-cell>
          <table:table-cell table:formula="of:=ROUND([.E54]/[.C39];5)" office:value-type="float" office:value="24.88182" calcext:value-type="float">
            <text:p>24.88182</text:p>
          </table:table-cell>
          <table:table-cell table:style-name="ce4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53" office:value-type="float" office:value="2737" calcext:value-type="float">
            <office:annotation draw:style-name="gr4" draw:text-style-name="P5" svg:width="82.18pt" svg:height="51pt" svg:x="209pt" svg:y="687.06pt" draw:caption-point-x="375.39pt" draw:caption-point-y="42.8pt">
              <dc:date>2020-02-04T00:00:00</dc:date>
              <text:p text:style-name="P4"><text:span text:style-name="T4">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54" table:content-validation-name="val11" office:value-type="float" office:value="1.2" calcext:value-type="float">
            <text:p>1.2</text:p>
          </table:table-cell>
          <table:table-cell table:style-name="ce45" office:value-type="string" calcext:value-type="string">
            <text:p>v</text:p>
          </table:table-cell>
          <table:table-cell table:style-name="ce94" table:formula="of:=ROUNDDOWN([.C37]*[.C50]*[.E58]*[.C61];0)" office:value-type="float" office:value="3284" calcext:value-type="float">
            <text:p>3284</text:p>
          </table:table-cell>
          <table:table-cell table:style-name="ce45" office:value-type="string" calcext:value-type="string">
            <text:p>Total SR</text:p>
          </table:table-cell>
          <table:table-cell table:style-name="ce15"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5" table:formula="of:=[.E61]/[.C37]"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61]*[.C36];0);&quot;x&quot;;ROUNDDOWN([.G61]*[.C37];0))" office:value-type="string" office:string-value="5838x3284" calcext:value-type="string">
            <text:p>5838x3284</text:p>
          </table:table-cell>
          <table:table-cell table:style-name="ce45" office:value-type="string" calcext:value-type="string">
            <text:p>vAngular</text:p>
          </table:table-cell>
          <table:table-cell table:formula="of:=ROUND([.E61]/[.C39];5)" office:value-type="float" office:value="29.85455" calcext:value-type="float">
            <text:p>29.85455</text:p>
          </table:table-cell>
          <table:table-cell table:style-name="ce4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22" draw:text-style-name="P5" svg:width="359.35pt" svg:height="296.82pt" svg:x="80.99pt" svg:y="853.46pt" draw:caption-point-x="15.56pt" draw:caption-point-y="42.8pt">
              <dc:date>2020-02-04T00:00:00</dc:date>
              <text:p text:style-name="P4"><text:span text:style-name="T4">INACCURATE</text:span></text:p>
              <text:p text:style-name="P4"><text:span text:style-name="T4"/></text:p>
              <text:p text:style-name="P4"><text:span text:style-name="T4">Do NOT interpret linearly.</text:span></text:p>
              <text:p text:style-name="P4"><text:span text:style-name="T4"/></text:p>
              <text:p text:style-name="P4"><text:span text:style-name="T4">Read and understand formulas before drawing any conclusions.</text:span></text:p>
              <text:p text:style-name="P4"><text:span text:style-name="T4"/></text:p>
              <text:p text:style-name="P4"><text:span text:style-name="T4">-</text:span></text:p>
              <text:p text:style-name="P4"><text:span text:style-name="T4"/></text:p>
              <text:p text:style-name="P4"><text:span text:style-name="T4">Comparisons across vendors (NVIDIA, AMD, Intel), will be inaccurate by as much as +/-40%.</text:span></text:p>
              <text:p text:style-name="P4"><text:span text:style-name="T4"/></text:p>
              <text:p text:style-name="P4"><text:span text:style-name="T4">Comparisons across major design changes (AMD FX vs AMD Ryzen) will be inaccurate by as much as +100% -50% (+double -half). </text:span></text:p>
              <text:p text:style-name="P4"><text:span text:style-name="T4"/></text:p>
              <text:p text:style-name="P4"><text:span text:style-name="T4">GPU is the limiting factor for almost all applications. CPU and RAM predictions should generally be ignored unless the specific weaknesses are known to be relevant.</text:span></text:p>
              <text:p text:style-name="P4"><text:span text:style-name="T4"/></text:p>
              <text:p text:style-name="P4"><text:span text:style-name="T4">CPU/GPU utilization is never an indicator of frame dropping margins. FPSVR measured latencies are generally valid, though some noticeable timing spikes may not be detected.</text:span></text:p>
              <text:p text:style-name="P4"><text:span text:style-name="T4"/></text:p>
              <text:p text:style-name="P4"><text:span text:style-name="T4">Beware some loads are independent of resolution, imposing minimum requirements. CPU/GPU loads will not decrease consistently with resolution.</text:span></text:p>
              <text:p text:style-name="P4"><text:span text:style-name="T4"/></text:p>
              <text:p text:style-name="P4"><text:span text:style-name="T4">Penalty is NOT included in calculations!</text:span></text:p>
            </office:annotation>
            <text:p>Hardware</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4"/>
          <table:table-cell table:style-name="ce2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28"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5" svg:width="82.18pt" svg:height="72.88pt" svg:x="80.99pt" svg:y="994.28pt" draw:caption-point-x="15.56pt" draw:caption-point-y="42.8pt">
              <dc:date>2020-01-05T00:00:00</dc:date>
              <text:p text:style-name="P4"><text:span text:style-name="T4">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5" svg:width="91.08pt" svg:height="72.88pt" svg:x="80.99pt" svg:y="1007.06pt" draw:caption-point-x="15.56pt" draw:caption-point-y="42.8pt">
              <dc:date>2020-01-05T00:00:00</dc:date>
              <text:p text:style-name="P4"><text:span text:style-name="T4">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16" draw:text-style-name="P5" svg:width="82.18pt" svg:height="140.06pt" svg:x="80.99pt" svg:y="1045.47pt" draw:caption-point-x="15.56pt" draw:caption-point-y="42.8pt">
              <dc:date>2020-01-05T00:00:00</dc:date>
              <text:p text:style-name="P4"><text:span text:style-name="T4">Logical Cores</text:span></text:p>
              <text:p text:style-name="P4"><text:span text:style-name="T4"/></text:p>
              <text:p text:style-name="P4"><text:span text:style-name="T4">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5" svg:width="82.18pt" svg:height="72.88pt" svg:x="80.99pt" svg:y="1058.26pt" draw:caption-point-x="15.56pt" draw:caption-point-y="42.8pt">
              <dc:date>2020-01-05T00:00:00</dc:date>
              <text:p text:style-name="P4"><text:span text:style-name="T4">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5" svg:width="82.18pt" svg:height="61.68pt" svg:x="80.99pt" svg:y="1071.07pt" draw:caption-point-x="15.56pt" draw:caption-point-y="42.8pt">
              <dc:date>2020-01-05T00:00:00</dc:date>
              <text:p text:style-name="P4"><text:span text:style-name="T4">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3" draw:text-style-name="P5" svg:width="82.18pt" svg:height="184.85pt" svg:x="80.99pt" svg:y="1083.86pt" draw:caption-point-x="15.56pt" draw:caption-point-y="42.8pt">
              <dc:date>2020-01-05T00:00:00</dc:date>
              <text:p text:style-name="P4"><text:span text:style-name="T4">May be inaccurate and unfair.</text:span></text:p>
              <text:p text:style-name="P4"><text:span text:style-name="T4"/></text:p>
              <text:p text:style-name="P4"><text:span text:style-name="T4">Until proven otherwise.</text:span></text:p>
              <text:p text:style-name="P4"><text:span text:style-name="T4"/></text:p>
              <text:p text:style-name="P4"><text:span text:style-name="T4">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5" svg:width="180.17pt" svg:height="151.26pt" svg:x="209pt" svg:y="1122.26pt" draw:caption-point-x="375.39pt" draw:caption-point-y="42.8pt">
              <dc:date>2020-01-05T00:00:00</dc:date>
              <text:p text:style-name="P4"><text:span text:style-name="T4">Beware, cards with adequate air or water cooling cooling and power target settings are able to maintain boost clock continuously with typical applications.</text:span></text:p>
              <text:p text:style-name="P4"><text:span text:style-name="T4"/></text:p>
              <text:p text:style-name="P4"><text:span text:style-name="T4">Many, if not most, cards are not capable of this.</text:span></text:p>
              <text:p text:style-name="P4"><text:span text:style-name="T4"/></text:p>
              <text:p text:style-name="P4"><text:span text:style-name="T4">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5" svg:width="82.18pt" svg:height="51pt" svg:x="80.99pt" svg:y="1250.28pt" draw:caption-point-x="15.56pt" draw:caption-point-y="42.8pt">
              <dc:date>2020-01-05T00:00:00</dc:date>
              <text:p text:style-name="P4"><text:span text:style-name="T4">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5" svg:width="82.18pt" svg:height="51pt" svg:x="80.99pt" svg:y="1288.66pt" draw:caption-point-x="15.56pt" draw:caption-point-y="42.8pt">
              <dc:date>2020-01-05T00:00:00</dc:date>
              <text:p text:style-name="P4"><text:span text:style-name="T4">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Template.G21:Template.G21 Template.G28:Template.G28 Template.A29:Template.A29 Template.A21:Template.A21 Template.G54:Template.G54 Template.G61:Template.G61 Template.A62:Template.A62 Template.A54:Template.A54">
            <calcext:condition calcext:apply-style-name="Good - Framerate" calcext:value="&gt;=1.4" calcext:base-cell-address="Template.A21"/>
            <calcext:condition calcext:apply-style-name="Warn - Framerate" calcext:value="&gt;=1.2" calcext:base-cell-address="Template.A21"/>
            <calcext:condition calcext:apply-style-name="Bad - Framerate" calcext:value="&lt;1.2" calcext:base-cell-address="Template.A21"/>
          </calcext:conditional-format>
          <calcext:conditional-format calcext:target-range-address="Template.M29:Template.M29 Template.M22:Template.M22 Template.A22:Template.A22 Template.A30:Template.A30">
            <calcext:condition calcext:apply-style-name="Good - Framerate" calcext:value="&lt;=0.8" calcext:base-cell-address="Template.A22"/>
            <calcext:condition calcext:apply-style-name="Warn - Framerate" calcext:value="between(0.8,1)" calcext:base-cell-address="Template.A22"/>
            <calcext:condition calcext:apply-style-name="Bad - Framerate" calcext:value="&gt;=1" calcext:base-cell-address="Template.A22"/>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number-rows-repeated="48">
          <table:table-cell table:number-columns-repeated="1024"/>
        </table:table-row>
        <table:table-row table:style-name="ro1">
          <table:table-cell table:style-name="ce102" office:value-type="string" calcext:value-type="string">
            <text:p>NVIDIA</text:p>
          </table:table-cell>
          <table:table-cell table:style-name="ce28" table:number-columns-repeated="5"/>
          <table:table-cell table:style-name="ce28"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8" table:number-columns-repeated="1017"/>
        </table:table-row>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DCS-FA18C"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60" table:content-validation-name="val1" office:value-type="string" calcext:value-type="string">
            <office:annotation draw:style-name="gr10" draw:text-style-name="P2" svg:width="200.15pt" svg:height="110.95pt" svg:x="627.17pt" svg:y="14pt" draw:caption-point-x="-42.77pt" draw:caption-point-y="-0.94pt">
              <dc:date>2020-02-04T00:00:00</dc:date>
              <text:p text:style-name="P1"><text:span text:style-name="T4">Regard as classes of headsets rather than specific models.</text:span></text:p>
              <text:p text:style-name="P1"><text:span text:style-name="T4"/></text:p>
              <text:p text:style-name="P1"><text:span text:style-name="T4">Pimax 8kX = Pimax Vision 8kX DSC Mode</text:span></text:p>
              <text:p text:style-name="P1"><text:span text:style-name="T4"/></text:p>
              <text:p text:style-name="P1"><text:span text:style-name="T4">Pimax 5kp = Pimax Vision 8kX Upscale Mode, Pimax Vision 8k+, Pimax 5k+, Pimax Artisan, etc</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5" svg:width="123.96pt" svg:height="61.68pt" svg:x="601.68pt" svg:y="8.67pt" draw:caption-point-x="-17.29pt" draw:caption-point-y="42.8pt">
              <dc:date>2019-11-29T00:00:00</dc:date>
              <text:p text:style-name="P4"><text:span text:style-name="T4">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69" table:content-validation-name="val2" office:value-type="string" calcext:value-type="string">
            <office:annotation draw:style-name="gr2" draw:text-style-name="P5" svg:width="109.19pt" svg:height="61.68pt" svg:x="601.68pt" svg:y="64.01pt" draw:caption-point-x="-17.29pt" draw:caption-point-y="38.66pt">
              <dc:date>2020-02-04T00:00:00</dc:date>
              <text:p text:style-name="P4"><text:span text:style-name="T4">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60" table:content-validation-name="val3" office:value-type="float" office:value="75" calcext:value-type="float">
            <office:annotation draw:style-name="gr24" draw:text-style-name="P5" svg:width="168.46pt" svg:height="117.67pt" svg:x="601.68pt" svg:y="72.68pt" draw:caption-point-x="-17.29pt" draw:caption-point-y="42.8pt">
              <dc:date>2020-02-04T00:00:00</dc:date>
              <text:p text:style-name="P4"><text:span text:style-name="T4">Higher seems to reduce Smart Smoothing artifacts.</text:span></text:p>
              <text:p text:style-name="P4"><text:span text:style-name="T4"/></text:p>
              <text:p text:style-name="P4"><text:span text:style-name="T4">Prefer lower when object count may be high.</text:span></text:p>
              <text:p text:style-name="P4"><text:span text:style-name="T4"/></text:p>
              <text:p text:style-name="P4"><text:span text:style-name="T4">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6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69" table:content-validation-name="val5" office:value-type="string" calcext:value-type="string">
            <office:annotation draw:style-name="gr16" draw:text-style-name="P5" svg:width="212.94pt" svg:height="140.06pt" svg:x="601.68pt" svg:y="98.28pt" draw:caption-point-x="-17.29pt" draw:caption-point-y="42.8pt">
              <dc:date>2019-12-03T00:00:00</dc:date>
              <text:p text:style-name="P4"><text:span text:style-name="T4">Prefer ‘conservative’ for instrument lighting. If required, ‘aggressive’ or ‘balanced’ may improve framerate.</text:span></text:p>
              <text:p text:style-name="P4"><text:span text:style-name="T4"/></text:p>
              <text:p text:style-name="P4"><text:span text:style-name="T4">Prefer ‘OFF’ for high-object count situations. Testing shows a direct trade of ~&lt;0.3x GPU frame latency for ~&gt;0.3x CPU frame latency in these cases.</text:span></text:p>
              <text:p text:style-name="P4"><text:span text:style-name="T4"/></text:p>
              <text:p text:style-name="P4"><text:span text:style-name="T4">‘</text:span><text:span text:style-name="T4">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60" table:content-validation-name="val6" office:value-type="string" calcext:value-type="string">
            <office:annotation draw:style-name="gr3" draw:text-style-name="P5" svg:width="265.86pt" svg:height="151.26pt" svg:x="601.68pt" svg:y="111.06pt" draw:caption-point-x="-17.29pt" draw:caption-point-y="42.8pt">
              <dc:date>2019-12-01T00:00:00</dc:date>
              <text:p text:style-name="P4"><text:span text:style-name="T4">Prefer ‘OFF’. Zoom, ‘ON’, costs performance. Monocular (one eye closed) zoom works in either case.</text:span></text:p>
              <text:p text:style-name="P4"><text:span text:style-name="T4"/></text:p>
              <text:p text:style-name="P4"><text:span text:style-name="T4">Pimax 8kX - 'Parallel Projections' are expected to be counterproductive. Visible range will already be much greater, and instrument readability will be more significantly helped by reduced physical pixel size.</text:span></text:p>
              <text:p text:style-name="P4"><text:span text:style-name="T4"/></text:p>
              <text:p text:style-name="P4"><text:span text:style-name="T4">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5" svg:width="82.18pt" svg:height="61.68pt" svg:x="1271.2pt" svg:y="111.06pt" draw:caption-point-x="-17.29pt" draw:caption-point-y="42.8pt">
              <dc:date>2019-11-30T00:00:00</dc:date>
              <text:p text:style-name="P4"><text:span text:style-name="T4">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6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69" table:content-validation-name="val8" office:value-type="string" calcext:value-type="string">
            <office:annotation draw:style-name="gr4" draw:text-style-name="P5" svg:width="82.18pt" svg:height="51pt" svg:x="601.68pt" svg:y="136.66pt" draw:caption-point-x="-17.2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69" table:content-validation-name="val9" office:value-type="string" calcext:value-type="string">
            <office:annotation draw:style-name="gr12" draw:text-style-name="P5" svg:width="161.8pt" svg:height="68.74pt" svg:x="601.68pt" svg:y="149.47pt" draw:caption-point-x="-17.29pt" draw:caption-point-y="42.8pt">
              <dc:date>2019-12-03T00:00:00</dc:date>
              <text:p text:style-name="P4"><text:span text:style-name="T4">Prefer ‘ON’ to reduce possiblity of artifacts.</text:span></text:p>
              <text:p text:style-name="P4"><text:span text:style-name="T4"/></text:p>
              <text:p text:style-name="P4"><text:span text:style-name="T4">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46" table:content-validation-name="val10" office:value-type="float" office:value="1.25" calcext:value-type="float">
            <office:annotation draw:style-name="gr14" draw:text-style-name="P2" svg:width="135.16pt" svg:height="128.86pt" svg:x="392.68pt" svg:y="162.26pt" draw:caption-point-x="191.71pt" draw:caption-point-y="42.8pt">
              <dc:date>2020-02-04T00:00:00</dc:date>
              <text:p text:style-name="P1"><text:span text:style-name="T4">Set ‘1.0’ for any headset (typically non-pimax) without driver supersampling!</text:span></text:p>
              <text:p text:style-name="P1"><text:span text:style-name="T4"/></text:p>
              <text:p text:style-name="P1"><text:span text:style-name="T4">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16" draw:text-style-name="P2" svg:width="102.53pt" svg:height="140.06pt" svg:x="318.78pt" svg:y="187.85pt" draw:caption-point-x="265.61pt" draw:caption-point-y="55.62pt">
              <dc:date>2019-12-03T00:00:00</dc:date>
              <text:p text:style-name="P1"><text:span text:style-name="T4">Expect SteamVR will automatically adjust to correct value when ‘Parallel Projections’ is toggled.</text:span></text:p>
              <text:p text:style-name="P1"><text:span text:style-name="T4"/></text:p>
              <text:p text:style-name="P1"><text:span text:style-name="T4">High values may cause VRAM exhaustion when overlay applicatons are running, even if not visible.</text:span></text:p>
            </office:annotation>
            <text:p>2700</text:p>
          </table:table-cell>
          <table:table-cell office:value-type="string" calcext:value-type="string">
            <text:p>Add SR</text:p>
          </table:table-cell>
          <table:table-cell table:style-name="ce93" table:content-validation-name="val16" office:value-type="float" office:value="1" calcext:value-type="float">
            <office:annotation draw:style-name="gr2" draw:text-style-name="P5" svg:width="82.18pt" svg:height="61.68pt" svg:x="709.99pt" svg:y="200.66pt" draw:caption-point-x="-17.29pt" draw:caption-point-y="42.8pt">
              <dc:date>2019-11-30T00:00:00</dc:date>
              <text:p text:style-name="P4"><text:span text:style-name="T4">Setting this too high will also degrade VR application framerate.</text:span></text:p>
            </office:annotation>
            <text:p>1.00</text:p>
          </table:table-cell>
          <table:table-cell table:number-columns-repeated="59"/>
        </table:table-row>
        <table:table-row table:style-name="ro1">
          <table:table-cell table:style-name="ce103" table:formula="of:=[.C20]/[.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45" office:value-type="string" calcext:value-type="string">
            <office:annotation draw:style-name="gr4" draw:text-style-name="P5" svg:width="82.18pt" svg:height="51pt" svg:x="655.85pt" svg:y="213.48pt" draw:caption-point-x="-17.29pt" draw:caption-point-y="42.8pt">
              <dc:date>2019-11-29T00:00:00</dc:date>
              <text:p text:style-name="P4"><text:span text:style-name="T4">Equivalent.</text:span></text:p>
            </office:annotation>
            <text:p>v</text:p>
          </table:table-cell>
          <table:table-cell table:style-name="ce94" table:formula="of:=ROUNDDOWN([.C4]*[.C17]*[.E20];0)" office:value-type="float" office:value="2700" calcext:value-type="float">
            <text:p>2700</text:p>
          </table:table-cell>
          <table:table-cell table:style-name="ce45" office:value-type="string" calcext:value-type="string">
            <text:p>Total SR</text:p>
          </table:table-cell>
          <table:table-cell table:style-name="ce103"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05" table:formula="of:=ROUNDUP(([.C20]/[.C53])^2*([.C10]/[.C43]);3)" office:value-type="float" office:value="0.974" calcext:value-type="float">
            <text:p>0.974</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5" office:value-type="string" calcext:value-type="string">
            <text:p>vAngular</text:p>
          </table:table-cell>
          <table:table-cell table:formula="of:=ROUND([.E21]/[.C6];5)" office:value-type="float" office:value="24.54545" calcext:value-type="float">
            <text:p>24.54545</text:p>
          </table:table-cell>
          <table:table-cell table:style-name="ce45" office:value-type="string" calcext:value-type="string">
            <text:p>Load</text:p>
          </table:table-cell>
          <table:table-cell table:style-name="ce105" table:formula="of:=ROUNDUP(([.C20]/[.C53])^2;3)" office:value-type="float" office:value="0.974" calcext:value-type="float">
            <office:annotation draw:style-name="gr19" draw:text-style-name="P5" svg:width="343.3pt" svg:height="116.87pt" svg:x="754.75pt" svg:y="136.69pt" draw:caption-point-x="371.14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93"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51" table:content-validation-name="val11" office:value-type="float" office:value="1.2" calcext:value-type="float">
            <office:annotation draw:style-name="gr15" draw:text-style-name="P2" svg:width="113.1pt" svg:height="84.08pt" svg:x="323.01pt" svg:y="289.67pt" draw:caption-point-x="261.38pt" draw:caption-point-y="56.21pt">
              <dc:date>2020-02-04T00:00:00</dc:date>
              <text:p text:style-name="P1"><text:span text:style-name="T4">Prefer &lt;=‘1.25’. High values may incur single-thread bottlenecks.</text:span></text:p>
            </office:annotation>
            <text:p>1.2</text:p>
          </table:table-cell>
          <table:table-cell table:style-name="ce45" office:value-type="string" calcext:value-type="string">
            <office:annotation draw:style-name="gr4" draw:text-style-name="P5" svg:width="82.18pt" svg:height="51pt" svg:x="655.85pt" svg:y="303.08pt" draw:caption-point-x="-17.29pt" draw:caption-point-y="42.8pt">
              <dc:date>2019-11-29T00:00:00</dc:date>
              <text:p text:style-name="P4"><text:span text:style-name="T4">Equivalent.</text:span></text:p>
            </office:annotation>
            <text:p>v</text:p>
          </table:table-cell>
          <table:table-cell table:style-name="ce94" table:formula="of:=ROUNDDOWN([.C4]*[.C17]*[.E25]*[.C28];0)" office:value-type="float" office:value="3240" calcext:value-type="float">
            <text:p>3240</text:p>
          </table:table-cell>
          <table:table-cell table:style-name="ce45" office:value-type="string" calcext:value-type="string">
            <text:p>Total SR</text:p>
          </table:table-cell>
          <table:table-cell table:style-name="ce103" table:formula="of:=[.E28]/[.C4]" office:value-type="float" office:value="1.5" calcext:value-type="float">
            <office:annotation draw:style-name="gr20" draw:text-style-name="P5" svg:width="71.63pt" svg:height="30.84pt" svg:x="816.49pt" svg:y="299.51pt" draw:caption-point-x="-15.48pt" draw:caption-point-y="46.37pt">
              <dc:date>2019-11-30T00:00:00</dc:date>
              <text:p text:style-name="P4"><text:span text:style-name="T4">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03" table:formula="of:=[.E28]/[.C4]" office:value-type="float" office:value="1.5" calcext:value-type="float">
            <office:annotation draw:style-name="gr20" draw:text-style-name="P5" svg:width="71.63pt" svg:height="30.84pt" svg:x="112.03pt" svg:y="312.29pt" draw:caption-point-x="-15.48pt" draw:caption-point-y="46.37pt">
              <dc:date>2019-11-30T00:00:00</dc:date>
              <text:p text:style-name="P4"><text:span text:style-name="T4">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760x3240" calcext:value-type="string">
            <office:annotation draw:style-name="gr21" draw:text-style-name="P5" svg:width="507.6pt" svg:height="319.21pt" svg:x="248.63pt" svg:y="187.31pt" draw:caption-point-x="660.67pt" draw:caption-point-y="171.35pt">
              <dc:date>2019-11-29T00:00:00</dc:date>
              <text:p text:style-name="P4"><text:span text:style-name="T4">INACCURATE</text:span></text:p>
              <text:p text:style-name="P4"><text:span text:style-name="T4"/></text:p>
              <text:p text:style-name="P4"><text:span text:style-name="T4">Equivalent display panel resolution for relative comparisons ONLY.</text:span></text:p>
              <text:p text:style-name="P4"><text:span text:style-name="T4"/></text:p>
              <text:p text:style-name="P4"><text:span text:style-name="T4">Margin of error is &gt;+/-20% for vAngular, vFOV, or any derivative. Exaggerated vFOV marketing claims may be taken at face value, aggregated, or rounded.</text:span></text:p>
              <text:p text:style-name="P4"><text:span text:style-name="T4"/></text:p>
              <text:p text:style-name="P4"><text:span text:style-name="T4">Drastic differences in optics quality and pixel usage are also more significant.</text:span></text:p>
              <text:p text:style-name="P4"><text:span text:style-name="T4"/></text:p>
              <text:p text:style-name="P4"><text:span text:style-name="T4">No part of this list is intended as PASS/FAIL criteria.</text:span></text:p>
              <text:p text:style-name="P4"><text:span text:style-name="T4"/></text:p>
              <text:p text:style-name="P4"><text:span text:style-name="T4"/></text:p>
              <text:p text:style-name="P4"><text:span text:style-name="T4">Pimax 8kX Native</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110vFOV (predicted)</text:span><text:span text:style-name="T4"><text:tab/></text:span><text:span text:style-name="T4"><text:tab/></text:span><text:span text:style-name="T4">19.6vAngular</text:span></text:p>
              <text:p text:style-name="P4"><text:span text:style-name="T4">Pimax 5kp Native</text:span><text:span text:style-name="T4"><text:tab/></text:span><text:span text:style-name="T4"><text:tab/></text:span><text:span text:style-name="T4">1440v</text:span><text:span text:style-name="T4"><text:tab/></text:span><text:span text:style-name="T4"><text:tab/></text:span><text:span text:style-name="T4"><text:tab/></text:span><text:span text:style-name="T4"><text:tab/></text:span><text:span text:style-name="T4"><text:tab/></text:span><text:span text:style-name="T4">2560x1440</text:span><text:span text:style-name="T4"><text:tab/></text:span><text:span text:style-name="T4">110vFOV</text:span><text:span text:style-name="T4"><text:tab/></text:span><text:span text:style-name="T4"><text:tab/></text:span><text:span text:style-name="T4"><text:tab/></text:span><text:span text:style-name="T4"><text:tab/></text:span><text:span text:style-name="T4">13.1vAngular</text:span></text:p>
              <text:p text:style-name="P4"><text:span text:style-name="T4"/></text:p>
              <text:p text:style-name="P4"><text:span text:style-name="T4">HP Reverb</text:span><text:span text:style-name="T4"><text:tab/></text:span><text:span text:style-name="T4"><text:tab/></text:span><text:span text:style-name="T4"><text:tab/></text:span><text:span text:style-name="T4">2160v</text:span><text:span text:style-name="T4"><text:tab/></text:span><text:span text:style-name="T4"><text:tab/></text:span><text:span text:style-name="T4"><text:tab/></text:span><text:span text:style-name="T4"><text:tab/></text:span><text:span text:style-name="T4"><text:tab/></text:span><text:span text:style-name="T4">2160x2160</text:span><text:span text:style-name="T4"><text:tab/></text:span><text:span text:style-name="T4">110vFOV</text:span><text:span text:style-name="T4"><text:tab/></text:span><text:span text:style-name="T4"><text:tab/></text:span><text:span text:style-name="T4"><text:tab/></text:span><text:span text:style-name="T4"><text:tab/></text:span><text:span text:style-name="T4">19.6vAngular</text:span></text:p>
              <text:p text:style-name="P4"><text:span text:style-name="T4"/></text:p>
              <text:p text:style-name="P4"><text:span text:style-name="T4">Valve Index</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2880x1600</text:span><text:span text:style-name="T4"><text:tab/></text:span><text:span text:style-name="T4">130vFOV</text:span><text:span text:style-name="T4"><text:tab/></text:span><text:span text:style-name="T4"><text:tab/></text:span><text:span text:style-name="T4"><text:tab/></text:span><text:span text:style-name="T4"><text:tab/></text:span><text:span text:style-name="T4">12.3vAngular</text:span></text:p>
              <text:p text:style-name="P4"><text:span text:style-name="T4"/></text:p>
              <text:p text:style-name="P4"><text:span text:style-name="T4">HTC Vive Pro</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1440x1600</text:span><text:span text:style-name="T4"><text:tab/></text:span><text:span text:style-name="T4">110vFOV</text:span><text:span text:style-name="T4"><text:tab/></text:span><text:span text:style-name="T4"><text:tab/></text:span><text:span text:style-name="T4"><text:tab/></text:span><text:span text:style-name="T4"><text:tab/></text:span><text:span text:style-name="T4">14.54vAngular</text:span></text:p>
              <text:p text:style-name="P4"><text:span text:style-name="T4">HTC Vive</text:span><text:span text:style-name="T4"><text:tab/></text:span><text:span text:style-name="T4"><text:tab/></text:span><text:span text:style-name="T4"><text:tab/></text:span><text:span text:style-name="T4">1200v</text:span><text:span text:style-name="T4"><text:tab/></text:span><text:span text:style-name="T4"><text:tab/></text:span><text:span text:style-name="T4"><text:tab/></text:span><text:span text:style-name="T4"><text:tab/></text:span><text:span text:style-name="T4"><text:tab/></text:span><text:span text:style-name="T4">1080x1200</text:span><text:span text:style-name="T4"><text:tab/></text:span><text:span text:style-name="T4">110vFOV</text:span><text:span text:style-name="T4"><text:tab/></text:span><text:span text:style-name="T4"><text:tab/></text:span><text:span text:style-name="T4"><text:tab/></text:span><text:span text:style-name="T4"><text:tab/></text:span><text:span text:style-name="T4">10.9vAngular</text:span></text:p>
              <text:p text:style-name="P4"><text:span text:style-name="T4"/></text:p>
              <text:p text:style-name="P4"><text:span text:style-name="T4"/></text:p>
              <text:p text:style-name="P4"><text:span text:style-name="T4">4k Monitor 65in</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70vFOV (at 42in)</text:span><text:span text:style-name="T4"><text:tab/></text:span><text:span text:style-name="T4"><text:tab/></text:span><text:span text:style-name="T4">~30vAngular</text:span></text:p>
              <text:p text:style-name="P4"><text:span text:style-name="T4">1080p Monitor 22in</text:span><text:span text:style-name="T4"><text:tab/></text:span><text:span text:style-name="T4">1080v, Full HD</text:span><text:span text:style-name="T4"><text:tab/></text:span><text:span text:style-name="T4"><text:tab/></text:span><text:span text:style-name="T4"><text:tab/></text:span><text:span text:style-name="T4">1920x1080</text:span><text:span text:style-name="T4"><text:tab/></text:span><text:span text:style-name="T4">~30vFOV (at 42in)</text:span><text:span text:style-name="T4"><text:tab/></text:span><text:span text:style-name="T4"><text:tab/></text:span><text:span text:style-name="T4">~35vAngular</text:span></text:p>
              <text:p text:style-name="P4"><text:span text:style-name="T4"/></text:p>
              <text:p text:style-name="P4"><text:span text:style-name="T4">Human Vision (~20/20, ~1arcminute, ~1/60deg, ~60’px’/deg)</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60vAngular</text:span></text:p>
              <text:p text:style-name="P4"><text:span text:style-name="T4">Human Vision (readable text)</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lt;10vAngular</text:span></text:p>
            </office:annotation>
            <text:p>5760x3240</text:p>
          </table:table-cell>
          <table:table-cell table:style-name="ce45" office:value-type="string" calcext:value-type="string">
            <text:p>vAngular</text:p>
          </table:table-cell>
          <table:table-cell table:formula="of:=ROUND([.E28]/[.C6];5)" office:value-type="float" office:value="29.45455" calcext:value-type="float">
            <office:annotation draw:style-name="gr11" draw:text-style-name="P5" svg:width="216.54pt" svg:height="162.45pt" svg:x="784.12pt" svg:y="180.54pt" draw:caption-point-x="233.49pt" draw:caption-point-y="178.13pt">
              <dc:date>2019-11-30T00:00:00</dc:date>
              <text:p text:style-name="P4"><text:span text:style-name="T4">Values &gt;1.5x native will NOT be meaningfully better.</text:span></text:p>
              <text:p text:style-name="P4"><text:span text:style-name="T4"/></text:p>
              <text:p text:style-name="P4"><text:span text:style-name="T4">Margin of error &gt;+/-20%.</text:span></text:p>
              <text:p text:style-name="P4"><text:span text:style-name="T4"/></text:p>
              <text:p text:style-name="P4"><text:span text:style-name="T4">Highly nonlinear due to human vision thresholds and sampling error.</text:span></text:p>
              <text:p text:style-name="P4"><text:span text:style-name="T4"/></text:p>
              <text:p text:style-name="P4"><text:span text:style-name="T4">Optical artifacts may degrade useful resolution further.</text:span></text:p>
              <text:p text:style-name="P4"><text:span text:style-name="T4"/></text:p>
              <text:p text:style-name="P4"><text:span text:style-name="T4">Do NOT consider as PASS/FAIL except when evaluating super-resolution settings for the same hardware and software.</text:span></text:p>
            </office:annotation>
            <text:p>29.45455</text:p>
          </table:table-cell>
          <table:table-cell table:style-name="ce45" office:value-type="string" calcext:value-type="string">
            <text:p>Load</text:p>
          </table:table-cell>
          <table:table-cell table:style-name="ce105" table:formula="of:=ROUNDUP(((([.C25]*[.C28])/([.C58]*[.C61]))^2)*([.C10]/[.C43]);3)" office:value-type="float" office:value="0.974" calcext:value-type="float">
            <office:annotation draw:style-name="gr19" draw:text-style-name="P5" svg:width="343.3pt" svg:height="116.87pt" svg:x="754.75pt" svg:y="226.29pt" draw:caption-point-x="371.14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06" table:formula="of:=ROUNDUP(((([.C25]*[.C28])/([.C58]*[.C61]))^2)*([.C10]/[.C43]);3)" office:value-type="float" office:value="0.974" calcext:value-type="float">
            <office:annotation draw:style-name="gr19" draw:text-style-name="P5" svg:width="343.3pt" svg:height="116.87pt" svg:x="0pt" svg:y="239.1pt" draw:caption-point-x="96.55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60" table:content-validation-name="val1" office:value-type="string" calcext:value-type="string">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69"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60"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6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69"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60"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6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69" table:content-validation-name="val8" office:value-type="string" calcext:value-type="string">
            <office:annotation draw:style-name="gr4" draw:text-style-name="P5" svg:width="82.18pt" svg:height="51pt" svg:x="601.68pt" svg:y="559.08pt" draw:caption-point-x="-17.2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69"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52" table:content-validation-name="val1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53" office:value-type="float" office:value="2737" calcext:value-type="float">
            <office:annotation draw:style-name="gr4" draw:text-style-name="P5" svg:width="82.18pt" svg:height="51pt" svg:x="601.68pt" svg:y="623.06pt" draw:caption-point-x="-17.29pt" draw:caption-point-y="42.8pt">
              <dc:date>2020-02-04T00:00:00</dc:date>
              <text:p text:style-name="P4"><text:span text:style-name="T4">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03" table:formula="of:=[.C53]/[.O46]/[.C37]"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45" office:value-type="string" calcext:value-type="string">
            <text:p>v</text:p>
          </table:table-cell>
          <table:table-cell table:style-name="ce94" table:formula="of:=ROUNDDOWN([.C37]*[.C50]*[.E53];0)" office:value-type="float" office:value="2737" calcext:value-type="float">
            <text:p>2737</text:p>
          </table:table-cell>
          <table:table-cell table:style-name="ce45" office:value-type="string" calcext:value-type="string">
            <text:p>Total SR</text:p>
          </table:table-cell>
          <table:table-cell table:style-name="ce103"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45" office:value-type="string" calcext:value-type="string">
            <text:p>vAngular</text:p>
          </table:table-cell>
          <table:table-cell table:formula="of:=ROUND([.E54]/[.C39];5)" office:value-type="float" office:value="24.88182" calcext:value-type="float">
            <text:p>24.88182</text:p>
          </table:table-cell>
          <table:table-cell table:style-name="ce4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53" office:value-type="float" office:value="2737" calcext:value-type="float">
            <office:annotation draw:style-name="gr4" draw:text-style-name="P5" svg:width="82.18pt" svg:height="51pt" svg:x="601.68pt" svg:y="687.06pt" draw:caption-point-x="-17.29pt" draw:caption-point-y="42.8pt">
              <dc:date>2020-02-04T00:00:00</dc:date>
              <text:p text:style-name="P4"><text:span text:style-name="T4">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54" table:content-validation-name="val11" office:value-type="float" office:value="1.2" calcext:value-type="float">
            <text:p>1.2</text:p>
          </table:table-cell>
          <table:table-cell table:style-name="ce45" office:value-type="string" calcext:value-type="string">
            <text:p>v</text:p>
          </table:table-cell>
          <table:table-cell table:style-name="ce94" table:formula="of:=ROUNDDOWN([.C37]*[.C50]*[.E58]*[.C61];0)" office:value-type="float" office:value="3284" calcext:value-type="float">
            <text:p>3284</text:p>
          </table:table-cell>
          <table:table-cell table:style-name="ce45" office:value-type="string" calcext:value-type="string">
            <text:p>Total SR</text:p>
          </table:table-cell>
          <table:table-cell table:style-name="ce103"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03" table:formula="of:=[.E61]/[.C37]"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61]*[.C36];0);&quot;x&quot;;ROUNDDOWN([.G61]*[.C37];0))" office:value-type="string" office:string-value="5838x3284" calcext:value-type="string">
            <text:p>5838x3284</text:p>
          </table:table-cell>
          <table:table-cell table:style-name="ce45" office:value-type="string" calcext:value-type="string">
            <text:p>vAngular</text:p>
          </table:table-cell>
          <table:table-cell table:formula="of:=ROUND([.E61]/[.C39];5)" office:value-type="float" office:value="29.85455" calcext:value-type="float">
            <text:p>29.85455</text:p>
          </table:table-cell>
          <table:table-cell table:style-name="ce4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22" draw:text-style-name="P5" svg:width="359.35pt" svg:height="296.82pt" svg:x="113.84pt" svg:y="853.46pt" draw:caption-point-x="-17.29pt" draw:caption-point-y="42.8pt">
              <dc:date>2020-02-04T00:00:00</dc:date>
              <text:p text:style-name="P4"><text:span text:style-name="T4">INACCURATE</text:span></text:p>
              <text:p text:style-name="P4"><text:span text:style-name="T4"/></text:p>
              <text:p text:style-name="P4"><text:span text:style-name="T4">Do NOT interpret linearly.</text:span></text:p>
              <text:p text:style-name="P4"><text:span text:style-name="T4"/></text:p>
              <text:p text:style-name="P4"><text:span text:style-name="T4">Read and understand formulas before drawing any conclusions.</text:span></text:p>
              <text:p text:style-name="P4"><text:span text:style-name="T4"/></text:p>
              <text:p text:style-name="P4"><text:span text:style-name="T4">-</text:span></text:p>
              <text:p text:style-name="P4"><text:span text:style-name="T4"/></text:p>
              <text:p text:style-name="P4"><text:span text:style-name="T4">Comparisons across vendors (NVIDIA, AMD, Intel), will be inaccurate by as much as +/-40%.</text:span></text:p>
              <text:p text:style-name="P4"><text:span text:style-name="T4"/></text:p>
              <text:p text:style-name="P4"><text:span text:style-name="T4">Comparisons across major design changes (AMD FX vs AMD Ryzen) will be inaccurate by as much as +100% -50% (+double -half). </text:span></text:p>
              <text:p text:style-name="P4"><text:span text:style-name="T4"/></text:p>
              <text:p text:style-name="P4"><text:span text:style-name="T4">GPU is the limiting factor for almost all applications. CPU and RAM predictions should generally be ignored unless the specific weaknesses are known to be relevant.</text:span></text:p>
              <text:p text:style-name="P4"><text:span text:style-name="T4"/></text:p>
              <text:p text:style-name="P4"><text:span text:style-name="T4">CPU/GPU utilization is never an indicator of frame dropping margins. FPSVR measured latencies are generally valid, though some noticeable timing spikes may not be detected.</text:span></text:p>
              <text:p text:style-name="P4"><text:span text:style-name="T4"/></text:p>
              <text:p text:style-name="P4"><text:span text:style-name="T4">Beware some loads are independent of resolution, imposing minimum requirements. CPU/GPU loads will not decrease consistently with resolution.</text:span></text:p>
              <text:p text:style-name="P4"><text:span text:style-name="T4"/></text:p>
              <text:p text:style-name="P4"><text:span text:style-name="T4">Penalty is NOT included in calculations!</text:span></text:p>
            </office:annotation>
            <text:p>Hardware</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4"/>
          <table:table-cell table:style-name="ce2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28"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5" svg:width="82.18pt" svg:height="72.88pt" svg:x="113.84pt" svg:y="994.28pt" draw:caption-point-x="-17.29pt" draw:caption-point-y="42.8pt">
              <dc:date>2020-01-05T00:00:00</dc:date>
              <text:p text:style-name="P4"><text:span text:style-name="T4">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5" svg:width="91.08pt" svg:height="72.88pt" svg:x="113.84pt" svg:y="1007.06pt" draw:caption-point-x="-17.29pt" draw:caption-point-y="42.8pt">
              <dc:date>2020-01-05T00:00:00</dc:date>
              <text:p text:style-name="P4"><text:span text:style-name="T4">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16" draw:text-style-name="P5" svg:width="82.18pt" svg:height="140.06pt" svg:x="113.84pt" svg:y="1045.47pt" draw:caption-point-x="-17.29pt" draw:caption-point-y="42.8pt">
              <dc:date>2020-01-05T00:00:00</dc:date>
              <text:p text:style-name="P4"><text:span text:style-name="T4">Logical Cores</text:span></text:p>
              <text:p text:style-name="P4"><text:span text:style-name="T4"/></text:p>
              <text:p text:style-name="P4"><text:span text:style-name="T4">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5" svg:width="82.18pt" svg:height="72.88pt" svg:x="113.84pt" svg:y="1058.26pt" draw:caption-point-x="-17.29pt" draw:caption-point-y="42.8pt">
              <dc:date>2020-01-05T00:00:00</dc:date>
              <text:p text:style-name="P4"><text:span text:style-name="T4">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5" svg:width="82.18pt" svg:height="61.68pt" svg:x="113.84pt" svg:y="1071.07pt" draw:caption-point-x="-17.29pt" draw:caption-point-y="42.8pt">
              <dc:date>2020-01-05T00:00:00</dc:date>
              <text:p text:style-name="P4"><text:span text:style-name="T4">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3" draw:text-style-name="P5" svg:width="82.18pt" svg:height="184.85pt" svg:x="113.84pt" svg:y="1083.86pt" draw:caption-point-x="-17.29pt" draw:caption-point-y="42.8pt">
              <dc:date>2020-01-05T00:00:00</dc:date>
              <text:p text:style-name="P4"><text:span text:style-name="T4">May be inaccurate and unfair.</text:span></text:p>
              <text:p text:style-name="P4"><text:span text:style-name="T4"/></text:p>
              <text:p text:style-name="P4"><text:span text:style-name="T4">Until proven otherwise.</text:span></text:p>
              <text:p text:style-name="P4"><text:span text:style-name="T4"/></text:p>
              <text:p text:style-name="P4"><text:span text:style-name="T4">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5" svg:width="180.17pt" svg:height="151.26pt" svg:x="601.68pt" svg:y="1122.26pt" draw:caption-point-x="-17.29pt" draw:caption-point-y="42.8pt">
              <dc:date>2020-01-05T00:00:00</dc:date>
              <text:p text:style-name="P4"><text:span text:style-name="T4">Beware, cards with adequate air or water cooling cooling and power target settings are able to maintain boost clock continuously with typical applications.</text:span></text:p>
              <text:p text:style-name="P4"><text:span text:style-name="T4"/></text:p>
              <text:p text:style-name="P4"><text:span text:style-name="T4">Many, if not most, cards are not capable of this.</text:span></text:p>
              <text:p text:style-name="P4"><text:span text:style-name="T4"/></text:p>
              <text:p text:style-name="P4"><text:span text:style-name="T4">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5" svg:width="82.18pt" svg:height="51pt" svg:x="113.84pt" svg:y="1250.28pt" draw:caption-point-x="-17.29pt" draw:caption-point-y="42.8pt">
              <dc:date>2020-01-05T00:00:00</dc:date>
              <text:p text:style-name="P4"><text:span text:style-name="T4">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5" svg:width="82.18pt" svg:height="51pt" svg:x="113.84pt" svg:y="1288.66pt" draw:caption-point-x="-17.29pt" draw:caption-point-y="42.8pt">
              <dc:date>2020-01-05T00:00:00</dc:date>
              <text:p text:style-name="P4"><text:span text:style-name="T4">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DCS-FA18C'.G21:'DCS-FA18C'.G21 'DCS-FA18C'.G28:'DCS-FA18C'.G28 'DCS-FA18C'.A29:'DCS-FA18C'.A29 'DCS-FA18C'.A21:'DCS-FA18C'.A21 'DCS-FA18C'.G54:'DCS-FA18C'.G54 'DCS-FA18C'.G61:'DCS-FA18C'.G61 'DCS-FA18C'.A62:'DCS-FA18C'.A62 'DCS-FA18C'.A54:'DCS-FA18C'.A54">
            <calcext:condition calcext:apply-style-name="Good - Framerate" calcext:value="&gt;=1.4" calcext:base-cell-address="'DCS-FA18C'.A21"/>
            <calcext:condition calcext:apply-style-name="Warn - Framerate" calcext:value="&gt;=1.2" calcext:base-cell-address="'DCS-FA18C'.A21"/>
            <calcext:condition calcext:apply-style-name="Bad - Framerate" calcext:value="&lt;1.2" calcext:base-cell-address="'DCS-FA18C'.A21"/>
          </calcext:conditional-format>
          <calcext:conditional-format calcext:target-range-address="'DCS-FA18C'.M29:'DCS-FA18C'.M29 'DCS-FA18C'.M22:'DCS-FA18C'.M22 'DCS-FA18C'.A22:'DCS-FA18C'.A22 'DCS-FA18C'.A30:'DCS-FA18C'.A30">
            <calcext:condition calcext:apply-style-name="Good - Framerate" calcext:value="&lt;=0.8" calcext:base-cell-address="'DCS-FA18C'.A22"/>
            <calcext:condition calcext:apply-style-name="Warn - Framerate" calcext:value="between(0.8,1)" calcext:base-cell-address="'DCS-FA18C'.A22"/>
            <calcext:condition calcext:apply-style-name="Bad - Framerate" calcext:value="&gt;=1" calcext:base-cell-address="'DCS-FA18C'.A22"/>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table:style-name="ce28" table:number-columns-repeated="2"/>
          <table:table-cell table:number-columns-repeated="1022"/>
        </table:table-row>
        <table:table-row table:style-name="ro1">
          <table:table-cell table:style-name="ce28" office:value-type="string" calcext:value-type="string">
            <text:p>Shaders Mod</text:p>
          </table:table-cell>
          <table:table-cell table:style-name="ce28" office:value-type="string" calcext:value-type="string">
            <text:p>ON</text:p>
          </table:table-cell>
          <table:table-cell table:number-columns-repeated="1022"/>
        </table:table-row>
        <table:table-row table:style-name="ro1">
          <table:table-cell table:style-name="ce28" table:number-columns-repeated="2"/>
          <table:table-cell table:number-columns-repeated="1022"/>
        </table:table-row>
        <table:table-row table:style-name="ro1">
          <table:table-cell table:style-name="ce107" office:value-type="string" calcext:value-type="string">
            <text:p>Textures</text:p>
          </table:table-cell>
          <table:table-cell table:style-name="ce109" office:value-type="string" calcext:value-type="string">
            <text:p>High</text:p>
          </table:table-cell>
          <table:table-cell table:number-columns-repeated="1022"/>
        </table:table-row>
        <table:table-row table:style-name="ro1">
          <table:table-cell table:style-name="ce107" office:value-type="string" calcext:value-type="string">
            <text:p>Terrain Textures</text:p>
          </table:table-cell>
          <table:table-cell table:style-name="ce109" office:value-type="string" calcext:value-type="string">
            <office:annotation draw:style-name="gr17"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1022"/>
        </table:table-row>
        <table:table-row table:style-name="ro1">
          <table:table-cell table:style-name="ce44" office:value-type="string" calcext:value-type="string">
            <text:p>Civ Traffic</text:p>
          </table:table-cell>
          <table:table-cell office:value-type="string" calcext:value-type="string">
            <text:p>Low</text:p>
          </table:table-cell>
          <table:table-cell table:number-columns-repeated="1022"/>
        </table:table-row>
        <table:table-row table:style-name="ro1">
          <table:table-cell table:style-name="ce44" office:value-type="string" calcext:value-type="string">
            <text:p>Water</text:p>
          </table:table-cell>
          <table:table-cell office:value-type="string" calcext:value-type="string">
            <office:annotation draw:style-name="gr1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1022"/>
        </table:table-row>
        <table:table-row table:style-name="ro1">
          <table:table-cell office:value-type="string" calcext:value-type="string">
            <text:p>Visib Range</text:p>
          </table:table-cell>
          <table:table-cell office:value-type="string" calcext:value-type="string">
            <text:p>Low</text:p>
          </table:table-cell>
          <table:table-cell table:number-columns-repeated="1022"/>
        </table:table-row>
        <table:table-row table:style-name="ro1">
          <table:table-cell office:value-type="string" calcext:value-type="string">
            <text:p>Heat Blur</text:p>
          </table:table-cell>
          <table:table-cell office:value-type="string" calcext:value-type="string">
            <text:p>Off</text:p>
          </table:table-cell>
          <table:table-cell table:number-columns-repeated="1022"/>
        </table:table-row>
        <table:table-row table:style-name="ro1">
          <table:table-cell office:value-type="string" calcext:value-type="string">
            <text:p>Shadows</text:p>
          </table:table-cell>
          <table:table-cell office:value-type="string" calcext:value-type="string">
            <text:p>Off</text:p>
          </table:table-cell>
          <table:table-cell table:number-columns-repeated="102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102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1022"/>
        </table:table-row>
        <table:table-row table:style-name="ro1">
          <table:table-cell office:value-type="string" calcext:value-type="string">
            <text:p>Monitors</text:p>
          </table:table-cell>
          <table:table-cell office:value-type="string" calcext:value-type="string">
            <text:p>1 Screen</text:p>
          </table:table-cell>
          <table:table-cell table:number-columns-repeated="1022"/>
        </table:table-row>
        <table:table-row table:style-name="ro1">
          <table:table-cell table:style-name="ce108" office:value-type="string" calcext:value-type="string">
            <text:p>Res. of Cockpit Displays</text:p>
          </table:table-cell>
          <table:table-cell office:value-type="string" calcext:value-type="string">
            <text:p>1024 Every Frame</text:p>
          </table:table-cell>
          <table:table-cell table:number-columns-repeated="1022"/>
        </table:table-row>
        <table:table-row table:style-name="ro1">
          <table:table-cell table:style-name="ce45" office:value-type="string" calcext:value-type="string">
            <text:p>MSAA</text:p>
          </table:table-cell>
          <table:table-cell table:style-name="ce111"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1022"/>
        </table:table-row>
        <table:table-row table:style-name="ro1">
          <table:table-cell office:value-type="string" calcext:value-type="string">
            <text:p>Depth of Field</text:p>
          </table:table-cell>
          <table:table-cell table:style-name="ce112" office:value-type="string" calcext:value-type="string">
            <text:p>Off</text:p>
          </table:table-cell>
          <table:table-cell table:number-columns-repeated="1022"/>
        </table:table-row>
        <table:table-row table:style-name="ro1">
          <table:table-cell office:value-type="string" calcext:value-type="string">
            <text:p>Lens Effects</text:p>
          </table:table-cell>
          <table:table-cell office:value-type="string" calcext:value-type="string">
            <text:p>Flare</text:p>
          </table:table-cell>
          <table:table-cell table:number-columns-repeated="1022"/>
        </table:table-row>
        <table:table-row table:style-name="ro1">
          <table:table-cell office:value-type="string" calcext:value-type="string">
            <text:p>Motion Blur</text:p>
          </table:table-cell>
          <table:table-cell office:value-type="string" calcext:value-type="string">
            <text:p>Off</text:p>
          </table:table-cell>
          <table:table-cell table:number-columns-repeated="1022"/>
        </table:table-row>
        <table:table-row table:style-name="ro1">
          <table:table-cell office:value-type="string" calcext:value-type="string">
            <text:p>SSAA</text:p>
          </table:table-cell>
          <table:table-cell office:value-type="string" calcext:value-type="string">
            <text:p>Off</text:p>
          </table:table-cell>
          <table:table-cell table:number-columns-repeated="1022"/>
        </table:table-row>
        <table:table-row table:style-name="ro1">
          <table:table-cell table:number-columns-repeated="1024"/>
        </table:table-row>
        <table:table-row table:style-name="ro1">
          <table:table-cell table:style-name="ce108"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1022"/>
        </table:table-row>
        <table:table-row table:style-name="ro1">
          <table:table-cell table:style-name="ce108" office:value-type="string" calcext:value-type="string">
            <text:p>Trees Visibility</text:p>
          </table:table-cell>
          <table:table-cell office:value-type="string" calcext:value-type="string">
            <text:p>MAX</text:p>
          </table:table-cell>
          <table:table-cell table:number-columns-repeated="1022"/>
        </table:table-row>
        <table:table-row table:style-name="ro1">
          <table:table-cell table:style-name="ce94" office:value-type="string" calcext:value-type="string">
            <text:p>Preload Radius</text:p>
          </table:table-cell>
          <table:table-cell office:value-type="string" calcext:value-type="string">
            <text:p>MAX</text:p>
          </table:table-cell>
          <table:table-cell table:number-columns-repeated="1022"/>
        </table:table-row>
        <table:table-row table:style-name="ro1">
          <table:table-cell table:style-name="ce108" office:value-type="string" calcext:value-type="string">
            <text:p>Chimney Smoke Density</text:p>
          </table:table-cell>
          <table:table-cell office:value-type="string" calcext:value-type="string">
            <office:annotation draw:style-name="gr13"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102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1022"/>
        </table:table-row>
        <table:table-row table:style-name="ro1">
          <table:table-cell table:number-columns-repeated="102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102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1022"/>
        </table:table-row>
        <table:table-row table:style-name="ro1">
          <table:table-cell office:value-type="string" calcext:value-type="string">
            <text:p>Cockpit Global Illumination</text:p>
          </table:table-cell>
          <table:table-cell office:value-type="string" calcext:value-type="string">
            <text:p>Off</text:p>
          </table:table-cell>
          <table:table-cell table:number-columns-repeated="102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1022"/>
        </table:table-row>
        <table:table-row table:style-name="ro1">
          <table:table-cell table:number-columns-repeated="1024"/>
        </table:table-row>
        <table:table-row table:style-name="ro1">
          <table:table-cell table:style-name="ce108" office:value-type="string" calcext:value-type="string">
            <text:p>Rain Droplets</text:p>
          </table:table-cell>
          <table:table-cell office:value-type="string" calcext:value-type="string">
            <text:p>ON</text:p>
          </table:table-cell>
          <table:table-cell table:number-columns-repeated="1022"/>
        </table:table-row>
        <table:table-row table:style-name="ro1">
          <table:table-cell office:value-type="string" calcext:value-type="string">
            <text:p>Vsync</text:p>
          </table:table-cell>
          <table:table-cell office:value-type="string" calcext:value-type="string">
            <text:p>Off</text:p>
          </table:table-cell>
          <table:table-cell table:number-columns-repeated="1022"/>
        </table:table-row>
        <table:table-row table:style-name="ro1">
          <table:table-cell office:value-type="string" calcext:value-type="string">
            <text:p>Full Screen</text:p>
          </table:table-cell>
          <table:table-cell office:value-type="string" calcext:value-type="string">
            <text:p>Off</text:p>
          </table:table-cell>
          <table:table-cell table:number-columns-repeated="1022"/>
        </table:table-row>
        <table:table-row table:style-name="ro1">
          <table:table-cell office:value-type="string" calcext:value-type="string">
            <text:p>Scale GUI</text:p>
          </table:table-cell>
          <table:table-cell office:value-type="string" calcext:value-type="string">
            <text:p>Off</text:p>
          </table:table-cell>
          <table:table-cell table:number-columns-repeated="1022"/>
        </table:table-row>
        <table:table-row table:style-name="ro1" table:number-rows-repeated="2">
          <table:table-cell table:number-columns-repeated="1024"/>
        </table:table-row>
        <table:table-row table:style-name="ro1">
          <table:table-cell table:style-name="ce108"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1022"/>
        </table:table-row>
        <table:table-row table:style-name="ro1" table:number-rows-repeated="3">
          <table:table-cell table:number-columns-repeated="1024"/>
        </table:table-row>
        <table:table-row table:style-name="ro1">
          <table:table-cell table:style-name="ce45" office:value-type="string" calcext:value-type="string">
            <text:p>Pixel Density</text:p>
          </table:table-cell>
          <table:table-cell table:style-name="ce113" table:formula="of:=[$'DCS-FA18C'.C28]" office:value-type="float" office:value="1.2" calcext:value-type="float">
            <text:p>1.2</text:p>
          </table:table-cell>
          <table:table-cell table:number-columns-repeated="1022"/>
        </table:table-row>
        <table:table-row table:style-name="ro1" table:number-rows-repeated="6">
          <table:table-cell table:number-columns-repeated="1024"/>
        </table:table-row>
        <table:table-row table:style-name="ro1">
          <table:table-cell table:style-name="ce102" office:value-type="string" calcext:value-type="string">
            <text:p>NVIDIA</text:p>
          </table:table-cell>
          <table:table-cell table:style-name="ce28" table:number-columns-repeated="5"/>
          <table:table-cell table:style-name="ce28"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28" table:number-columns-repeated="1017"/>
        </table:table-row>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office:annotation draw:style-name="gr15"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60" table:content-validation-name="val1" office:value-type="string" calcext:value-type="string">
            <office:annotation draw:style-name="gr10" draw:text-style-name="P2" svg:width="200.15pt" svg:height="110.95pt" svg:x="234.48pt" svg:y="14pt" draw:caption-point-x="349.91pt" draw:caption-point-y="-0.94pt">
              <dc:date>2020-02-04T00:00:00</dc:date>
              <text:p text:style-name="P1"><text:span text:style-name="T4">Regard as classes of headsets rather than specific models.</text:span></text:p>
              <text:p text:style-name="P1"><text:span text:style-name="T4"/></text:p>
              <text:p text:style-name="P1"><text:span text:style-name="T4">Pimax 8kX = Pimax Vision 8kX DSC Mode</text:span></text:p>
              <text:p text:style-name="P1"><text:span text:style-name="T4"/></text:p>
              <text:p text:style-name="P1"><text:span text:style-name="T4">Pimax 5kp = Pimax Vision 8kX Upscale Mode, Pimax Vision 8k+, Pimax 5k+, Pimax Artisan, etc</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5" svg:width="123.96pt" svg:height="61.68pt" svg:x="209pt" svg:y="8.67pt" draw:caption-point-x="375.39pt" draw:caption-point-y="42.8pt">
              <dc:date>2019-11-29T00:00:00</dc:date>
              <text:p text:style-name="P4"><text:span text:style-name="T4">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69" table:content-validation-name="val2" office:value-type="string" calcext:value-type="string">
            <office:annotation draw:style-name="gr11" draw:text-style-name="P5" svg:width="109.19pt" svg:height="162.45pt" svg:x="209pt" svg:y="64.01pt" draw:caption-point-x="375.39pt" draw:caption-point-y="38.66pt">
              <dc:date>2020-02-04T00:00:00</dc:date>
              <text:p text:style-name="P4"><text:span text:style-name="T4">High typical, Low as required to accommodate eyestrain or darker night simulation.</text:span></text:p>
              <text:p text:style-name="P4"><text:span text:style-name="T4"/></text:p>
              <text:p text:style-name="P4"><text:span text:style-name="T4">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60"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6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69" table:content-validation-name="val5" office:value-type="string" calcext:value-type="string">
            <office:annotation draw:style-name="gr4" draw:text-style-name="P5" svg:width="82.18pt" svg:height="51pt" svg:x="601.68pt" svg:y="98.28pt" draw:caption-point-x="-17.29pt" draw:caption-point-y="42.8pt">
              <dc:date>2020-02-04T00:00:00</dc:date>
              <text:p text:style-name="P4"><text:span text:style-name="T4">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60" table:content-validation-name="val6" office:value-type="string" calcext:value-type="string">
            <office:annotation draw:style-name="gr3" draw:text-style-name="P5" svg:width="265.86pt" svg:height="151.26pt" svg:x="209pt" svg:y="111.06pt" draw:caption-point-x="375.39pt" draw:caption-point-y="42.8pt">
              <dc:date>2020-02-04T00:00:00</dc:date>
              <text:p text:style-name="P4"><text:span text:style-name="T4">Prefer ‘OFF’. As required, ‘ON’, costs performance.</text:span></text:p>
              <text:p text:style-name="P4"><text:span text:style-name="T4"/></text:p>
              <text:p text:style-name="P4"><text:span text:style-name="T4">REQUIRED ‘ON’ for compatibility with SteamVR version.</text:span></text:p>
              <text:p text:style-name="P4"><text:span text:style-name="T4"/></text:p>
              <text:p text:style-name="P4"><text:span text:style-name="T4">Elite Dangerous performance may be significantly improved if 'Parallel Projections' can be disabled. This would be particularly useful if 'OVRDrop' and similar overlays can still work with the sim in this configuration.</text:span></text:p>
              <text:p text:style-name="P4"><text:span text:style-name="T4"/></text:p>
            </office:annotation>
            <text:p>ON</text:p>
          </table:table-cell>
          <table:table-cell table:number-columns-repeated="11"/>
          <table:table-cell table:style-name="ce6" table:formula="of:=(IF([.C13]=&quot;OFF&quot;;1;1.25))" office:value-type="float" office:value="1.25" calcext:value-type="float">
            <office:annotation draw:style-name="gr2" draw:text-style-name="P5" svg:width="82.18pt" svg:height="61.68pt" svg:x="976.99pt" svg:y="111.06pt" draw:caption-point-x="276.92pt" draw:caption-point-y="42.8pt">
              <dc:date>2019-11-30T00:00:00</dc:date>
              <text:p text:style-name="P4"><text:span text:style-name="T4">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6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69" table:content-validation-name="val8" office:value-type="string" calcext:value-type="string">
            <office:annotation draw:style-name="gr4" draw:text-style-name="P5" svg:width="82.18pt" svg:height="51pt" svg:x="209pt" svg:y="136.66pt" draw:caption-point-x="375.3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69" table:content-validation-name="val9" office:value-type="string" calcext:value-type="string">
            <office:annotation draw:style-name="gr12" draw:text-style-name="P5" svg:width="161.8pt" svg:height="68.74pt" svg:x="209pt" svg:y="149.47pt" draw:caption-point-x="375.39pt" draw:caption-point-y="42.8pt">
              <dc:date>2019-12-03T00:00:00</dc:date>
              <text:p text:style-name="P4"><text:span text:style-name="T4">Prefer ‘ON’ to reduce possiblity of artifacts.</text:span></text:p>
              <text:p text:style-name="P4"><text:span text:style-name="T4"/></text:p>
              <text:p text:style-name="P4"><text:span text:style-name="T4">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46" table:content-validation-name="val10" office:value-type="float" office:value="1.25" calcext:value-type="float">
            <office:annotation draw:style-name="gr14" draw:text-style-name="P2" svg:width="135.16pt" svg:height="128.86pt" svg:x="0pt" svg:y="162.26pt" draw:caption-point-x="584.39pt" draw:caption-point-y="42.8pt">
              <dc:date>2020-02-04T00:00:00</dc:date>
              <text:p text:style-name="P1"><text:span text:style-name="T4">Set ‘1.0’ for any headset (typically non-pimax) without driver supersampling!</text:span></text:p>
              <text:p text:style-name="P1"><text:span text:style-name="T4"/></text:p>
              <text:p text:style-name="P1"><text:span text:style-name="T4">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47" table:formula="of:=[.C4]*[.C17]*(IF([.C13]=&quot;OFF&quot;;1;1.25))*[.E20]" office:value-type="float" office:value="3206.25" calcext:value-type="float">
            <office:annotation draw:style-name="gr16" draw:text-style-name="P2" svg:width="102.53pt" svg:height="140.06pt" svg:x="0pt" svg:y="187.85pt" draw:caption-point-x="584.39pt" draw:caption-point-y="55.62pt">
              <dc:date>2019-12-03T00:00:00</dc:date>
              <text:p text:style-name="P1"><text:span text:style-name="T4">Expect SteamVR will automatically adjust to correct value when ‘Parallel Projections’ is toggled.</text:span></text:p>
              <text:p text:style-name="P1"><text:span text:style-name="T4"/></text:p>
              <text:p text:style-name="P1"><text:span text:style-name="T4">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93" table:content-validation-name="val16" office:value-type="float" office:value="0.95" calcext:value-type="float">
            <office:annotation draw:style-name="gr2" draw:text-style-name="P5" svg:width="82.18pt" svg:height="61.68pt" svg:x="336.98pt" svg:y="200.66pt" draw:caption-point-x="355.72pt" draw:caption-point-y="42.8pt">
              <dc:date>2019-11-30T00:00:00</dc:date>
              <text:p text:style-name="P4"><text:span text:style-name="T4">Setting this too high will also degrade VR application framerate.</text:span></text:p>
            </office:annotation>
            <text:p>0.95</text:p>
          </table:table-cell>
          <table:table-cell table:number-columns-repeated="59"/>
        </table:table-row>
        <table:table-row table:style-name="ro1">
          <table:table-cell table:style-name="ce120" table:formula="of:=[.C20]/[.O13]/[.C4]" office:value-type="float" office:value="1.1875" calcext:value-type="float">
            <text:p>1.188</text:p>
          </table:table-cell>
          <table:table-cell table:style-name="ce26" office:value-type="string" calcext:value-type="string">
            <text:p>← <text:span text:style-name="T5">Total SR</text:span></text:p>
          </table:table-cell>
          <table:table-cell table:style-name="ce38"/>
          <table:table-cell table:style-name="ce45" office:value-type="string" calcext:value-type="string">
            <office:annotation draw:style-name="gr4" draw:text-style-name="P5" svg:width="82.18pt" svg:height="51pt" svg:x="273pt" svg:y="213.48pt" draw:caption-point-x="365.56pt" draw:caption-point-y="42.8pt">
              <dc:date>2019-11-29T00:00:00</dc:date>
              <text:p text:style-name="P4"><text:span text:style-name="T4">Equivalent.</text:span></text:p>
            </office:annotation>
            <text:p>v</text:p>
          </table:table-cell>
          <table:table-cell table:style-name="ce94" table:formula="of:=ROUNDDOWN([.C4]*[.C17]*[.E20];0)" office:value-type="float" office:value="2565" calcext:value-type="float">
            <text:p>2565</text:p>
          </table:table-cell>
          <table:table-cell table:style-name="ce45" office:value-type="string" calcext:value-type="string">
            <text:p>Total SR</text:p>
          </table:table-cell>
          <table:table-cell table:style-name="ce120" table:formula="of:=[.C20]/[.O13]/[.C4]" office:value-type="float" office:value="1.1875" calcext:value-type="float">
            <text:p>1.188</text:p>
          </table:table-cell>
          <table:table-cell table:style-name="ce16" office:value-type="string" calcext:value-type="string">
            <text:p>Expected</text:p>
          </table:table-cell>
          <table:table-cell table:style-name="ce17" table:formula="of:=[.C17]*[.E20]" office:value-type="float" office:value="1.1875" calcext:value-type="float">
            <text:p>1.188</text:p>
          </table:table-cell>
          <table:table-cell table:number-columns-repeated="55"/>
        </table:table-row>
        <table:table-row table:style-name="ro1">
          <table:table-cell table:style-name="ce121" table:formula="of:=ROUNDUP(([.C20]/[.C53])^2*([.C10]/[.C43]);3)" office:value-type="float" office:value="0.96" calcext:value-type="float">
            <text:p>0.96</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4560x2565" calcext:value-type="string">
            <text:p>4560x2565</text:p>
          </table:table-cell>
          <table:table-cell table:style-name="ce45" office:value-type="string" calcext:value-type="string">
            <text:p>vAngular</text:p>
          </table:table-cell>
          <table:table-cell table:formula="of:=ROUND([.E21]/[.C6];5)" office:value-type="float" office:value="23.31818" calcext:value-type="float">
            <text:p>23.31818</text:p>
          </table:table-cell>
          <table:table-cell table:style-name="ce45" office:value-type="string" calcext:value-type="string">
            <text:p>Load</text:p>
          </table:table-cell>
          <table:table-cell table:style-name="ce121" table:formula="of:=ROUNDUP(([.C20]/[.C53])^2;3)" office:value-type="float" office:value="0.96" calcext:value-type="float">
            <office:annotation draw:style-name="gr19" draw:text-style-name="P5" svg:width="343.3pt" svg:height="116.87pt" svg:x="460.57pt" svg:y="136.69pt" draw:caption-point-x="665.32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6</text:p>
          </table:table-cell>
          <table:table-cell/>
          <table:table-cell table:formula="of:=[.C20]" office:value-type="float" office:value="3206.25" calcext:value-type="float">
            <text:p>3206.25</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47" table:formula="of:=[.C4]*[.C17]*(IF([.C13]=&quot;OFF&quot;;1;1.25))*[.E25]" office:value-type="float" office:value="3206.25" calcext:value-type="float">
            <text:p>3206.25</text:p>
          </table:table-cell>
          <table:table-cell office:value-type="string" calcext:value-type="string">
            <text:p>Add SR</text:p>
          </table:table-cell>
          <table:table-cell table:style-name="ce93" table:content-validation-name="val17" office:value-type="float" office:value="0.95" calcext:value-type="float">
            <text:p>0.95</text:p>
          </table:table-cell>
          <table:table-cell office:value-type="string" calcext:value-type="string">
            <text:p>Sub SR</text:p>
          </table:table-cell>
          <table:table-cell table:formula="of:=[.C25]/[.O13]/[.C4]" office:value-type="float" office:value="1.1875" calcext:value-type="float">
            <text:p>1.1875</text:p>
          </table:table-cell>
          <table:table-cell table:style-name="ce16" office:value-type="string" calcext:value-type="string">
            <text:p>Expected</text:p>
          </table:table-cell>
          <table:table-cell table:style-name="ce16" table:formula="of:=[.C17]*[.E25]" office:value-type="float" office:value="1.1875" calcext:value-type="float">
            <text:p>1.187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HMD Quality</text:p>
          </table:table-cell>
          <table:table-cell table:style-name="ce98" table:content-validation-name="val19" office:value-type="float" office:value="1.25" calcext:value-type="float">
            <text:p>1.25</text:p>
          </table:table-cell>
          <table:table-cell table:style-name="ce45" office:value-type="string" calcext:value-type="string">
            <office:annotation draw:style-name="gr4" draw:text-style-name="P5" svg:width="82.18pt" svg:height="51pt" svg:x="273pt" svg:y="303.08pt" draw:caption-point-x="365.56pt" draw:caption-point-y="42.8pt">
              <dc:date>2019-11-29T00:00:00</dc:date>
              <text:p text:style-name="P4"><text:span text:style-name="T4">Equivalent.</text:span></text:p>
            </office:annotation>
            <text:p>v</text:p>
          </table:table-cell>
          <table:table-cell table:style-name="ce94" table:formula="of:=ROUNDDOWN([.C4]*[.C17]*[.E25]*[.C28];0)" office:value-type="float" office:value="3206" calcext:value-type="float">
            <text:p>3206</text:p>
          </table:table-cell>
          <table:table-cell table:style-name="ce45" office:value-type="string" calcext:value-type="string">
            <text:p>Total SR</text:p>
          </table:table-cell>
          <table:table-cell table:style-name="ce120" table:formula="of:=[.E28]/[.C4]" office:value-type="float" office:value="1.48425925925926" calcext:value-type="float">
            <office:annotation draw:style-name="gr20" draw:text-style-name="P5" svg:width="71.63pt" svg:height="30.84pt" svg:x="463.18pt" svg:y="299.51pt" draw:caption-point-x="337.83pt" draw:caption-point-y="46.37pt">
              <dc:date>2019-11-30T00:00:00</dc:date>
              <text:p text:style-name="P4"><text:span text:style-name="T4">Prefer ~1.5 for text clarity.</text:span></text:p>
            </office:annotation>
            <text:p>1.484</text:p>
          </table:table-cell>
          <table:table-cell table:style-name="ce16" office:value-type="string" calcext:value-type="string">
            <text:p>Expected</text:p>
          </table:table-cell>
          <table:table-cell table:style-name="ce17" table:formula="of:=[.C17]*[.E25]*[.C28]" office:value-type="float" office:value="1.484375" calcext:value-type="float">
            <text:p>1.484</text:p>
          </table:table-cell>
          <table:table-cell table:number-columns-repeated="55"/>
        </table:table-row>
        <table:table-row table:style-name="ro1">
          <table:table-cell table:style-name="ce120" table:formula="of:=[.E28]/[.C4]" office:value-type="float" office:value="1.48425925925926" calcext:value-type="float">
            <office:annotation draw:style-name="gr20" draw:text-style-name="P5" svg:width="71.63pt" svg:height="30.84pt" svg:x="79.17pt" svg:y="312.29pt" draw:caption-point-x="17.38pt" draw:caption-point-y="46.37pt">
              <dc:date>2019-11-30T00:00:00</dc:date>
              <text:p text:style-name="P4"><text:span text:style-name="T4">Prefer ~1.5 for text clarity.</text:span></text:p>
            </office:annotation>
            <text:p>1.484</text:p>
          </table:table-cell>
          <table:table-cell table:style-name="ce26" office:value-type="string" calcext:value-type="string">
            <text:p>← <text:span text:style-name="T5">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699x3206" calcext:value-type="string">
            <office:annotation draw:style-name="gr21" draw:text-style-name="P5" svg:width="507.6pt" svg:height="319.21pt" svg:x="0pt" svg:y="187.31pt" draw:caption-point-x="909.3pt" draw:caption-point-y="171.35pt">
              <dc:date>2019-11-29T00:00:00</dc:date>
              <text:p text:style-name="P4"><text:span text:style-name="T4">INACCURATE</text:span></text:p>
              <text:p text:style-name="P4"><text:span text:style-name="T4"/></text:p>
              <text:p text:style-name="P4"><text:span text:style-name="T4">Equivalent display panel resolution for relative comparisons ONLY.</text:span></text:p>
              <text:p text:style-name="P4"><text:span text:style-name="T4"/></text:p>
              <text:p text:style-name="P4"><text:span text:style-name="T4">Margin of error is &gt;+/-20% for vAngular, vFOV, or any derivative. Exaggerated vFOV marketing claims may be taken at face value, aggregated, or rounded.</text:span></text:p>
              <text:p text:style-name="P4"><text:span text:style-name="T4"/></text:p>
              <text:p text:style-name="P4"><text:span text:style-name="T4">Drastic differences in optics quality and pixel usage are also more significant.</text:span></text:p>
              <text:p text:style-name="P4"><text:span text:style-name="T4"/></text:p>
              <text:p text:style-name="P4"><text:span text:style-name="T4">No part of this list is intended as PASS/FAIL criteria.</text:span></text:p>
              <text:p text:style-name="P4"><text:span text:style-name="T4"/></text:p>
              <text:p text:style-name="P4"><text:span text:style-name="T4"/></text:p>
              <text:p text:style-name="P4"><text:span text:style-name="T4">Pimax 8kX Native</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110vFOV (predicted)</text:span><text:span text:style-name="T4"><text:tab/></text:span><text:span text:style-name="T4"><text:tab/></text:span><text:span text:style-name="T4">19.6vAngular</text:span></text:p>
              <text:p text:style-name="P4"><text:span text:style-name="T4">Pimax 5kp Native</text:span><text:span text:style-name="T4"><text:tab/></text:span><text:span text:style-name="T4"><text:tab/></text:span><text:span text:style-name="T4">1440v</text:span><text:span text:style-name="T4"><text:tab/></text:span><text:span text:style-name="T4"><text:tab/></text:span><text:span text:style-name="T4"><text:tab/></text:span><text:span text:style-name="T4"><text:tab/></text:span><text:span text:style-name="T4"><text:tab/></text:span><text:span text:style-name="T4">2560x1440</text:span><text:span text:style-name="T4"><text:tab/></text:span><text:span text:style-name="T4">110vFOV</text:span><text:span text:style-name="T4"><text:tab/></text:span><text:span text:style-name="T4"><text:tab/></text:span><text:span text:style-name="T4"><text:tab/></text:span><text:span text:style-name="T4"><text:tab/></text:span><text:span text:style-name="T4">13.1vAngular</text:span></text:p>
              <text:p text:style-name="P4"><text:span text:style-name="T4"/></text:p>
              <text:p text:style-name="P4"><text:span text:style-name="T4">HP Reverb</text:span><text:span text:style-name="T4"><text:tab/></text:span><text:span text:style-name="T4"><text:tab/></text:span><text:span text:style-name="T4"><text:tab/></text:span><text:span text:style-name="T4">2160v</text:span><text:span text:style-name="T4"><text:tab/></text:span><text:span text:style-name="T4"><text:tab/></text:span><text:span text:style-name="T4"><text:tab/></text:span><text:span text:style-name="T4"><text:tab/></text:span><text:span text:style-name="T4"><text:tab/></text:span><text:span text:style-name="T4">2160x2160</text:span><text:span text:style-name="T4"><text:tab/></text:span><text:span text:style-name="T4">110vFOV</text:span><text:span text:style-name="T4"><text:tab/></text:span><text:span text:style-name="T4"><text:tab/></text:span><text:span text:style-name="T4"><text:tab/></text:span><text:span text:style-name="T4"><text:tab/></text:span><text:span text:style-name="T4">19.6vAngular</text:span></text:p>
              <text:p text:style-name="P4"><text:span text:style-name="T4"/></text:p>
              <text:p text:style-name="P4"><text:span text:style-name="T4">Valve Index</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2880x1600</text:span><text:span text:style-name="T4"><text:tab/></text:span><text:span text:style-name="T4">130vFOV</text:span><text:span text:style-name="T4"><text:tab/></text:span><text:span text:style-name="T4"><text:tab/></text:span><text:span text:style-name="T4"><text:tab/></text:span><text:span text:style-name="T4"><text:tab/></text:span><text:span text:style-name="T4">12.3vAngular</text:span></text:p>
              <text:p text:style-name="P4"><text:span text:style-name="T4"/></text:p>
              <text:p text:style-name="P4"><text:span text:style-name="T4">HTC Vive Pro</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1440x1600</text:span><text:span text:style-name="T4"><text:tab/></text:span><text:span text:style-name="T4">110vFOV</text:span><text:span text:style-name="T4"><text:tab/></text:span><text:span text:style-name="T4"><text:tab/></text:span><text:span text:style-name="T4"><text:tab/></text:span><text:span text:style-name="T4"><text:tab/></text:span><text:span text:style-name="T4">14.54vAngular</text:span></text:p>
              <text:p text:style-name="P4"><text:span text:style-name="T4">HTC Vive</text:span><text:span text:style-name="T4"><text:tab/></text:span><text:span text:style-name="T4"><text:tab/></text:span><text:span text:style-name="T4"><text:tab/></text:span><text:span text:style-name="T4">1200v</text:span><text:span text:style-name="T4"><text:tab/></text:span><text:span text:style-name="T4"><text:tab/></text:span><text:span text:style-name="T4"><text:tab/></text:span><text:span text:style-name="T4"><text:tab/></text:span><text:span text:style-name="T4"><text:tab/></text:span><text:span text:style-name="T4">1080x1200</text:span><text:span text:style-name="T4"><text:tab/></text:span><text:span text:style-name="T4">110vFOV</text:span><text:span text:style-name="T4"><text:tab/></text:span><text:span text:style-name="T4"><text:tab/></text:span><text:span text:style-name="T4"><text:tab/></text:span><text:span text:style-name="T4"><text:tab/></text:span><text:span text:style-name="T4">10.9vAngular</text:span></text:p>
              <text:p text:style-name="P4"><text:span text:style-name="T4"/></text:p>
              <text:p text:style-name="P4"><text:span text:style-name="T4"/></text:p>
              <text:p text:style-name="P4"><text:span text:style-name="T4">4k Monitor 65in</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70vFOV (at 42in)</text:span><text:span text:style-name="T4"><text:tab/></text:span><text:span text:style-name="T4"><text:tab/></text:span><text:span text:style-name="T4">~30vAngular</text:span></text:p>
              <text:p text:style-name="P4"><text:span text:style-name="T4">1080p Monitor 22in</text:span><text:span text:style-name="T4"><text:tab/></text:span><text:span text:style-name="T4">1080v, Full HD</text:span><text:span text:style-name="T4"><text:tab/></text:span><text:span text:style-name="T4"><text:tab/></text:span><text:span text:style-name="T4"><text:tab/></text:span><text:span text:style-name="T4">1920x1080</text:span><text:span text:style-name="T4"><text:tab/></text:span><text:span text:style-name="T4">~30vFOV (at 42in)</text:span><text:span text:style-name="T4"><text:tab/></text:span><text:span text:style-name="T4"><text:tab/></text:span><text:span text:style-name="T4">~35vAngular</text:span></text:p>
              <text:p text:style-name="P4"><text:span text:style-name="T4"/></text:p>
              <text:p text:style-name="P4"><text:span text:style-name="T4">Human Vision (~20/20, ~1arcminute, ~1/60deg, ~60’px’/deg)</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60vAngular</text:span></text:p>
              <text:p text:style-name="P4"><text:span text:style-name="T4">Human Vision (readable text)</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lt;10vAngular</text:span></text:p>
            </office:annotation>
            <text:p>5699x3206</text:p>
          </table:table-cell>
          <table:table-cell table:style-name="ce45" office:value-type="string" calcext:value-type="string">
            <text:p>vAngular</text:p>
          </table:table-cell>
          <table:table-cell table:formula="of:=ROUND([.E28]/[.C6];5)" office:value-type="float" office:value="29.14545" calcext:value-type="float">
            <office:annotation draw:style-name="gr11" draw:text-style-name="P5" svg:width="216.54pt" svg:height="162.45pt" svg:x="470.21pt" svg:y="180.54pt" draw:caption-point-x="547.4pt" draw:caption-point-y="178.13pt">
              <dc:date>2019-11-30T00:00:00</dc:date>
              <text:p text:style-name="P4"><text:span text:style-name="T4">Values &gt;1.5x native will NOT be meaningfully better.</text:span></text:p>
              <text:p text:style-name="P4"><text:span text:style-name="T4"/></text:p>
              <text:p text:style-name="P4"><text:span text:style-name="T4">Margin of error &gt;+/-20%.</text:span></text:p>
              <text:p text:style-name="P4"><text:span text:style-name="T4"/></text:p>
              <text:p text:style-name="P4"><text:span text:style-name="T4">Highly nonlinear due to human vision thresholds and sampling error.</text:span></text:p>
              <text:p text:style-name="P4"><text:span text:style-name="T4"/></text:p>
              <text:p text:style-name="P4"><text:span text:style-name="T4">Optical artifacts may degrade useful resolution further.</text:span></text:p>
              <text:p text:style-name="P4"><text:span text:style-name="T4"/></text:p>
              <text:p text:style-name="P4"><text:span text:style-name="T4">Do NOT consider as PASS/FAIL except when evaluating super-resolution settings for the same hardware and software.</text:span></text:p>
            </office:annotation>
            <text:p>29.14545</text:p>
          </table:table-cell>
          <table:table-cell table:style-name="ce45" office:value-type="string" calcext:value-type="string">
            <text:p>Load</text:p>
          </table:table-cell>
          <table:table-cell table:style-name="ce121" table:formula="of:=ROUNDUP(((([.C25]*[.C28])/([.C58]*[.C61]))^2)*([.C10]/[.C43]);3)" office:value-type="float" office:value="0.96" calcext:value-type="float">
            <office:annotation draw:style-name="gr19" draw:text-style-name="P5" svg:width="343.3pt" svg:height="116.87pt" svg:x="460.57pt" svg:y="226.29pt" draw:caption-point-x="665.32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6</text:p>
          </table:table-cell>
          <table:table-cell/>
          <table:table-cell table:formula="of:=[.C25]*[.C28]" office:value-type="float" office:value="4007.8125" calcext:value-type="float">
            <text:p>4007.8125</text:p>
          </table:table-cell>
          <table:table-cell table:number-columns-repeated="49"/>
        </table:table-row>
        <table:table-row table:style-name="ro1">
          <table:table-cell table:style-name="ce122" table:formula="of:=ROUNDUP(((([.C25]*[.C28])/([.C58]*[.C61]))^2)*([.C10]/[.C43]);3)" office:value-type="float" office:value="0.96" calcext:value-type="float">
            <office:annotation draw:style-name="gr19" draw:text-style-name="P5" svg:width="343.3pt" svg:height="116.87pt" svg:x="0pt" svg:y="239.1pt" draw:caption-point-x="96.55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60" table:content-validation-name="val1" office:value-type="string" calcext:value-type="string">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69"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60"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6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69"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60"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6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69" table:content-validation-name="val8" office:value-type="string" calcext:value-type="string">
            <office:annotation draw:style-name="gr4" draw:text-style-name="P5" svg:width="82.18pt" svg:height="51pt" svg:x="209pt" svg:y="559.08pt" draw:caption-point-x="375.3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69"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53" office:value-type="float" office:value="3274" calcext:value-type="float">
            <office:annotation draw:style-name="gr4" draw:text-style-name="P5" svg:width="82.18pt" svg:height="51pt" svg:x="209pt" svg:y="623.06pt" draw:caption-point-x="375.39pt" draw:caption-point-y="42.8pt">
              <dc:date>2020-02-04T00:00:00</dc:date>
              <text:p text:style-name="P4"><text:span text:style-name="T4">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20" table:formula="of:=[.C53]/[.O46]/[.C37]" office:value-type="float" office:value="1.21259259259259" calcext:value-type="float">
            <text:p>1.213</text:p>
          </table:table-cell>
          <table:table-cell table:style-name="ce26" office:value-type="string" calcext:value-type="string">
            <text:p>← <text:span text:style-name="T5">Total SR</text:span></text:p>
          </table:table-cell>
          <table:table-cell table:style-name="ce38"/>
          <table:table-cell table:style-name="ce45" office:value-type="string" calcext:value-type="string">
            <text:p>v</text:p>
          </table:table-cell>
          <table:table-cell table:style-name="ce94" table:formula="of:=ROUNDDOWN([.C37]*[.C50]*[.E53];0)" office:value-type="float" office:value="2619" calcext:value-type="float">
            <text:p>2619</text:p>
          </table:table-cell>
          <table:table-cell table:style-name="ce45" office:value-type="string" calcext:value-type="string">
            <text:p>Total SR</text:p>
          </table:table-cell>
          <table:table-cell table:style-name="ce120"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45" office:value-type="string" calcext:value-type="string">
            <text:p>vAngular</text:p>
          </table:table-cell>
          <table:table-cell table:formula="of:=ROUND([.E54]/[.C39];5)" office:value-type="float" office:value="23.80909" calcext:value-type="float">
            <text:p>23.80909</text:p>
          </table:table-cell>
          <table:table-cell table:style-name="ce4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53" office:value-type="float" office:value="3274" calcext:value-type="float">
            <office:annotation draw:style-name="gr4" draw:text-style-name="P5" svg:width="82.18pt" svg:height="51pt" svg:x="601.68pt" svg:y="687.06pt" draw:caption-point-x="-17.29pt" draw:caption-point-y="42.8pt">
              <dc:date>2020-02-04T00:00:00</dc:date>
              <text:p text:style-name="P4"><text:span text:style-name="T4">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99" table:content-validation-name="val20" office:value-type="float" office:value="1.25" calcext:value-type="float">
            <text:p>1.25</text:p>
          </table:table-cell>
          <table:table-cell table:style-name="ce45" office:value-type="string" calcext:value-type="string">
            <text:p>v</text:p>
          </table:table-cell>
          <table:table-cell table:style-name="ce94" table:formula="of:=ROUNDDOWN([.C37]*[.C50]*[.E58]*[.C61];0)" office:value-type="float" office:value="3274" calcext:value-type="float">
            <text:p>3274</text:p>
          </table:table-cell>
          <table:table-cell table:style-name="ce45" office:value-type="string" calcext:value-type="string">
            <text:p>Total SR</text:p>
          </table:table-cell>
          <table:table-cell table:style-name="ce120"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20" table:formula="of:=[.E61]/[.C37]" office:value-type="float" office:value="1.51574074074074" calcext:value-type="float">
            <text:p>1.516</text:p>
          </table:table-cell>
          <table:table-cell table:style-name="ce26" office:value-type="string" calcext:value-type="string">
            <text:p>← <text:span text:style-name="T5">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61]*[.C36];0);&quot;x&quot;;ROUNDDOWN([.G61]*[.C37];0))" office:value-type="string" office:string-value="5820x3274" calcext:value-type="string">
            <text:p>5820x3274</text:p>
          </table:table-cell>
          <table:table-cell table:style-name="ce45" office:value-type="string" calcext:value-type="string">
            <text:p>vAngular</text:p>
          </table:table-cell>
          <table:table-cell table:formula="of:=ROUND([.E61]/[.C39];5)" office:value-type="float" office:value="29.76364" calcext:value-type="float">
            <text:p>29.76364</text:p>
          </table:table-cell>
          <table:table-cell table:style-name="ce4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22" draw:text-style-name="P5" svg:width="359.35pt" svg:height="296.82pt" svg:x="80.99pt" svg:y="853.46pt" draw:caption-point-x="15.56pt" draw:caption-point-y="42.8pt">
              <dc:date>2020-02-04T00:00:00</dc:date>
              <text:p text:style-name="P4"><text:span text:style-name="T4">INACCURATE</text:span></text:p>
              <text:p text:style-name="P4"><text:span text:style-name="T4"/></text:p>
              <text:p text:style-name="P4"><text:span text:style-name="T4">Do NOT interpret linearly.</text:span></text:p>
              <text:p text:style-name="P4"><text:span text:style-name="T4"/></text:p>
              <text:p text:style-name="P4"><text:span text:style-name="T4">Read and understand formulas before drawing any conclusions.</text:span></text:p>
              <text:p text:style-name="P4"><text:span text:style-name="T4"/></text:p>
              <text:p text:style-name="P4"><text:span text:style-name="T4">-</text:span></text:p>
              <text:p text:style-name="P4"><text:span text:style-name="T4"/></text:p>
              <text:p text:style-name="P4"><text:span text:style-name="T4">Comparisons across vendors (NVIDIA, AMD, Intel), will be inaccurate by as much as +/-40%.</text:span></text:p>
              <text:p text:style-name="P4"><text:span text:style-name="T4"/></text:p>
              <text:p text:style-name="P4"><text:span text:style-name="T4">Comparisons across major design changes (AMD FX vs AMD Ryzen) will be inaccurate by as much as +100% -50% (+double -half). </text:span></text:p>
              <text:p text:style-name="P4"><text:span text:style-name="T4"/></text:p>
              <text:p text:style-name="P4"><text:span text:style-name="T4">GPU is the limiting factor for almost all applications. CPU and RAM predictions should generally be ignored unless the specific weaknesses are known to be relevant.</text:span></text:p>
              <text:p text:style-name="P4"><text:span text:style-name="T4"/></text:p>
              <text:p text:style-name="P4"><text:span text:style-name="T4">CPU/GPU utilization is never an indicator of frame dropping margins. FPSVR measured latencies are generally valid, though some noticeable timing spikes may not be detected.</text:span></text:p>
              <text:p text:style-name="P4"><text:span text:style-name="T4"/></text:p>
              <text:p text:style-name="P4"><text:span text:style-name="T4">Beware some loads are independent of resolution, imposing minimum requirements. CPU/GPU loads will not decrease consistently with resolution.</text:span></text:p>
              <text:p text:style-name="P4"><text:span text:style-name="T4"/></text:p>
              <text:p text:style-name="P4"><text:span text:style-name="T4">Penalty is NOT included in calculations!</text:span></text:p>
            </office:annotation>
            <text:p>Hardware</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4"/>
          <table:table-cell table:style-name="ce2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28"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5" svg:width="82.18pt" svg:height="72.88pt" svg:x="80.99pt" svg:y="994.28pt" draw:caption-point-x="15.56pt" draw:caption-point-y="42.8pt">
              <dc:date>2020-01-05T00:00:00</dc:date>
              <text:p text:style-name="P4"><text:span text:style-name="T4">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5" svg:width="91.08pt" svg:height="72.88pt" svg:x="80.99pt" svg:y="1007.06pt" draw:caption-point-x="15.56pt" draw:caption-point-y="42.8pt">
              <dc:date>2020-01-05T00:00:00</dc:date>
              <text:p text:style-name="P4"><text:span text:style-name="T4">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16" draw:text-style-name="P5" svg:width="82.18pt" svg:height="140.06pt" svg:x="80.99pt" svg:y="1045.47pt" draw:caption-point-x="15.56pt" draw:caption-point-y="42.8pt">
              <dc:date>2020-01-05T00:00:00</dc:date>
              <text:p text:style-name="P4"><text:span text:style-name="T4">Logical Cores</text:span></text:p>
              <text:p text:style-name="P4"><text:span text:style-name="T4"/></text:p>
              <text:p text:style-name="P4"><text:span text:style-name="T4">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5" svg:width="82.18pt" svg:height="72.88pt" svg:x="80.99pt" svg:y="1058.26pt" draw:caption-point-x="15.56pt" draw:caption-point-y="42.8pt">
              <dc:date>2020-01-05T00:00:00</dc:date>
              <text:p text:style-name="P4"><text:span text:style-name="T4">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5" svg:width="82.18pt" svg:height="61.68pt" svg:x="80.99pt" svg:y="1071.07pt" draw:caption-point-x="15.56pt" draw:caption-point-y="42.8pt">
              <dc:date>2020-01-05T00:00:00</dc:date>
              <text:p text:style-name="P4"><text:span text:style-name="T4">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3" draw:text-style-name="P5" svg:width="82.18pt" svg:height="184.85pt" svg:x="80.99pt" svg:y="1083.86pt" draw:caption-point-x="15.56pt" draw:caption-point-y="42.8pt">
              <dc:date>2020-01-05T00:00:00</dc:date>
              <text:p text:style-name="P4"><text:span text:style-name="T4">May be inaccurate and unfair.</text:span></text:p>
              <text:p text:style-name="P4"><text:span text:style-name="T4"/></text:p>
              <text:p text:style-name="P4"><text:span text:style-name="T4">Until proven otherwise.</text:span></text:p>
              <text:p text:style-name="P4"><text:span text:style-name="T4"/></text:p>
              <text:p text:style-name="P4"><text:span text:style-name="T4">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5" svg:width="180.17pt" svg:height="151.26pt" svg:x="209pt" svg:y="1122.26pt" draw:caption-point-x="375.39pt" draw:caption-point-y="42.8pt">
              <dc:date>2020-01-05T00:00:00</dc:date>
              <text:p text:style-name="P4"><text:span text:style-name="T4">Beware, cards with adequate air or water cooling cooling and power target settings are able to maintain boost clock continuously with typical applications.</text:span></text:p>
              <text:p text:style-name="P4"><text:span text:style-name="T4"/></text:p>
              <text:p text:style-name="P4"><text:span text:style-name="T4">Many, if not most, cards are not capable of this.</text:span></text:p>
              <text:p text:style-name="P4"><text:span text:style-name="T4"/></text:p>
              <text:p text:style-name="P4"><text:span text:style-name="T4">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5" svg:width="82.18pt" svg:height="51pt" svg:x="80.99pt" svg:y="1250.28pt" draw:caption-point-x="15.56pt" draw:caption-point-y="42.8pt">
              <dc:date>2020-01-05T00:00:00</dc:date>
              <text:p text:style-name="P4"><text:span text:style-name="T4">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5" svg:width="82.18pt" svg:height="51pt" svg:x="80.99pt" svg:y="1288.66pt" draw:caption-point-x="15.56pt" draw:caption-point-y="42.8pt">
              <dc:date>2020-01-05T00:00:00</dc:date>
              <text:p text:style-name="P4"><text:span text:style-name="T4">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17.86145891891" calcext:value-type="float">
            <text:p>3218</text:p>
          </table:table-cell>
          <table:table-cell table:style-name="ce72" table:formula="of:=[.E114]/[.$C$74]" office:value-type="float" office:value="1.48975067542542" calcext:value-type="float">
            <text:p>1.490</text:p>
          </table:table-cell>
          <table:table-cell table:style-name="ce72" table:formula="of:=[.F114]*[.$C$77]"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11.51143607812" calcext:value-type="float">
            <text:p>3212</text:p>
          </table:table-cell>
          <table:table-cell table:style-name="ce72" table:formula="of:=[.E115]/[.$C$74]" office:value-type="float" office:value="1.48681085003617" calcext:value-type="float">
            <text:p>1.487</text:p>
          </table:table-cell>
          <table:table-cell table:style-name="ce72" table:formula="of:=[.F115]*[.$C$77]"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179.87015767424" calcext:value-type="float">
            <text:p>3180</text:p>
          </table:table-cell>
          <table:table-cell table:style-name="ce72" table:formula="of:=[.E116]/[.$C$74]" office:value-type="float" office:value="1.47216211003437" calcext:value-type="float">
            <text:p>1.472</text:p>
          </table:table-cell>
          <table:table-cell table:style-name="ce72" table:formula="of:=[.F116]*[.$C$77]"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44.16233287303" calcext:value-type="float">
            <text:p>2844</text:p>
          </table:table-cell>
          <table:table-cell table:style-name="ce72" table:formula="of:=[.E117]/[.$C$74]" office:value-type="float" office:value="1.31674182077455" calcext:value-type="float">
            <text:p>1.317</text:p>
          </table:table-cell>
          <table:table-cell table:style-name="ce72" table:formula="of:=[.F117]*[.$C$77]"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776.47744453291" calcext:value-type="float">
            <text:p>2776</text:p>
          </table:table-cell>
          <table:table-cell table:style-name="ce72" table:formula="of:=[.E118]/[.$C$74]" office:value-type="float" office:value="1.28540622432079" calcext:value-type="float">
            <text:p>1.285</text:p>
          </table:table-cell>
          <table:table-cell table:style-name="ce72" table:formula="of:=[.F118]*[.$C$77]"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07.49458519878" calcext:value-type="float">
            <text:p>3007</text:p>
          </table:table-cell>
          <table:table-cell table:style-name="ce72" table:formula="of:=[.E119]/[.$C$74]" office:value-type="float" office:value="1.3923586042587" calcext:value-type="float">
            <text:p>1.392</text:p>
          </table:table-cell>
          <table:table-cell table:style-name="ce72" table:formula="of:=[.F119]*[.$C$77]"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977.86337405023" calcext:value-type="float">
            <text:p>2978</text:p>
          </table:table-cell>
          <table:table-cell table:style-name="ce72" table:formula="of:=[.E120]/[.$C$74]" office:value-type="float" office:value="1.37864045094918" calcext:value-type="float">
            <text:p>1.379</text:p>
          </table:table-cell>
          <table:table-cell table:style-name="ce72" table:formula="of:=[.F120]*[.$C$77]"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693.57876963628" calcext:value-type="float">
            <text:p>2694</text:p>
          </table:table-cell>
          <table:table-cell table:style-name="ce72" table:formula="of:=[.E126]/[.$C$74]" office:value-type="float" office:value="1.24702720816494" calcext:value-type="float">
            <text:p>1.247</text:p>
          </table:table-cell>
          <table:table-cell table:style-name="ce72" table:formula="of:=[.F126]*[.$C$77]"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693.57876963628" calcext:value-type="float">
            <text:p>2694</text:p>
          </table:table-cell>
          <table:table-cell table:style-name="ce72" table:formula="of:=[.E127]/[.$C$74]" office:value-type="float" office:value="1.24702720816494" calcext:value-type="float">
            <text:p>1.247</text:p>
          </table:table-cell>
          <table:table-cell table:style-name="ce72" table:formula="of:=[.F127]*[.$C$77]"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34.08598654435" calcext:value-type="float">
            <text:p>2734</text:p>
          </table:table-cell>
          <table:table-cell table:style-name="ce72" table:formula="of:=[.E128]/[.$C$74]" office:value-type="float" office:value="1.26578054932609" calcext:value-type="float">
            <text:p>1.266</text:p>
          </table:table-cell>
          <table:table-cell table:style-name="ce72" table:formula="of:=[.F128]*[.$C$77]"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876.82868324259" calcext:value-type="float">
            <text:p>2877</text:p>
          </table:table-cell>
          <table:table-cell table:style-name="ce72" table:formula="of:=[.E129]/[.$C$74]" office:value-type="float" office:value="1.33186513113083" calcext:value-type="float">
            <text:p>1.332</text:p>
          </table:table-cell>
          <table:table-cell table:style-name="ce72" table:formula="of:=[.F129]*[.$C$77]"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34.08598654435" calcext:value-type="float">
            <text:p>2734</text:p>
          </table:table-cell>
          <table:table-cell table:style-name="ce72" table:formula="of:=[.E130]/[.$C$74]" office:value-type="float" office:value="1.26578054932609" calcext:value-type="float">
            <text:p>1.266</text:p>
          </table:table-cell>
          <table:table-cell table:style-name="ce72" table:formula="of:=[.F130]*[.$C$77]"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60.89535345605" calcext:value-type="float">
            <text:p>2961</text:p>
          </table:table-cell>
          <table:table-cell table:style-name="ce72" table:formula="of:=[.E131]/[.$C$74]" office:value-type="float" office:value="1.37078488585928" calcext:value-type="float">
            <text:p>1.371</text:p>
          </table:table-cell>
          <table:table-cell table:style-name="ce72" table:formula="of:=[.F131]*[.$C$77]"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53.66482897962" calcext:value-type="float">
            <text:p>2954</text:p>
          </table:table-cell>
          <table:table-cell table:style-name="ce72" table:formula="of:=[.E132]/[.$C$74]" office:value-type="float" office:value="1.3674374208239" calcext:value-type="float">
            <text:p>1.367</text:p>
          </table:table-cell>
          <table:table-cell table:style-name="ce72" table:formula="of:=[.F132]*[.$C$77]"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19.25546225343" calcext:value-type="float">
            <text:p>2919</text:p>
          </table:table-cell>
          <table:table-cell table:style-name="ce72" table:formula="of:=[.E133]/[.$C$74]" office:value-type="float" office:value="1.35150715845066" calcext:value-type="float">
            <text:p>1.352</text:p>
          </table:table-cell>
          <table:table-cell table:style-name="ce72" table:formula="of:=[.F133]*[.$C$77]"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474.8622323742" calcext:value-type="float">
            <text:p>3475</text:p>
          </table:table-cell>
          <table:table-cell table:style-name="ce72" table:formula="of:=[.E134]/[.$C$74]" office:value-type="float" office:value="1.60873251498805" calcext:value-type="float">
            <text:p>1.609</text:p>
          </table:table-cell>
          <table:table-cell table:style-name="ce72" table:formula="of:=[.F134]*[.$C$77]"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287.17740349548" calcext:value-type="float">
            <text:p>3287</text:p>
          </table:table-cell>
          <table:table-cell table:style-name="ce72" table:formula="of:=[.E135]/[.$C$74]" office:value-type="float" office:value="1.52184139050717" calcext:value-type="float">
            <text:p>1.522</text:p>
          </table:table-cell>
          <table:table-cell table:style-name="ce72" table:formula="of:=[.F135]*[.$C$77]"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48.64295433774" calcext:value-type="float">
            <text:p>3149</text:p>
          </table:table-cell>
          <table:table-cell table:style-name="ce72" table:formula="of:=[.E136]/[.$C$74]" office:value-type="float" office:value="1.45770507145266" calcext:value-type="float">
            <text:p>1.458</text:p>
          </table:table-cell>
          <table:table-cell table:style-name="ce72" table:formula="of:=[.F136]*[.$C$77]"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45.38921240455" calcext:value-type="float">
            <text:p>2645</text:p>
          </table:table-cell>
          <table:table-cell table:style-name="ce72" table:formula="of:=[.E137]/[.$C$74]" office:value-type="float" office:value="1.22471722796507" calcext:value-type="float">
            <text:p>1.225</text:p>
          </table:table-cell>
          <table:table-cell table:style-name="ce72" table:formula="of:=[.F137]*[.$C$77]"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06" calcext:value-type="float">
            <text:p>3206</text:p>
          </table:table-cell>
          <table:table-cell table:style-name="ce72" table:formula="of:=[.E140]/[.$C$74]" office:value-type="float" office:value="1.48425925925926" calcext:value-type="float">
            <text:p>1.484</text:p>
          </table:table-cell>
          <table:table-cell table:style-name="ce72" table:formula="of:=[.F140]*[.$C$77]" office:value-type="float" office:value="29.1449148148148" calcext:value-type="float">
            <text:p>29.145</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Ultra</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MLAAx4</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1022"/>
        </table:table-row>
        <table:table-row table:style-name="ro1">
          <table:table-cell office:value-type="string" calcext:value-type="string">
            <text:p>FX Quality</text:p>
          </table:table-cell>
          <table:table-cell office:value-type="string" calcext:value-type="string">
            <text:p>High</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1022"/>
        </table:table-row>
        <table:table-row table:style-name="ro1">
          <table:table-cell office:value-type="string" calcext:value-type="string">
            <text:p>HMD Image Quality</text:p>
          </table:table-cell>
          <table:table-cell table:style-name="ce112"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5" svg:width="82.18pt" svg:height="51pt" svg:x="495.75pt" svg:y="251.86pt" draw:caption-point-x="-17.29pt" draw:caption-point-y="42.8pt">
              <dc:date>2020-02-04T00:00:00</dc:date>
              <text:p text:style-name="P4"><text:span text:style-name="T4">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102" office:value-type="string" calcext:value-type="string">
            <text:p>NVIDIA</text:p>
          </table:table-cell>
          <table:table-cell table:style-name="ce28" table:number-columns-repeated="5"/>
          <table:table-cell table:style-name="ce28"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8" table:number-columns-repeated="1017"/>
        </table:table-row>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PavlovVR" table:style-name="ta1">
        <table:table-column table:style-name="co9" table:default-cell-style-name="Default"/>
        <table:table-column table:style-name="co10" table:default-cell-style-name="Default"/>
        <table:table-column table:style-name="co13"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60" table:content-validation-name="val1" office:value-type="string" calcext:value-type="string">
            <office:annotation draw:style-name="gr4" draw:text-style-name="P5" svg:width="82.18pt" svg:height="51pt" svg:x="601.74pt" svg:y="0pt" draw:caption-point-x="-17.29pt" draw:caption-point-y="13.07pt">
              <dc:date>2019-11-30T00:00:00</dc:date>
              <text:p text:style-name="P4"><text:span text:style-name="T4">Pimax 8kX values are not established.</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5" svg:width="123.96pt" svg:height="61.68pt" svg:x="601.74pt" svg:y="8.67pt" draw:caption-point-x="-17.29pt" draw:caption-point-y="42.8pt">
              <dc:date>2019-11-29T00:00:00</dc:date>
              <text:p text:style-name="P4"><text:span text:style-name="T4">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69" table:content-validation-name="val2" office:value-type="string" calcext:value-type="string">
            <office:annotation draw:style-name="gr25" draw:text-style-name="P5" svg:width="109.19pt" svg:height="47.54pt" svg:x="601.74pt" svg:y="64.01pt" draw:caption-point-x="-17.29pt" draw:caption-point-y="38.66pt">
              <dc:date>2019-11-29T00:00:00</dc:date>
              <text:p text:style-name="P4"><text:span text:style-name="T4">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60" table:content-validation-name="val21" office:value-type="float" office:value="72" calcext:value-type="float">
            <office:annotation draw:style-name="gr24" draw:text-style-name="P5" svg:width="168.46pt" svg:height="117.67pt" svg:x="601.74pt" svg:y="72.68pt" draw:caption-point-x="-17.29pt" draw:caption-point-y="42.8pt">
              <dc:date>2019-12-03T00:00:00</dc:date>
              <text:p text:style-name="P4"><text:span text:style-name="T4">Higher seems to reduce Smart Smoothing artifacts.</text:span></text:p>
              <text:p text:style-name="P4"><text:span text:style-name="T4"/></text:p>
              <text:p text:style-name="P4"><text:span text:style-name="T4">Prefer 64 when object count may be high.</text:span></text:p>
              <text:p text:style-name="P4"><text:span text:style-name="T4"/></text:p>
              <text:p text:style-name="P4"><text:span text:style-name="T4">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69" table:content-validation-name="val22"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69" table:content-validation-name="val5" office:value-type="string" calcext:value-type="string">
            <office:annotation draw:style-name="gr16" draw:text-style-name="P5" svg:width="212.94pt" svg:height="140.06pt" svg:x="601.74pt" svg:y="98.28pt" draw:caption-point-x="-17.29pt" draw:caption-point-y="42.8pt">
              <dc:date>2019-12-03T00:00:00</dc:date>
              <text:p text:style-name="P4"><text:span text:style-name="T4">Prefer ‘conservative’ for instrument lighting. If required, ‘aggressive’ or ‘balanced’ may improve framerate.</text:span></text:p>
              <text:p text:style-name="P4"><text:span text:style-name="T4"/></text:p>
              <text:p text:style-name="P4"><text:span text:style-name="T4">Prefer ‘OFF’ for high-object count situations. Testing shows a direct trade of ~&lt;0.3x GPU frame latency for ~&gt;0.3x CPU frame latency in these cases.</text:span></text:p>
              <text:p text:style-name="P4"><text:span text:style-name="T4"/></text:p>
              <text:p text:style-name="P4"><text:span text:style-name="T4">‘</text:span><text:span text:style-name="T4">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60"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5" svg:width="82.18pt" svg:height="61.68pt" svg:x="1271.25pt" svg:y="111.06pt" draw:caption-point-x="-17.29pt" draw:caption-point-y="42.8pt">
              <dc:date>2019-11-30T00:00:00</dc:date>
              <text:p text:style-name="P4"><text:span text:style-name="T4">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69" table:content-validation-name="val23"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69" table:content-validation-name="val24" office:value-type="string" calcext:value-type="string">
            <office:annotation draw:style-name="gr4" draw:text-style-name="P5" svg:width="82.18pt" svg:height="51pt" svg:x="601.74pt" svg:y="136.66pt" draw:caption-point-x="-17.29pt" draw:caption-point-y="42.8pt">
              <dc:date>2019-11-29T00:00:00</dc:date>
              <text:p text:style-name="P4"><text:span text:style-name="T4">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69"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60" table:content-validation-name="val25" office:value-type="float" office:value="1.25" calcext:value-type="float">
            <office:annotation draw:style-name="gr14" draw:text-style-name="P5" svg:width="135.16pt" svg:height="128.86pt" svg:x="601.74pt" svg:y="162.26pt" draw:caption-point-x="-17.29pt" draw:caption-point-y="42.8pt">
              <dc:date>2019-12-01T00:00:00</dc:date>
              <text:p text:style-name="P4"><text:span text:style-name="T4">Prefer ‘1.25’. Allowing PiTool to provide at least some of the superresolution may improve performance in some cases.</text:span></text:p>
              <text:p text:style-name="P4"><text:span text:style-name="T4"/></text:p>
              <text:p text:style-name="P4"><text:span text:style-name="T4">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38" table:formula="of:=[.C4]*[.C17]*(IF([.C13]=&quot;OFF&quot;;1;1.25))*[.E20]" office:value-type="float" office:value="3240" calcext:value-type="float">
            <office:annotation draw:style-name="gr16" draw:text-style-name="P5" svg:width="102.53pt" svg:height="140.06pt" svg:x="601.74pt" svg:y="200.66pt" draw:caption-point-x="-17.29pt" draw:caption-point-y="42.8pt">
              <dc:date>2019-12-03T00:00:00</dc:date>
              <text:p text:style-name="P4"><text:span text:style-name="T4">Expect SteamVR will automatically adjust to correct value when ‘Parallel Projections’ is toggled.</text:span></text:p>
              <text:p text:style-name="P4"><text:span text:style-name="T4"/></text:p>
              <text:p text:style-name="P4"><text:span text:style-name="T4">High values may cause VRAM exhaustion when overlay applicatons are running, even if not visible.</text:span></text:p>
            </office:annotation>
            <text:p>3240</text:p>
          </table:table-cell>
          <table:table-cell office:value-type="string" calcext:value-type="string">
            <text:p>Add SR</text:p>
          </table:table-cell>
          <table:table-cell table:style-name="ce13" table:content-validation-name="val29" office:value-type="float" office:value="1.2" calcext:value-type="float">
            <office:annotation draw:style-name="gr2" draw:text-style-name="P5" svg:width="82.18pt" svg:height="61.68pt" svg:x="710.05pt" svg:y="200.66pt" draw:caption-point-x="-17.29pt" draw:caption-point-y="42.8pt">
              <dc:date>2019-11-30T00:00:00</dc:date>
              <text:p text:style-name="P4"><text:span text:style-name="T4">Setting this too high will also degrade VR application framerate.</text:span></text:p>
            </office:annotation>
            <text:p>1.20</text:p>
          </table:table-cell>
          <table:table-cell table:number-columns-repeated="59"/>
        </table:table-row>
        <table:table-row table:style-name="ro1">
          <table:table-cell table:style-name="ce125" table:formula="of:=[.C20]/[.O13]/[.C4]"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45" office:value-type="string" calcext:value-type="string">
            <office:annotation draw:style-name="gr4" draw:text-style-name="P5" svg:width="82.18pt" svg:height="51pt" svg:x="655.88pt" svg:y="213.48pt" draw:caption-point-x="-17.29pt" draw:caption-point-y="42.8pt">
              <dc:date>2019-11-29T00:00:00</dc:date>
              <text:p text:style-name="P4"><text:span text:style-name="T4">Equivalent.</text:span></text:p>
            </office:annotation>
            <text:p>v</text:p>
          </table:table-cell>
          <table:table-cell table:style-name="ce94" table:formula="of:=ROUNDDOWN([.C4]*[.C17]*[.E20];0)" office:value-type="float" office:value="3240" calcext:value-type="float">
            <text:p>3240</text:p>
          </table:table-cell>
          <table:table-cell table:style-name="ce45" office:value-type="string" calcext:value-type="string">
            <text:p>Total SR</text:p>
          </table:table-cell>
          <table:table-cell table:style-name="ce125"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26" table:formula="of:=ROUNDUP(([.C20]/[.C53])^2;3)" office:value-type="float" office:value="0.789" calcext:value-type="float">
            <text:p>0.789</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5" office:value-type="string" calcext:value-type="string">
            <text:p>vAngular</text:p>
          </table:table-cell>
          <table:table-cell table:formula="of:=ROUND([.E21]/[.C6];5)" office:value-type="float" office:value="29.45455" calcext:value-type="float">
            <text:p>29.45455</text:p>
          </table:table-cell>
          <table:table-cell table:style-name="ce45" office:value-type="string" calcext:value-type="string">
            <text:p>Load</text:p>
          </table:table-cell>
          <table:table-cell table:style-name="ce126" table:formula="of:=ROUNDUP(([.C20]/[.C53])^2;3)" office:value-type="float" office:value="0.789" calcext:value-type="float">
            <office:annotation draw:style-name="gr19" draw:text-style-name="P5" svg:width="343.3pt" svg:height="116.87pt" svg:x="754.81pt" svg:y="136.69pt" draw:caption-point-x="371.14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789</text:p>
          </table:table-cell>
          <table:table-cell/>
          <table:table-cell table:formula="of:=[.C20]" office:value-type="float" office:value="3240" calcext:value-type="float">
            <text:p>3240</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38" table:formula="of:=[.C4]*[.C17]*(IF([.C13]=&quot;OFF&quot;;1;1.25))*[.E25]" office:value-type="float" office:value="3240" calcext:value-type="float">
            <text:p>3240</text:p>
          </table:table-cell>
          <table:table-cell office:value-type="string" calcext:value-type="string">
            <text:p>Add SR</text:p>
          </table:table-cell>
          <table:table-cell table:style-name="ce13" table:content-validation-name="val29" office:value-type="float" office:value="1.2" calcext:value-type="float">
            <text:p>1.20</text:p>
          </table:table-cell>
          <table:table-cell office:value-type="string" calcext:value-type="string">
            <text:p>Sub SR</text:p>
          </table:table-cell>
          <table:table-cell table:formula="of:=[.C25]/[.O13]/[.C4]" office:value-type="float" office:value="1.5" calcext:value-type="float">
            <text:p>1.5</text:p>
          </table:table-cell>
          <table:table-cell table:style-name="ce16" office:value-type="string" calcext:value-type="string">
            <text:p>Expected</text:p>
          </table:table-cell>
          <table:table-cell table:style-name="ce16" table:formula="of:=[.C17]*[.E25]" office:value-type="float" office:value="1.5" calcext:value-type="float">
            <text:p>1.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Scaling</text:p>
          </table:table-cell>
          <table:table-cell table:style-name="ce39" table:content-validation-name="val11" office:value-type="float" office:value="1" calcext:value-type="float">
            <office:annotation draw:style-name="gr15" draw:text-style-name="P5" svg:width="113.1pt" svg:height="84.08pt" svg:x="601.74pt" svg:y="303.08pt" draw:caption-point-x="-17.29pt" draw:caption-point-y="42.8pt">
              <dc:date>2019-12-01T00:00:00</dc:date>
              <text:p text:style-name="P4"><text:span text:style-name="T4">Prefer ‘1’. Higher values may incur single-thread bottleneck.</text:span></text:p>
              <text:p text:style-name="P4"><text:span text:style-name="T4"/></text:p>
              <text:p text:style-name="P4"><text:span text:style-name="T4">Set higher if expected to compensate for some postprocessing blur.</text:span></text:p>
            </office:annotation>
            <text:p>1.0</text:p>
          </table:table-cell>
          <table:table-cell table:style-name="ce45" office:value-type="string" calcext:value-type="string">
            <office:annotation draw:style-name="gr4" draw:text-style-name="P5" svg:width="82.18pt" svg:height="51pt" svg:x="655.88pt" svg:y="303.08pt" draw:caption-point-x="-17.29pt" draw:caption-point-y="42.8pt">
              <dc:date>2019-11-29T00:00:00</dc:date>
              <text:p text:style-name="P4"><text:span text:style-name="T4">Equivalent.</text:span></text:p>
            </office:annotation>
            <text:p>v</text:p>
          </table:table-cell>
          <table:table-cell table:style-name="ce94" table:formula="of:=ROUNDDOWN([.C4]*[.C17]*[.E25]*[.C28];0)" office:value-type="float" office:value="3240" calcext:value-type="float">
            <text:p>3240</text:p>
          </table:table-cell>
          <table:table-cell table:style-name="ce45" office:value-type="string" calcext:value-type="string">
            <text:p>Total SR</text:p>
          </table:table-cell>
          <table:table-cell table:style-name="ce125" table:formula="of:=[.E28]/[.C4]" office:value-type="float" office:value="1.5" calcext:value-type="float">
            <office:annotation draw:style-name="gr20" draw:text-style-name="P5" svg:width="71.63pt" svg:height="30.84pt" svg:x="816.52pt" svg:y="299.51pt" draw:caption-point-x="-15.48pt" draw:caption-point-y="46.37pt">
              <dc:date>2019-11-30T00:00:00</dc:date>
              <text:p text:style-name="P4"><text:span text:style-name="T4">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25" table:formula="of:=[.E28]/[.C4]" office:value-type="float" office:value="1.5" calcext:value-type="float">
            <office:annotation draw:style-name="gr20" draw:text-style-name="P5" svg:width="71.63pt" svg:height="30.84pt" svg:x="112.03pt" svg:y="312.29pt" draw:caption-point-x="-15.48pt" draw:caption-point-y="46.37pt">
              <dc:date>2019-11-30T00:00:00</dc:date>
              <text:p text:style-name="P4"><text:span text:style-name="T4">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760x3240" calcext:value-type="string">
            <office:annotation draw:style-name="gr21" draw:text-style-name="P5" svg:width="507.6pt" svg:height="319.21pt" svg:x="333.64pt" svg:y="187.31pt" draw:caption-point-x="575.72pt" draw:caption-point-y="171.35pt">
              <dc:date>2019-11-29T00:00:00</dc:date>
              <text:p text:style-name="P4"><text:span text:style-name="T4">INACCURATE</text:span></text:p>
              <text:p text:style-name="P4"><text:span text:style-name="T4"/></text:p>
              <text:p text:style-name="P4"><text:span text:style-name="T4">Equivalent display panel resolution for relative comparisons ONLY.</text:span></text:p>
              <text:p text:style-name="P4"><text:span text:style-name="T4"/></text:p>
              <text:p text:style-name="P4"><text:span text:style-name="T4">Margin of error is &gt;+/-20% for vAngular, vFOV, or any derivative. Exaggerated vFOV marketing claims may be taken at face value, aggregated, or rounded.</text:span></text:p>
              <text:p text:style-name="P4"><text:span text:style-name="T4"/></text:p>
              <text:p text:style-name="P4"><text:span text:style-name="T4">Drastic differences in optics quality and pixel usage are also more significant.</text:span></text:p>
              <text:p text:style-name="P4"><text:span text:style-name="T4"/></text:p>
              <text:p text:style-name="P4"><text:span text:style-name="T4">No part of this list is intended as PASS/FAIL criteria.</text:span></text:p>
              <text:p text:style-name="P4"><text:span text:style-name="T4"/></text:p>
              <text:p text:style-name="P4"><text:span text:style-name="T4"/></text:p>
              <text:p text:style-name="P4"><text:span text:style-name="T4">Pimax 8kX Native</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110vFOV (predicted)</text:span><text:span text:style-name="T4"><text:tab/></text:span><text:span text:style-name="T4"><text:tab/></text:span><text:span text:style-name="T4">19.6vAngular</text:span></text:p>
              <text:p text:style-name="P4"><text:span text:style-name="T4">Pimax 5kp Native</text:span><text:span text:style-name="T4"><text:tab/></text:span><text:span text:style-name="T4"><text:tab/></text:span><text:span text:style-name="T4">1440v</text:span><text:span text:style-name="T4"><text:tab/></text:span><text:span text:style-name="T4"><text:tab/></text:span><text:span text:style-name="T4"><text:tab/></text:span><text:span text:style-name="T4"><text:tab/></text:span><text:span text:style-name="T4"><text:tab/></text:span><text:span text:style-name="T4">2560x1440</text:span><text:span text:style-name="T4"><text:tab/></text:span><text:span text:style-name="T4">110vFOV</text:span><text:span text:style-name="T4"><text:tab/></text:span><text:span text:style-name="T4"><text:tab/></text:span><text:span text:style-name="T4"><text:tab/></text:span><text:span text:style-name="T4"><text:tab/></text:span><text:span text:style-name="T4">13.1vAngular</text:span></text:p>
              <text:p text:style-name="P4"><text:span text:style-name="T4"/></text:p>
              <text:p text:style-name="P4"><text:span text:style-name="T4">HP Reverb</text:span><text:span text:style-name="T4"><text:tab/></text:span><text:span text:style-name="T4"><text:tab/></text:span><text:span text:style-name="T4"><text:tab/></text:span><text:span text:style-name="T4">2160v</text:span><text:span text:style-name="T4"><text:tab/></text:span><text:span text:style-name="T4"><text:tab/></text:span><text:span text:style-name="T4"><text:tab/></text:span><text:span text:style-name="T4"><text:tab/></text:span><text:span text:style-name="T4"><text:tab/></text:span><text:span text:style-name="T4">2160x2160</text:span><text:span text:style-name="T4"><text:tab/></text:span><text:span text:style-name="T4">110vFOV</text:span><text:span text:style-name="T4"><text:tab/></text:span><text:span text:style-name="T4"><text:tab/></text:span><text:span text:style-name="T4"><text:tab/></text:span><text:span text:style-name="T4"><text:tab/></text:span><text:span text:style-name="T4">19.6vAngular</text:span></text:p>
              <text:p text:style-name="P4"><text:span text:style-name="T4"/></text:p>
              <text:p text:style-name="P4"><text:span text:style-name="T4">Valve Index</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2880x1600</text:span><text:span text:style-name="T4"><text:tab/></text:span><text:span text:style-name="T4">130vFOV</text:span><text:span text:style-name="T4"><text:tab/></text:span><text:span text:style-name="T4"><text:tab/></text:span><text:span text:style-name="T4"><text:tab/></text:span><text:span text:style-name="T4"><text:tab/></text:span><text:span text:style-name="T4">12.3vAngular</text:span></text:p>
              <text:p text:style-name="P4"><text:span text:style-name="T4"/></text:p>
              <text:p text:style-name="P4"><text:span text:style-name="T4">HTC Vive Pro</text:span><text:span text:style-name="T4"><text:tab/></text:span><text:span text:style-name="T4"><text:tab/></text:span><text:span text:style-name="T4"><text:tab/></text:span><text:span text:style-name="T4">1600v</text:span><text:span text:style-name="T4"><text:tab/></text:span><text:span text:style-name="T4"><text:tab/></text:span><text:span text:style-name="T4"><text:tab/></text:span><text:span text:style-name="T4"><text:tab/></text:span><text:span text:style-name="T4"><text:tab/></text:span><text:span text:style-name="T4">1440x1600</text:span><text:span text:style-name="T4"><text:tab/></text:span><text:span text:style-name="T4">110vFOV</text:span><text:span text:style-name="T4"><text:tab/></text:span><text:span text:style-name="T4"><text:tab/></text:span><text:span text:style-name="T4"><text:tab/></text:span><text:span text:style-name="T4"><text:tab/></text:span><text:span text:style-name="T4">14.54vAngular</text:span></text:p>
              <text:p text:style-name="P4"><text:span text:style-name="T4">HTC Vive</text:span><text:span text:style-name="T4"><text:tab/></text:span><text:span text:style-name="T4"><text:tab/></text:span><text:span text:style-name="T4"><text:tab/></text:span><text:span text:style-name="T4">1200v</text:span><text:span text:style-name="T4"><text:tab/></text:span><text:span text:style-name="T4"><text:tab/></text:span><text:span text:style-name="T4"><text:tab/></text:span><text:span text:style-name="T4"><text:tab/></text:span><text:span text:style-name="T4"><text:tab/></text:span><text:span text:style-name="T4">1080x1200</text:span><text:span text:style-name="T4"><text:tab/></text:span><text:span text:style-name="T4">110vFOV</text:span><text:span text:style-name="T4"><text:tab/></text:span><text:span text:style-name="T4"><text:tab/></text:span><text:span text:style-name="T4"><text:tab/></text:span><text:span text:style-name="T4"><text:tab/></text:span><text:span text:style-name="T4">10.9vAngular</text:span></text:p>
              <text:p text:style-name="P4"><text:span text:style-name="T4"/></text:p>
              <text:p text:style-name="P4"><text:span text:style-name="T4"/></text:p>
              <text:p text:style-name="P4"><text:span text:style-name="T4">4k Monitor 65in</text:span><text:span text:style-name="T4"><text:tab/></text:span><text:span text:style-name="T4"><text:tab/></text:span><text:span text:style-name="T4">2160v, 4k UHD</text:span><text:span text:style-name="T4"><text:tab/></text:span><text:span text:style-name="T4"><text:tab/></text:span><text:span text:style-name="T4"><text:tab/></text:span><text:span text:style-name="T4">3840x2160</text:span><text:span text:style-name="T4"><text:tab/></text:span><text:span text:style-name="T4">~70vFOV (at 42in)</text:span><text:span text:style-name="T4"><text:tab/></text:span><text:span text:style-name="T4"><text:tab/></text:span><text:span text:style-name="T4">~30vAngular</text:span></text:p>
              <text:p text:style-name="P4"><text:span text:style-name="T4">1080p Monitor 22in</text:span><text:span text:style-name="T4"><text:tab/></text:span><text:span text:style-name="T4">1080v, Full HD</text:span><text:span text:style-name="T4"><text:tab/></text:span><text:span text:style-name="T4"><text:tab/></text:span><text:span text:style-name="T4"><text:tab/></text:span><text:span text:style-name="T4">1920x1080</text:span><text:span text:style-name="T4"><text:tab/></text:span><text:span text:style-name="T4">~30vFOV (at 42in)</text:span><text:span text:style-name="T4"><text:tab/></text:span><text:span text:style-name="T4"><text:tab/></text:span><text:span text:style-name="T4">~35vAngular</text:span></text:p>
              <text:p text:style-name="P4"><text:span text:style-name="T4"/></text:p>
              <text:p text:style-name="P4"><text:span text:style-name="T4">Human Vision (~20/20, ~1arcminute, ~1/60deg, ~60’px’/deg)</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60vAngular</text:span></text:p>
              <text:p text:style-name="P4"><text:span text:style-name="T4">Human Vision (readable text)</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lt;10vAngular</text:span></text:p>
            </office:annotation>
            <text:p>5760x3240</text:p>
          </table:table-cell>
          <table:table-cell table:style-name="ce45" office:value-type="string" calcext:value-type="string">
            <text:p>vAngular</text:p>
          </table:table-cell>
          <table:table-cell table:formula="of:=ROUND([.E28]/[.C6];5)" office:value-type="float" office:value="29.45455" calcext:value-type="float">
            <office:annotation draw:style-name="gr11" draw:text-style-name="P5" svg:width="216.54pt" svg:height="162.45pt" svg:x="784.18pt" svg:y="180.54pt" draw:caption-point-x="233.49pt" draw:caption-point-y="178.13pt">
              <dc:date>2019-11-30T00:00:00</dc:date>
              <text:p text:style-name="P4"><text:span text:style-name="T4">Values &gt;1.5x native will NOT be meaningfully better.</text:span></text:p>
              <text:p text:style-name="P4"><text:span text:style-name="T4"/></text:p>
              <text:p text:style-name="P4"><text:span text:style-name="T4">Margin of error &gt;+/-20%.</text:span></text:p>
              <text:p text:style-name="P4"><text:span text:style-name="T4"/></text:p>
              <text:p text:style-name="P4"><text:span text:style-name="T4">Highly nonlinear due to human vision thresholds and sampling error.</text:span></text:p>
              <text:p text:style-name="P4"><text:span text:style-name="T4"/></text:p>
              <text:p text:style-name="P4"><text:span text:style-name="T4">Optical artifacts may degrade useful resolution further.</text:span></text:p>
              <text:p text:style-name="P4"><text:span text:style-name="T4"/></text:p>
              <text:p text:style-name="P4"><text:span text:style-name="T4">Do NOT consider as PASS/FAIL except when evaluating super-resolution settings for the same hardware and software.</text:span></text:p>
            </office:annotation>
            <text:p>29.45455</text:p>
          </table:table-cell>
          <table:table-cell table:style-name="ce45" office:value-type="string" calcext:value-type="string">
            <text:p>Load</text:p>
          </table:table-cell>
          <table:table-cell table:style-name="ce126" table:formula="of:=ROUNDUP(((([.C25]*[.C28])/([.C57]*[.C60]))^2)*([.C10]/[.C43]);3)" office:value-type="float" office:value="0.789" calcext:value-type="float">
            <office:annotation draw:style-name="gr19" draw:text-style-name="P5" svg:width="343.3pt" svg:height="116.87pt" svg:x="754.81pt" svg:y="226.29pt" draw:caption-point-x="371.14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789</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27" table:formula="of:=ROUNDUP(((([.C25]*[.C28])/([.C57]*[.C60]))^2)*([.C10]/[.C43]);3)" office:value-type="float" office:value="0.789" calcext:value-type="float">
            <office:annotation draw:style-name="gr19" draw:text-style-name="P5" svg:width="343.3pt" svg:height="116.87pt" svg:x="32.85pt" svg:y="239.1pt" draw:caption-point-x="63.69pt" draw:caption-point-y="132.38pt">
              <dc:date>2019-11-30T00:00:00</dc:date>
              <text:p text:style-name="P4"><text:span text:style-name="T4">PASS/FAIL</text:span></text:p>
              <text:p text:style-name="P4"><text:span text:style-name="T4"/></text:p>
              <text:p text:style-name="P4"><text:span text:style-name="T4">&gt;1 FAIL</text:span></text:p>
              <text:p text:style-name="P4"><text:span text:style-name="T4">Detects rendered pixels exceeding previous test.</text:span></text:p>
              <text:p text:style-name="P4"><text:span text:style-name="T4"/></text:p>
              <text:p text:style-name="P4"><text:span text:style-name="T4">Test highest performant resolution and document under inputs to ‘Limits’ section of spreadsheet.</text:span></text:p>
              <text:p text:style-name="P4"><text:span text:style-name="T4"/></text:p>
              <text:p text:style-name="P4"><text:span text:style-name="T4">May be an overestimate if horizontal pixels rendered or inefficiency is less.</text:span></text:p>
            </office:annotation>
            <text:p>0.789</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26" draw:text-style-name="P5" svg:width="229.27pt" svg:height="174.19pt" svg:x="113.84pt" svg:y="379.87pt" draw:caption-point-x="-17.29pt" draw:caption-point-y="42.8pt">
              <dc:date>2019-12-04T00:00:00</dc:date>
              <text:p text:style-name="P4"><text:span text:style-name="T4">THOUROUGHLY TESTED</text:span></text:p>
              <text:p text:style-name="P4"><text:span text:style-name="T4"/></text:p>
              <text:p text:style-name="P4"><text:span text:style-name="T4">Maximum usable values supporting high-resolution rendering and textures with best available hardware.</text:span></text:p>
              <text:p text:style-name="P4"><text:span text:style-name="T4"/></text:p>
              <text:p text:style-name="P4"><text:span text:style-name="T4">CPU i9-9900KF @ 5.1GHz .</text:span></text:p>
              <text:p text:style-name="P4"><text:span text:style-name="T4"/></text:p>
              <text:p text:style-name="P4"><text:span text:style-name="T4">GPU GeForce RTX 2080 Ti Ftw3 Ultra - 11GB @ 2085MHz/8000MHz 124% with Precision X1 .</text:span></text:p>
              <text:p text:style-name="P4"><text:span text:style-name="T4"/></text:p>
              <text:p text:style-name="P4"><text:span text:style-name="T4">RAM – 64GB @ DDR4-3400 .</text:span></text:p>
            </office:annotation>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5kp</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129"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30" table:content-validation-name="val21" office:value-type="float" office:value="72" calcext:value-type="float">
            <office:annotation draw:style-name="gr13" draw:text-style-name="P5" svg:width="133.09pt" svg:height="72.88pt" svg:x="601.74pt" svg:y="495.07pt" draw:caption-point-x="-17.29pt" draw:caption-point-y="42.8pt">
              <dc:date>2019-12-03T00:00:00</dc:date>
              <text:p text:style-name="P4"><text:span text:style-name="T4">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29" table:content-validation-name="val22"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129" table:content-validation-name="val26" office:value-type="string" calcext:value-type="string">
            <office:annotation draw:style-name="gr27" draw:text-style-name="P5" svg:width="179.94pt" svg:height="69.99pt" svg:x="601.74pt" svg:y="520.67pt" draw:caption-point-x="-17.29pt" draw:caption-point-y="42.8pt">
              <dc:date>2019-12-03T00:00:00</dc:date>
              <text:p text:style-name="P4"><text:span text:style-name="T4">One of multiple tested configurations.</text:span></text:p>
              <text:p text:style-name="P4"><text:span text:style-name="T4">*) =‘OFF’, +‘Shaders Mod’</text:span></text:p>
              <text:p text:style-name="P4"><text:span text:style-name="T4">*)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129"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29" table:content-validation-name="val23"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29" table:content-validation-name="val24"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129"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33" table:content-validation-name="val27" office:value-type="float" office:value="1.75" calcext:value-type="float">
            <text:p>1.75</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11" office:value-type="float" office:value="3649" calcext:value-type="float">
            <office:annotation draw:style-name="gr13" draw:text-style-name="P5" svg:width="82.18pt" svg:height="72.88pt" svg:x="601.74pt" svg:y="623.06pt" draw:caption-point-x="-17.29pt" draw:caption-point-y="42.8pt">
              <dc:date>2019-12-25T00:00:00</dc:date>
              <text:p text:style-name="P4"><text:span text:style-name="T4">Presumed. Irrelevant, as OVRDrop panels are not generally used with PavlovVR.</text:span></text:p>
            </office:annotation>
            <text:p>3649</text:p>
          </table:table-cell>
          <table:table-cell office:value-type="string" calcext:value-type="string">
            <text:p>Add SR</text:p>
          </table:table-cell>
          <table:table-cell table:formula="of:=[.C53]/([.C37]*[.C50]*[.O46])" office:value-type="float" office:value="1.44801587301587" calcext:value-type="float">
            <text:p>1.44801587301587</text:p>
          </table:table-cell>
          <table:table-cell table:number-columns-repeated="59"/>
        </table:table-row>
        <table:table-row table:style-name="ro1">
          <table:table-cell/>
          <table:table-cell table:style-name="ce44"/>
          <table:table-cell table:style-name="ce12"/>
          <table:table-cell office:value-type="string" calcext:value-type="string">
            <office:annotation draw:style-name="gr4" draw:text-style-name="P5" svg:width="82.18pt" svg:height="51pt" svg:x="655.88pt" svg:y="635.87pt" draw:caption-point-x="-17.29pt" draw:caption-point-y="42.8pt">
              <dc:date>2019-11-29T00:00:00</dc:date>
              <text:p text:style-name="P4"><text:span text:style-name="T4">Equivalent.</text:span></text:p>
            </office:annotation>
            <text:p>v</text:p>
          </table:table-cell>
          <table:table-cell table:style-name="ce94" table:formula="of:=ROUNDDOWN([.C37]*[.C50]*[.E53];0)" office:value-type="float" office:value="3649" calcext:value-type="float">
            <text:p>3649</text:p>
          </table:table-cell>
          <table:table-cell table:style-name="ce45" office:value-type="string" calcext:value-type="string">
            <text:p>Total SR</text:p>
          </table:table-cell>
          <table:table-cell table:formula="of:=[.C53]/[.O46]/[.C37]" office:value-type="float" office:value="2.53402777777778" calcext:value-type="float">
            <text:p>2.53402777777778</text:p>
          </table:table-cell>
          <table:table-cell table:number-columns-repeated="57"/>
        </table:table-row>
        <table:table-row table:style-name="ro1" table:number-rows-repeated="2">
          <table:table-cell/>
          <table:table-cell table:style-name="ce44"/>
          <table:table-cell table:style-name="ce12"/>
          <table:table-cell table:number-columns-repeated="2"/>
          <table:table-cell table:style-name="ce45"/>
          <table:table-cell table:number-columns-repeated="58"/>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7]/([.C37]*[.C50]*[.O46])" office:value-type="float" office:value="1.44801587301587" calcext:value-type="float">
            <text:p>1.44801587301587</text:p>
          </table:table-cell>
          <table:table-cell office:value-type="string" calcext:value-type="string">
            <text:p>Sub SR</text:p>
          </table:table-cell>
          <table:table-cell table:formula="of:=[.C57]/[.O46]/[.C37]"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45" office:value-type="string" calcext:value-type="string">
            <text:p>Scaling</text:p>
          </table:table-cell>
          <table:table-cell table:style-name="ce48" table:content-validation-name="val28" office:value-type="float" office:value="1" calcext:value-type="float">
            <office:annotation draw:style-name="gr4" draw:text-style-name="P5" svg:width="82.18pt" svg:height="51pt" svg:x="601.74pt" svg:y="712.66pt" draw:caption-point-x="-17.29pt" draw:caption-point-y="42.8pt">
              <dc:date>2019-12-25T00:00:00</dc:date>
              <text:p text:style-name="P4"><text:span text:style-name="T4">Presumed.</text:span></text:p>
            </office:annotation>
            <text:p>1.0</text:p>
          </table:table-cell>
          <table:table-cell office:value-type="string" calcext:value-type="string">
            <office:annotation draw:style-name="gr4" draw:text-style-name="P5" svg:width="82.18pt" svg:height="51pt" svg:x="655.88pt" svg:y="712.66pt" draw:caption-point-x="-17.29pt" draw:caption-point-y="42.8pt">
              <dc:date>2019-11-29T00:00:00</dc:date>
              <text:p text:style-name="P4"><text:span text:style-name="T4">Equivalent.</text:span></text:p>
            </office:annotation>
            <text:p>v</text:p>
          </table:table-cell>
          <table:table-cell table:formula="of:=ROUNDDOWN([.C37]*[.C50]*[.E57]*[.C60];0)" office:value-type="float" office:value="3649" calcext:value-type="float">
            <text:p>3649</text:p>
          </table:table-cell>
          <table:table-cell table:style-name="ce45" office:value-type="string" calcext:value-type="string">
            <text:p>Total SR</text:p>
          </table:table-cell>
          <table:table-cell table:formula="of:=[.E60]/[.C37]" office:value-type="float" office:value="2.53402777777778" calcext:value-type="float">
            <text:p>2.53402777777778</text:p>
          </table:table-cell>
          <table:table-cell table:number-columns-repeated="4"/>
          <table:table-cell table:style-name="ce45"/>
          <table:table-cell table:number-columns-repeated="52"/>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28" table:formula="of:=CONCATENATE(ROUNDDOWN([.G60]*[.C36];0);&quot;x&quot;;ROUNDDOWN([.G60]*[.C37];0))" office:value-type="string" office:string-value="6487x3649" calcext:value-type="string">
            <text:p>6487x3649</text:p>
          </table:table-cell>
          <table:table-cell table:style-name="ce45" office:value-type="string" calcext:value-type="string">
            <text:p>vAngular</text:p>
          </table:table-cell>
          <table:table-cell table:formula="of:=[.E60]/[.C39]"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28" draw:text-style-name="P5" svg:width="359.35pt" svg:height="265.24pt" svg:x="113.84pt" svg:y="763.88pt" draw:caption-point-x="-17.29pt" draw:caption-point-y="42.8pt">
              <dc:date>2020-01-05T00:00:00</dc:date>
              <text:p text:style-name="P4"><text:span text:style-name="T4">INACCURATE</text:span></text:p>
              <text:p text:style-name="P4"><text:span text:style-name="T4"/></text:p>
              <text:p text:style-name="P4"><text:span text:style-name="T4">Do NOT interpret linearly.</text:span></text:p>
              <text:p text:style-name="P4"><text:span text:style-name="T4"/></text:p>
              <text:p text:style-name="P4"><text:span text:style-name="T4">-</text:span></text:p>
              <text:p text:style-name="P4"><text:span text:style-name="T4"/></text:p>
              <text:p text:style-name="P4"><text:span text:style-name="T4">Comparisons across vendors (NVIDIA, AMD, Intel), will be inaccurate by as much as +/-40%.</text:span></text:p>
              <text:p text:style-name="P4"><text:span text:style-name="T4"/></text:p>
              <text:p text:style-name="P4"><text:span text:style-name="T4">Comparisons across major design changes (AMD FX vs AMD Ryzen) will be inaccurate by as much as +100% -50% (+double -half). </text:span></text:p>
              <text:p text:style-name="P4"><text:span text:style-name="T4"/></text:p>
              <text:p text:style-name="P4"><text:span text:style-name="T4">GPU is the limiting factor for almost all applications. CPU and RAM predictions should generally be ignored unless the specific weaknesses are known to be relevant.</text:span></text:p>
              <text:p text:style-name="P4"><text:span text:style-name="T4"/></text:p>
              <text:p text:style-name="P4"><text:span text:style-name="T4">CPU/GPU utilization is never an indicator of frame dropping margins. FPSVR measured latencies are generally valid, though some noticeable timing spikes may not be detected.</text:span></text:p>
              <text:p text:style-name="P4"><text:span text:style-name="T4"/></text:p>
              <text:p text:style-name="P4"><text:span text:style-name="T4">Beware some loads are independent of resolution, imposing minimum requirements. CPU/GPU loads will not decrease consistently with resolution.</text:span></text:p>
            </office:annotation>
            <text:p>Hardware</text:p>
          </table:table-cell>
          <table:table-cell table:style-name="ce25" table:number-columns-repeated="6"/>
          <table:table-cell table:number-columns-repeated="57"/>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5]=&quot;Pimax 8kX&quot;;3840;IF([.C65]=&quot;Pimax 5kp&quot;;2560;IF([.C65]=&quot;HP Reverb&quot;;2160;IF([.C65]=&quot;Valve Index&quot;;2880;IF([.C65]=&quot;HTC Vive Pro&quot;;1440;IF([.C6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5]=&quot;Pimax 8kX&quot;;2160;IF([.C65]=&quot;Pimax 5kp&quot;;1440;IF([.C65]=&quot;HP Reverb&quot;;2160;IF([.C65]=&quot;Valve Index&quot;;1600;IF([.C65]=&quot;HTC Vive Pro&quot;;1600;IF([.C6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5]=&quot;Pimax 8kX&quot;;170;IF([.C65]=&quot;Pimax 5kp&quot;;170;IF([.C65]=&quot;HP Reverb&quot;;110;IF([.C65]=&quot;Valve Index&quot;;130;IF([.C65]=&quot;HTC Vive Pro&quot;;110;IF([.C6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5]=&quot;Pimax 8kX&quot;;110;IF([.C65]=&quot;Pimax 5kp&quot;;110;IF([.C65]=&quot;HP Reverb&quot;;110;IF([.C65]=&quot;Valve Index&quot;;130;IF([.C65]=&quot;HTC Vive Pro&quot;;110;IF([.C6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5]=&quot;Pimax 8kX&quot;;ROUND([.C67]/[.C69];3);IF([.C65]=&quot;Pimax 5kp&quot;;ROUND([.C67]/[.C69];3);IF([.C65]=&quot;HP Reverb&quot;;ROUND([.C67]/[.C69];3);IF([.C65]=&quot;Valve Index&quot;;ROUND([.C67]/[.C69];3);IF([.C65]=&quot;HTC Vive Pro&quot;;ROUND([.C67]/[.C69];3);IF([.C65]=&quot;HTC Vive&quot;;ROUND([.C67]/[.C69];3)))))))" office:value-type="float" office:value="19.636" calcext:value-type="float">
            <text:p>19.636</text:p>
          </table:table-cell>
          <table:table-cell table:number-columns-repeated="61"/>
        </table:table-row>
        <table:table-row table:style-name="ro1" table:number-rows-repeated="2">
          <table:table-cell table:style-name="ce28"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3]=&quot;i9-9900KF_SL_at_5.1GHz&quot;;&quot;Intel&quot;;IF([.C73]=&quot;i9-9900KS_SL_at_5.2GHz&quot;;&quot;Intel&quot;;IF([.C73]=&quot;i9-9900KF&quot;;&quot;Intel&quot;;IF([.C73]=&quot;i7-8700K&quot;;&quot;Intel&quot;;IF([.C73]=&quot;i7-7700&quot;;&quot;Intel&quot;;IF([.C73]=&quot;Ryzen 5 3600X&quot;;&quot;AMD&quot;;IF([.C73]=&quot;Ryzen 7 2700X&quot;;&quot;AMD&quot;;IF([.C73]=&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5" svg:width="82.18pt" svg:height="72.88pt" svg:x="113.84pt" svg:y="904.68pt" draw:caption-point-x="-17.29pt" draw:caption-point-y="42.8pt">
              <dc:date>2020-01-05T00:00:00</dc:date>
              <text:p text:style-name="P4"><text:span text:style-name="T4">Expected to substantially misestimate real application performance differences.</text:span></text:p>
            </office:annotation>
            <text:p>Passmark MT</text:p>
          </table:table-cell>
          <table:table-cell/>
          <table:table-cell table:formula="of:=IF([.C73]=&quot;i9-9900KF_SL_at_5.1GHz&quot;;20369;IF([.C73]=&quot;i9-9900KS_SL_at_5.2GHz&quot;;21501;IF([.C73]=&quot;i9-9900KF&quot;;20369;IF([.C73]=&quot;i7-8700K&quot;;15933;IF([.C73]=&quot;i7-7700&quot;;10686;IF([.C73]=&quot;Ryzen 5 3600X&quot;;20520;IF([.C73]=&quot;Ryzen 7 2700X&quot;;16939;IF([.C73]=&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5" svg:width="91.08pt" svg:height="72.88pt" svg:x="113.84pt" svg:y="917.46pt" draw:caption-point-x="-17.29pt" draw:caption-point-y="42.8pt">
              <dc:date>2020-01-05T00:00:00</dc:date>
              <text:p text:style-name="P4"><text:span text:style-name="T4">Expected to substantially misestimate real application performance differences.</text:span></text:p>
            </office:annotation>
            <text:p>Passmark ST</text:p>
          </table:table-cell>
          <table:table-cell/>
          <table:table-cell table:formula="of:=IF([.C73]=&quot;i9-9900KF_SL_at_5.1GHz&quot;;2906;IF([.C73]=&quot;i9-9900KS_SL_at_5.2GHz&quot;;3011;IF([.C73]=&quot;i9-9900KF&quot;;2906;IF([.C73]=&quot;i7-8700K&quot;;2697;IF([.C73]=&quot;i7-7700&quot;;2342;IF([.C73]=&quot;Ryzen 5 3600X&quot;;2916;IF([.C73]=&quot;Ryzen 7 2700X&quot;;2183;IF([.C73]=&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6]*([.C81]/[.C80])"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7]*[.C82]" office:value-type="float" office:value="2964.12" calcext:value-type="float">
            <text:p>2964</text:p>
          </table:table-cell>
          <table:table-cell table:number-columns-repeated="61"/>
        </table:table-row>
        <table:table-row table:style-name="ro1">
          <table:table-cell office:value-type="string" calcext:value-type="string">
            <office:annotation draw:style-name="gr16" draw:text-style-name="P5" svg:width="82.18pt" svg:height="140.06pt" svg:x="113.84pt" svg:y="955.87pt" draw:caption-point-x="-17.29pt" draw:caption-point-y="42.8pt">
              <dc:date>2020-01-05T00:00:00</dc:date>
              <text:p text:style-name="P4"><text:span text:style-name="T4">Logical Cores</text:span></text:p>
              <text:p text:style-name="P4"><text:span text:style-name="T4"/></text:p>
              <text:p text:style-name="P4"><text:span text:style-name="T4">Only especially specific weaknesses applicable to few applications under few processors will justify ignoring hyper-threading features.</text:span></text:p>
            </office:annotation>
            <text:p>Threads</text:p>
          </table:table-cell>
          <table:table-cell/>
          <table:table-cell table:formula="of:=IF([.C73]=&quot;i9-9900KF_SL_at_5.1GHz&quot;;16;IF([.C73]=&quot;i9-9900KS_SL_at_5.2GHz&quot;;16;IF([.C73]=&quot;i9-9900KF&quot;;16;IF([.C73]=&quot;i7-8700K&quot;;12;IF([.C73]=&quot;i7-7700&quot;;8;IF([.C73]=&quot;Ryzen 5 3600X&quot;;12;IF([.C73]=&quot;Ryzen 7 2700X&quot;;16;IF([.C73]=&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5" svg:width="82.18pt" svg:height="72.88pt" svg:x="113.84pt" svg:y="968.66pt" draw:caption-point-x="-17.29pt" draw:caption-point-y="42.8pt">
              <dc:date>2020-01-05T00:00:00</dc:date>
              <text:p text:style-name="P4"><text:span text:style-name="T4">Maximum single-core frequency is used, due to core-count being more relevant to multi-threading.</text:span></text:p>
            </office:annotation>
            <text:p>Stock (MHz)</text:p>
          </table:table-cell>
          <table:table-cell/>
          <table:table-cell table:formula="of:=IF([.C73]=&quot;i9-9900KF_SL_at_5.1GHz&quot;;5000;IF([.C73]=&quot;i9-9900KS_SL_at_5.2GHz&quot;;5000;IF([.C73]=&quot;i9-9900KF&quot;;5000;IF([.C73]=&quot;i7-8700K&quot;;4700;IF([.C73]=&quot;i7-7700&quot;;4200;IF([.C73]=&quot;Ryzen 5 3600X&quot;;4400;IF([.C73]=&quot;Ryzen 7 2700X&quot;;4300;IF([.C73]=&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5" svg:width="82.18pt" svg:height="61.68pt" svg:x="113.84pt" svg:y="981.47pt" draw:caption-point-x="-17.29pt" draw:caption-point-y="42.8pt">
              <dc:date>2020-01-05T00:00:00</dc:date>
              <text:p text:style-name="P4"><text:span text:style-name="T4">In practice, CPU overclocking may provide slightly nonlinear improvements.</text:span></text:p>
            </office:annotation>
            <text:p>OverClock (MHz)</text:p>
          </table:table-cell>
          <table:table-cell/>
          <table:table-cell table:formula="of:=IF([.C73]=&quot;i9-9900KF_SL_at_5.1GHz&quot;;5100;IF([.C73]=&quot;i9-9900KS_SL_at_5.2GHz&quot;;5200;IF([.C73]=&quot;i9-9900KF&quot;;5000;IF([.C73]=&quot;i7-8700K&quot;;4700;IF([.C73]=&quot;i7-7700&quot;;4200;IF([.C73]=&quot;Ryzen 5 3600X&quot;;4400;IF([.C73]=&quot;Ryzen 7 2700X&quot;;4300;IF([.C73]=&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23" draw:text-style-name="P5" svg:width="82.18pt" svg:height="184.85pt" svg:x="113.84pt" svg:y="994.28pt" draw:caption-point-x="-17.29pt" draw:caption-point-y="42.8pt">
              <dc:date>2020-01-05T00:00:00</dc:date>
              <text:p text:style-name="P4"><text:span text:style-name="T4">May be inaccurate and unfair.</text:span></text:p>
              <text:p text:style-name="P4"><text:span text:style-name="T4"/></text:p>
              <text:p text:style-name="P4"><text:span text:style-name="T4">Until proven otherwise.</text:span></text:p>
              <text:p text:style-name="P4"><text:span text:style-name="T4"/></text:p>
              <text:p text:style-name="P4"><text:span text:style-name="T4">At least ‘DCS World’ has shown performance losses not consistent with clock, benchmarks, patches, etc.</text:span></text:p>
            </office:annotation>
            <text:p>Penalty</text:p>
          </table:table-cell>
          <table:table-cell/>
          <table:table-cell table:style-name="ce59" table:formula="of:=IF([.C74]=&quot;Intel&quot;;1;IF([.C74]=&quot;AMD&quot;;0.8;IF([.C74]=&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5" svg:width="180.17pt" svg:height="151.26pt" svg:x="601.74pt" svg:y="1032.66pt" draw:caption-point-x="-17.29pt" draw:caption-point-y="42.8pt">
              <dc:date>2020-01-05T00:00:00</dc:date>
              <text:p text:style-name="P4"><text:span text:style-name="T4">Beware, cards with adequate air or water cooling cooling and power target settings are able to maintain boost clock continuously with typical applications.</text:span></text:p>
              <text:p text:style-name="P4"><text:span text:style-name="T4"/></text:p>
              <text:p text:style-name="P4"><text:span text:style-name="T4">Many, if not most, cards are not capable of this.</text:span></text:p>
              <text:p text:style-name="P4"><text:span text:style-name="T4"/></text:p>
              <text:p text:style-name="P4"><text:span text:style-name="T4">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5]=&quot;NV_RTX_2080_Ti_at_2115MHz&quot;;&quot;NVIDIA&quot;;IF([.C85]=&quot;NV_TITAN_RTX&quot;;&quot;NVIDIA&quot;;IF([.C85]=&quot;NV_RTX_2080_Super&quot;;&quot;NVIDIA&quot;;IF([.C85]=&quot;NV_RTX_2070_Super&quot;;&quot;NVIDIA&quot;;IF([.C85]=&quot;NV_RTX_2060_Super&quot;;&quot;NVIDIA&quot;;IF([.C85]=&quot;NV_GTX_1080_Ti&quot;;&quot;NVIDIA&quot;;IF([.C85]=&quot;NV_GTX_1080&quot;;&quot;NVIDIA&quot;;IF([.C85]=&quot;AMD_Radeon_VII&quot;;&quot;AMD&quot;;IF([.C85]=&quot;AMD_Radeon_RX_5500_XT&quot;;&quot;AMD&quot;;IF([.C85]=&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5]=&quot;NV_RTX_2080_Ti_at_2115MHz&quot;;4352;IF([.C85]=&quot;NV_TITAN_RTX&quot;;4608;IF([.C85]=&quot;NV_RTX_2080_Super&quot;;3072;IF([.C85]=&quot;NV_RTX_2070_Super&quot;;2560;IF([.C85]=&quot;NV_RTX_2060_Super&quot;;2176;IF([.C85]=&quot;NV_GTX_1080_Ti&quot;;3584;IF([.C85]=&quot;NV_GTX_1080&quot;;2560;IF([.C85]=&quot;AMD_Radeon_VII&quot;;3840;IF([.C85]=&quot;AMD_Radeon_RX_5500_XT&quot;;1408;IF([.C85]=&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5]=&quot;NV_RTX_2080_Ti_at_2115MHz&quot;;272;IF([.C85]=&quot;NV_TITAN_RTX&quot;;288;IF([.C85]=&quot;NV_RTX_2080_Super&quot;;192;IF([.C85]=&quot;NV_RTX_2070_Super&quot;;160;IF([.C85]=&quot;NV_RTX_2060_Super&quot;;136;IF([.C85]=&quot;NV_GTX_1080_Ti&quot;;224;IF([.C85]=&quot;NV_GTX_1080&quot;;160;IF([.C85]=&quot;AMD_Radeon_VII&quot;;240;IF([.C85]=&quot;AMD_Radeon_RX_5500_XT&quot;;88;IF([.C85]=&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5]=&quot;NV_RTX_2080_Ti_at_2115MHz&quot;;88;IF([.C85]=&quot;NV_TITAN_RTX&quot;;96;IF([.C85]=&quot;NV_RTX_2080_Super&quot;;64;IF([.C85]=&quot;NV_RTX_2070_Super&quot;;64;IF([.C85]=&quot;NV_RTX_2060_Super&quot;;64;IF([.C85]=&quot;NV_GTX_1080_Ti&quot;;88;IF([.C85]=&quot;NV_GTX_1080&quot;;64;IF([.C85]=&quot;AMD_Radeon_VII&quot;;64;IF([.C85]=&quot;AMD_Radeon_RX_5500_XT&quot;;32;IF([.C85]=&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5]=&quot;NV_RTX_2080_Ti_at_2115MHz&quot;;616;IF([.C85]=&quot;NV_TITAN_RTX&quot;;672;IF([.C85]=&quot;NV_RTX_2080_Super&quot;;496;IF([.C85]=&quot;NV_RTX_2070_Super&quot;;448;IF([.C85]=&quot;NV_RTX_2060_Super&quot;;448;IF([.C85]=&quot;NV_GTX_1080_Ti&quot;;484;IF([.C85]=&quot;NV_GTX_1080&quot;;352;IF([.C85]=&quot;AMD_Radeon_VII&quot;;1028;IF([.C85]=&quot;AMD_Radeon_RX_5500_XT&quot;;224;IF([.C85]=&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5]=&quot;NV_RTX_2080_Ti_at_2115MHz&quot;;11;IF([.C85]=&quot;NV_TITAN_RTX&quot;;24;IF([.C85]=&quot;NV_RTX_2080_Super&quot;;8;IF([.C85]=&quot;NV_RTX_2070_Super&quot;;8;IF([.C85]=&quot;NV_RTX_2060_Super&quot;;8;IF([.C85]=&quot;NV_GTX_1080_Ti&quot;;11;IF([.C85]=&quot;NV_GTX_1080&quot;;8;IF([.C85]=&quot;AMD_Radeon_VII&quot;;16;IF([.C85]=&quot;AMD_Radeon_RX_5500_XT&quot;;8;IF([.C85]=&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5]=&quot;NV_RTX_2080_Ti_at_2115MHz&quot;;136;IF([.C85]=&quot;NV_TITAN_RTX&quot;;170;IF([.C85]=&quot;NV_RTX_2080_Super&quot;;116;IF([.C85]=&quot;NV_RTX_2070_Super&quot;;113;IF([.C85]=&quot;NV_RTX_2060_Super&quot;;106;IF([.C85]=&quot;NV_GTX_1080_Ti&quot;;139;IF([.C85]=&quot;NV_GTX_1080&quot;;111;IF([.C85]=&quot;AMD_Radeon_VII&quot;;112;IF([.C85]=&quot;AMD_Radeon_RX_5500_XT&quot;;59;IF([.C85]=&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5]=&quot;NV_RTX_2080_Ti_at_2115MHz&quot;;410;IF([.C85]=&quot;NV_TITAN_RTX&quot;;510;IF([.C85]=&quot;NV_RTX_2080_Super&quot;;348;IF([.C85]=&quot;NV_RTX_2070_Super&quot;;283;IF([.C85]=&quot;NV_RTX_2060_Super&quot;;224;IF([.C85]=&quot;NV_GTX_1080_Ti&quot;;354;IF([.C85]=&quot;NV_GTX_1080&quot;;277;IF([.C85]=&quot;AMD_Radeon_VII&quot;;420;IF([.C85]=&quot;AMD_Radeon_RX_5500_XT&quot;;162;IF([.C85]=&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5]=&quot;NV_RTX_2080_Ti_at_2115MHz&quot;;13448;IF([.C85]=&quot;NV_TITAN_RTX&quot;;16312;IF([.C85]=&quot;NV_RTX_2080_Super&quot;;11150;IF([.C85]=&quot;NV_RTX_2070_Super&quot;;9060;IF([.C85]=&quot;NV_RTX_2060_Super&quot;;7180;IF([.C85]=&quot;NV_GTX_1080_Ti&quot;;11339;IF([.C85]=&quot;NV_GTX_1080&quot;;8873;IF([.C85]=&quot;AMD_Radeon_VII&quot;;13824;IF([.C85]=&quot;AMD_Radeon_RX_5500_XT&quot;;5196;IF([.C85]=&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5" svg:width="82.18pt" svg:height="51pt" svg:x="113.84pt" svg:y="1160.67pt" draw:caption-point-x="-17.29pt" draw:caption-point-y="42.8pt">
              <dc:date>2020-01-05T00:00:00</dc:date>
              <text:p text:style-name="P4"><text:span text:style-name="T4">Always boost clock.</text:span></text:p>
            </office:annotation>
            <text:p>Stock (MHz)</text:p>
          </table:table-cell>
          <table:table-cell/>
          <table:table-cell table:formula="of:=IF([.C85]=&quot;NV_RTX_2080_Ti_at_2115MHz&quot;;1545;IF([.C85]=&quot;NV_TITAN_RTX&quot;;1770;IF([.C85]=&quot;NV_RTX_2080_Super&quot;;1815;IF([.C85]=&quot;NV_RTX_2070_Super&quot;;1770;IF([.C85]=&quot;NV_RTX_2060_Super&quot;;1650;IF([.C85]=&quot;NV_GTX_1080_Ti&quot;;1582;IF([.C85]=&quot;NV_GTX_1080&quot;;1733;IF([.C85]=&quot;AMD_Radeon_VII&quot;;1750;IF([.C85]=&quot;AMD_Radeon_RX_5500_XT&quot;;1845;IF([.C85]=&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5]=&quot;NV_RTX_2080_Ti_at_2115MHz&quot;;1755;IF([.C85]=&quot;NV_TITAN_RTX&quot;;1770;IF([.C85]=&quot;NV_RTX_2080_Super&quot;;1845;IF([.C85]=&quot;NV_RTX_2070_Super&quot;;1815;IF([.C85]=&quot;NV_RTX_2060_Super&quot;;1650;IF([.C85]=&quot;NV_GTX_1080_Ti&quot;;1746;IF([.C85]=&quot;NV_GTX_1080&quot;;1860;IF([.C85]=&quot;AMD_Radeon_VII&quot;;1750;IF([.C85]=&quot;AMD_Radeon_RX_5500_XT&quot;;1845;IF([.C85]=&quot;AMD_Radeon_RX_5700_XT_A&quot;;1980))))))))))" office:value-type="float" office:value="1755" calcext:value-type="float">
            <text:p>1755</text:p>
          </table:table-cell>
          <table:table-cell table:style-name="ce70" table:formula="of:=[.C96]/[.C95]"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5]=&quot;NV_RTX_2080_Ti_at_2115MHz&quot;;2115;IF([.C85]=&quot;NV_TITAN_RTX&quot;;2030;IF([.C85]=&quot;NV_RTX_2080_Super&quot;;2040;IF([.C85]=&quot;NV_RTX_2070_Super&quot;;2070;IF([.C85]=&quot;NV_RTX_2060_Super&quot;;1650;IF([.C85]=&quot;NV_GTX_1080_Ti&quot;;2037;IF([.C85]=&quot;NV_GTX_1080&quot;;2130;IF([.C85]=&quot;AMD_Radeon_VII&quot;;1900;IF([.C85]=&quot;AMD_Radeon_RX_5500_XT&quot;;1845;IF([.C85]=&quot;AMD_Radeon_RX_5700_XT_A&quot;;2150))))))))))" office:value-type="float" office:value="2115" calcext:value-type="float">
            <text:p>2115</text:p>
          </table:table-cell>
          <table:table-cell table:style-name="ce70" table:formula="of:=[.C97]/[.C96]" office:value-type="float" office:value="1.20512820512821" calcext:value-type="float">
            <text:p>1.205</text:p>
          </table:table-cell>
          <table:table-cell table:style-name="ce70" table:formula="of:=[.C97]/[.C95]"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5" svg:width="82.18pt" svg:height="51pt" svg:x="113.84pt" svg:y="1199.06pt" draw:caption-point-x="-17.29pt" draw:caption-point-y="42.8pt">
              <dc:date>2020-01-05T00:00:00</dc:date>
              <text:p text:style-name="P4"><text:span text:style-name="T4">Completely arbitrary comparison statistic.</text:span></text:p>
            </office:annotation>
            <text:p>Shader Multiple</text:p>
          </table:table-cell>
          <table:table-cell/>
          <table:table-cell table:style-name="ce61" table:formula="of:=[.C97]*[.C87]"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5]=&quot;i9-9900KF_SL_at_5.1GHz&quot;;&quot;Intel&quot;;IF([.C105]=&quot;i9-9900KS_SL_at_5.2GHz&quot;;&quot;Intel&quot;;IF([.C105]=&quot;i9-9900KF&quot;;&quot;Intel&quot;;IF([.C105]=&quot;i7-8700K&quot;;&quot;Intel&quot;;IF([.C105]=&quot;i7-7700&quot;;&quot;Intel&quot;;IF([.C105]=&quot;Ryzen 5 3600X&quot;;&quot;AMD&quot;;IF([.C105]=&quot;Ryzen 7 2700X&quot;;&quot;AMD&quot;;IF([.C105]=&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5]=&quot;i9-9900KF_SL_at_5.1GHz&quot;;20369;IF([.C105]=&quot;i9-9900KS_SL_at_5.2GHz&quot;;21501;IF([.C105]=&quot;i9-9900KF&quot;;20369;IF([.C105]=&quot;i7-8700K&quot;;15933;IF([.C105]=&quot;i7-7700&quot;;10686;IF([.C105]=&quot;Ryzen 5 3600X&quot;;20520;IF([.C105]=&quot;Ryzen 7 2700X&quot;;16939;IF([.C105]=&quot;FX-8350&quot;;8958))))))))" office:value-type="float" office:value="20520" calcext:value-type="float">
            <text:p>20520</text:p>
          </table:table-cell>
          <table:table-cell table:style-name="ce72" table:formula="of:=[.C107]/[.C75]" office:value-type="float" office:value="1.00741322598066" calcext:value-type="float">
            <text:p>1.007</text:p>
          </table:table-cell>
          <table:table-cell table:style-name="ce77" table:formula="of:=SQRT(([.$E$28]^2)*[.D107])" office:value-type="float" office:value="3251.98725105966" calcext:value-type="float">
            <text:p>3252</text:p>
          </table:table-cell>
          <table:table-cell table:style-name="ce72" table:formula="of:=[.E107]/[.$C$67]" office:value-type="float" office:value="1.50554965326836" calcext:value-type="float">
            <text:p>1.506</text:p>
          </table:table-cell>
          <table:table-cell table:style-name="ce72" table:formula="of:=[.F107]*[.$C$70]"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05]=&quot;i9-9900KF_SL_at_5.1GHz&quot;;2906;IF([.C105]=&quot;i9-9900KS_SL_at_5.2GHz&quot;;3011;IF([.C105]=&quot;i9-9900KF&quot;;2906;IF([.C105]=&quot;i7-8700K&quot;;2697;IF([.C105]=&quot;i7-7700&quot;;2342;IF([.C105]=&quot;Ryzen 5 3600X&quot;;2916;IF([.C105]=&quot;Ryzen 7 2700X&quot;;2183;IF([.C105]=&quot;FX-8350&quot;;1510))))))))" office:value-type="float" office:value="2916" calcext:value-type="float">
            <text:p>2916</text:p>
          </table:table-cell>
          <table:table-cell table:style-name="ce72" table:formula="of:=[.C108]/[.C76]" office:value-type="float" office:value="1.00344115622849" calcext:value-type="float">
            <text:p>1.003</text:p>
          </table:table-cell>
          <table:table-cell table:style-name="ce77" table:formula="of:=SQRT(([.$E$28]^2)*[.D108])" office:value-type="float" office:value="3245.5698854938" calcext:value-type="float">
            <text:p>3246</text:p>
          </table:table-cell>
          <table:table-cell table:style-name="ce72" table:formula="of:=[.E108]/[.$C$67]" office:value-type="float" office:value="1.50257865069157" calcext:value-type="float">
            <text:p>1.503</text:p>
          </table:table-cell>
          <table:table-cell table:style-name="ce72" table:formula="of:=[.F108]*[.$C$70]"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08]*([.C113]/[.C112])" office:value-type="float" office:value="2916" calcext:value-type="float">
            <text:p>2916</text:p>
          </table:table-cell>
          <table:table-cell table:style-name="ce72" table:formula="of:=[.C109]/[.C77]" office:value-type="float" office:value="0.983765839439699" calcext:value-type="float">
            <text:p>0.984</text:p>
          </table:table-cell>
          <table:table-cell table:style-name="ce77" table:formula="of:=SQRT(([.$E$28]^2)*[.D109])" office:value-type="float" office:value="3213.59304768077" calcext:value-type="float">
            <text:p>3214</text:p>
          </table:table-cell>
          <table:table-cell table:style-name="ce72" table:formula="of:=[.E109]/[.$C$67]" office:value-type="float" office:value="1.48777455911147" calcext:value-type="float">
            <text:p>1.488</text:p>
          </table:table-cell>
          <table:table-cell table:style-name="ce72" table:formula="of:=[.F109]*[.$C$70]"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09]*[.C114]" office:value-type="float" office:value="2332.8" calcext:value-type="float">
            <text:p>2333</text:p>
          </table:table-cell>
          <table:table-cell table:style-name="ce72" table:formula="of:=[.C110]/[.C78]" office:value-type="float" office:value="0.787012671551759" calcext:value-type="float">
            <text:p>0.787</text:p>
          </table:table-cell>
          <table:table-cell table:style-name="ce77" table:formula="of:=SQRT(([.$E$28]^2)*[.D110])" office:value-type="float" office:value="2874.32500265397" calcext:value-type="float">
            <text:p>2874</text:p>
          </table:table-cell>
          <table:table-cell table:style-name="ce72" table:formula="of:=[.E110]/[.$C$67]" office:value-type="float" office:value="1.33070601974721" calcext:value-type="float">
            <text:p>1.331</text:p>
          </table:table-cell>
          <table:table-cell table:style-name="ce72" table:formula="of:=[.F110]*[.$C$70]"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05]=&quot;i9-9900KF_SL_at_5.1GHz&quot;;16;IF([.C105]=&quot;i9-9900KS_SL_at_5.2GHz&quot;;16;IF([.C105]=&quot;i9-9900KF&quot;;16;IF([.C105]=&quot;i7-8700K&quot;;12;IF([.C105]=&quot;i7-7700&quot;;8;IF([.C105]=&quot;Ryzen 5 3600X&quot;;12;IF([.C105]=&quot;Ryzen 7 2700X&quot;;16;IF([.C105]=&quot;FX-8350&quot;;8))))))))" office:value-type="float" office:value="12" calcext:value-type="float">
            <text:p>12</text:p>
          </table:table-cell>
          <table:table-cell table:style-name="ce72" table:formula="of:=[.C111]/[.C79]" office:value-type="float" office:value="0.75" calcext:value-type="float">
            <text:p>0.750</text:p>
          </table:table-cell>
          <table:table-cell table:style-name="ce77" table:formula="of:=SQRT(([.$E$28]^2)*[.D111])" office:value-type="float" office:value="2805.92230826158" calcext:value-type="float">
            <text:p>2806</text:p>
          </table:table-cell>
          <table:table-cell table:style-name="ce72" table:formula="of:=[.E111]/[.$C$67]" office:value-type="float" office:value="1.29903810567666" calcext:value-type="float">
            <text:p>1.299</text:p>
          </table:table-cell>
          <table:table-cell table:style-name="ce72" table:formula="of:=[.F111]*[.$C$70]"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05]=&quot;i9-9900KF_SL_at_5.1GHz&quot;;5000;IF([.C105]=&quot;i9-9900KS_SL_at_5.2GHz&quot;;5000;IF([.C105]=&quot;i9-9900KF&quot;;5000;IF([.C105]=&quot;i7-8700K&quot;;4700;IF([.C105]=&quot;i7-7700&quot;;4200;IF([.C105]=&quot;Ryzen 5 3600X&quot;;4400;IF([.C105]=&quot;Ryzen 7 2700X&quot;;4300;IF([.C105]=&quot;FX-8350&quot;;4300))))))))" office:value-type="float" office:value="4400" calcext:value-type="float">
            <text:p>4400</text:p>
          </table:table-cell>
          <table:table-cell table:style-name="ce72" table:formula="of:=[.C112]/[.C80]" office:value-type="float" office:value="0.88" calcext:value-type="float">
            <text:p>0.880</text:p>
          </table:table-cell>
          <table:table-cell table:style-name="ce77" table:formula="of:=SQRT(([.$E$28]^2)*[.D112])" office:value-type="float" office:value="3039.38941236558" calcext:value-type="float">
            <text:p>3039</text:p>
          </table:table-cell>
          <table:table-cell table:style-name="ce72" table:formula="of:=[.E112]/[.$C$67]" office:value-type="float" office:value="1.40712472794703" calcext:value-type="float">
            <text:p>1.407</text:p>
          </table:table-cell>
          <table:table-cell table:style-name="ce72" table:formula="of:=[.F112]*[.$C$70]"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05]=&quot;i9-9900KF_SL_at_5.1GHz&quot;;5100;IF([.C105]=&quot;i9-9900KS_SL_at_5.2GHz&quot;;5200;IF([.C105]=&quot;i9-9900KF&quot;;5000;IF([.C105]=&quot;i7-8700K&quot;;4700;IF([.C105]=&quot;i7-7700&quot;;4200;IF([.C105]=&quot;Ryzen 5 3600X&quot;;4400;IF([.C105]=&quot;Ryzen 7 2700X&quot;;4300;IF([.C105]=&quot;FX-8350&quot;;4600))))))))" office:value-type="float" office:value="4400" calcext:value-type="float">
            <text:p>4400</text:p>
          </table:table-cell>
          <table:table-cell table:style-name="ce72" table:formula="of:=[.C113]/[.C81]" office:value-type="float" office:value="0.862745098039216" calcext:value-type="float">
            <text:p>0.863</text:p>
          </table:table-cell>
          <table:table-cell table:style-name="ce77" table:formula="of:=SQRT(([.$E$28]^2)*[.D113])" office:value-type="float" office:value="3009.4439588031" calcext:value-type="float">
            <text:p>3009</text:p>
          </table:table-cell>
          <table:table-cell table:style-name="ce72" table:formula="of:=[.E113]/[.$C$67]" office:value-type="float" office:value="1.39326109203847" calcext:value-type="float">
            <text:p>1.393</text:p>
          </table:table-cell>
          <table:table-cell table:style-name="ce72" table:formula="of:=[.F113]*[.$C$70]"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06]=&quot;Intel&quot;;1;IF([.C106]=&quot;AMD&quot;;0.8;IF([.C106]=&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7]=&quot;NV_RTX_2080_Ti_at_2115MHz&quot;;&quot;NVIDIA&quot;;IF([.C117]=&quot;NV_TITAN_RTX&quot;;&quot;NVIDIA&quot;;IF([.C117]=&quot;NV_RTX_2080_Super&quot;;&quot;NVIDIA&quot;;IF([.C117]=&quot;NV_RTX_2070_Super&quot;;&quot;NVIDIA&quot;;IF([.C117]=&quot;NV_RTX_2060_Super&quot;;&quot;NVIDIA&quot;;IF([.C117]=&quot;NV_GTX_1080_Ti&quot;;&quot;NVIDIA&quot;;IF([.C117]=&quot;NV_GTX_1080&quot;;&quot;NVIDIA&quot;;IF([.C117]=&quot;AMD_Radeon_VII&quot;;&quot;AMD&quot;;IF([.C117]=&quot;AMD_Radeon_RX_5500_XT&quot;;&quot;AMD&quot;;IF([.C117]=&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7]=&quot;NV_RTX_2080_Ti_at_2115MHz&quot;;4352;IF([.C117]=&quot;NV_TITAN_RTX&quot;;4608;IF([.C117]=&quot;NV_RTX_2080_Super&quot;;3072;IF([.C117]=&quot;NV_RTX_2070_Super&quot;;2560;IF([.C117]=&quot;NV_RTX_2060_Super&quot;;2176;IF([.C117]=&quot;NV_GTX_1080_Ti&quot;;3584;IF([.C117]=&quot;NV_GTX_1080&quot;;2560;IF([.C117]=&quot;AMD_Radeon_VII&quot;;3840;IF([.C117]=&quot;AMD_Radeon_RX_5500_XT&quot;;1408;IF([.C117]=&quot;AMD_Radeon_RX_5700_XT_A&quot;;2560))))))))))" office:value-type="float" office:value="3072" calcext:value-type="float">
            <text:p>3072</text:p>
          </table:table-cell>
          <table:table-cell table:style-name="ce72" table:formula="of:=[.C119]/[.C87]" office:value-type="float" office:value="0.705882352941176" calcext:value-type="float">
            <text:p>0.706</text:p>
          </table:table-cell>
          <table:table-cell table:style-name="ce77" table:formula="of:=SQRT(([.$E$28]^2)*[.D119])" office:value-type="float" office:value="2722.14448335045" calcext:value-type="float">
            <text:p>2722</text:p>
          </table:table-cell>
          <table:table-cell table:style-name="ce72" table:formula="of:=[.E119]/[.$C$67]" office:value-type="float" office:value="1.26025207562521" calcext:value-type="float">
            <text:p>1.260</text:p>
          </table:table-cell>
          <table:table-cell table:style-name="ce72" table:formula="of:=[.F119]*[.$C$70]"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17]=&quot;NV_RTX_2080_Ti_at_2115MHz&quot;;272;IF([.C117]=&quot;NV_TITAN_RTX&quot;;288;IF([.C117]=&quot;NV_RTX_2080_Super&quot;;192;IF([.C117]=&quot;NV_RTX_2070_Super&quot;;160;IF([.C117]=&quot;NV_RTX_2060_Super&quot;;136;IF([.C117]=&quot;NV_GTX_1080_Ti&quot;;224;IF([.C117]=&quot;NV_GTX_1080&quot;;160;IF([.C117]=&quot;AMD_Radeon_VII&quot;;240;IF([.C117]=&quot;AMD_Radeon_RX_5500_XT&quot;;88;IF([.C117]=&quot;AMD_Radeon_RX_5700_XT_A&quot;;160))))))))))" office:value-type="float" office:value="192" calcext:value-type="float">
            <text:p>192</text:p>
          </table:table-cell>
          <table:table-cell table:style-name="ce72" table:formula="of:=[.C120]/[.C88]" office:value-type="float" office:value="0.705882352941176" calcext:value-type="float">
            <text:p>0.706</text:p>
          </table:table-cell>
          <table:table-cell table:style-name="ce77" table:formula="of:=SQRT(([.$E$28]^2)*[.D120])" office:value-type="float" office:value="2722.14448335045" calcext:value-type="float">
            <text:p>2722</text:p>
          </table:table-cell>
          <table:table-cell table:style-name="ce72" table:formula="of:=[.E120]/[.$C$67]" office:value-type="float" office:value="1.26025207562521" calcext:value-type="float">
            <text:p>1.260</text:p>
          </table:table-cell>
          <table:table-cell table:style-name="ce72" table:formula="of:=[.F120]*[.$C$70]"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17]=&quot;NV_RTX_2080_Ti_at_2115MHz&quot;;88;IF([.C117]=&quot;NV_TITAN_RTX&quot;;96;IF([.C117]=&quot;NV_RTX_2080_Super&quot;;64;IF([.C117]=&quot;NV_RTX_2070_Super&quot;;64;IF([.C117]=&quot;NV_RTX_2060_Super&quot;;64;IF([.C117]=&quot;NV_GTX_1080_Ti&quot;;88;IF([.C117]=&quot;NV_GTX_1080&quot;;64;IF([.C117]=&quot;AMD_Radeon_VII&quot;;64;IF([.C117]=&quot;AMD_Radeon_RX_5500_XT&quot;;32;IF([.C117]=&quot;AMD_Radeon_RX_5700_XT_A&quot;;64))))))))))" office:value-type="float" office:value="64" calcext:value-type="float">
            <text:p>64</text:p>
          </table:table-cell>
          <table:table-cell table:style-name="ce72" table:formula="of:=[.C121]/[.C89]" office:value-type="float" office:value="0.727272727272727" calcext:value-type="float">
            <text:p>0.727</text:p>
          </table:table-cell>
          <table:table-cell table:style-name="ce77" table:formula="of:=SQRT(([.$E$28]^2)*[.D121])" office:value-type="float" office:value="2763.08128396871" calcext:value-type="float">
            <text:p>2763</text:p>
          </table:table-cell>
          <table:table-cell table:style-name="ce72" table:formula="of:=[.E121]/[.$C$67]" office:value-type="float" office:value="1.27920429813366" calcext:value-type="float">
            <text:p>1.279</text:p>
          </table:table-cell>
          <table:table-cell table:style-name="ce72" table:formula="of:=[.F121]*[.$C$70]"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17]=&quot;NV_RTX_2080_Ti_at_2115MHz&quot;;616;IF([.C117]=&quot;NV_TITAN_RTX&quot;;672;IF([.C117]=&quot;NV_RTX_2080_Super&quot;;496;IF([.C117]=&quot;NV_RTX_2070_Super&quot;;448;IF([.C117]=&quot;NV_RTX_2060_Super&quot;;448;IF([.C117]=&quot;NV_GTX_1080_Ti&quot;;484;IF([.C117]=&quot;NV_GTX_1080&quot;;352;IF([.C117]=&quot;AMD_Radeon_VII&quot;;1028;IF([.C117]=&quot;AMD_Radeon_RX_5500_XT&quot;;224;IF([.C117]=&quot;AMD_Radeon_RX_5700_XT_A&quot;;448))))))))))" office:value-type="float" office:value="496" calcext:value-type="float">
            <text:p>496</text:p>
          </table:table-cell>
          <table:table-cell table:style-name="ce72" table:formula="of:=[.C122]/[.C90]" office:value-type="float" office:value="0.805194805194805" calcext:value-type="float">
            <text:p>0.805</text:p>
          </table:table-cell>
          <table:table-cell table:style-name="ce77" table:formula="of:=SQRT(([.$E$28]^2)*[.D122])" office:value-type="float" office:value="2907.33778343917" calcext:value-type="float">
            <text:p>2907</text:p>
          </table:table-cell>
          <table:table-cell table:style-name="ce72" table:formula="of:=[.E122]/[.$C$67]" office:value-type="float" office:value="1.34598971455517" calcext:value-type="float">
            <text:p>1.346</text:p>
          </table:table-cell>
          <table:table-cell table:style-name="ce72" table:formula="of:=[.F122]*[.$C$70]"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17]=&quot;NV_RTX_2080_Ti_at_2115MHz&quot;;11;IF([.C117]=&quot;NV_TITAN_RTX&quot;;24;IF([.C117]=&quot;NV_RTX_2080_Super&quot;;8;IF([.C117]=&quot;NV_RTX_2070_Super&quot;;8;IF([.C117]=&quot;NV_RTX_2060_Super&quot;;8;IF([.C117]=&quot;NV_GTX_1080_Ti&quot;;11;IF([.C117]=&quot;NV_GTX_1080&quot;;8;IF([.C117]=&quot;AMD_Radeon_VII&quot;;16;IF([.C117]=&quot;AMD_Radeon_RX_5500_XT&quot;;8;IF([.C117]=&quot;AMD_Radeon_RX_5700_XT_A&quot;;8))))))))))" office:value-type="float" office:value="8" calcext:value-type="float">
            <text:p>8</text:p>
          </table:table-cell>
          <table:table-cell table:style-name="ce72" table:formula="of:=[.C123]/[.C91]" office:value-type="float" office:value="0.727272727272727" calcext:value-type="float">
            <text:p>0.727</text:p>
          </table:table-cell>
          <table:table-cell table:style-name="ce77" table:formula="of:=SQRT(([.$E$28]^2)*[.D123])" office:value-type="float" office:value="2763.08128396871" calcext:value-type="float">
            <text:p>2763</text:p>
          </table:table-cell>
          <table:table-cell table:style-name="ce72" table:formula="of:=[.E123]/[.$C$67]" office:value-type="float" office:value="1.27920429813366" calcext:value-type="float">
            <text:p>1.279</text:p>
          </table:table-cell>
          <table:table-cell table:style-name="ce72" table:formula="of:=[.F123]*[.$C$70]"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17]=&quot;NV_RTX_2080_Ti_at_2115MHz&quot;;136;IF([.C117]=&quot;NV_TITAN_RTX&quot;;170;IF([.C117]=&quot;NV_RTX_2080_Super&quot;;116;IF([.C117]=&quot;NV_RTX_2070_Super&quot;;113;IF([.C117]=&quot;NV_RTX_2060_Super&quot;;106;IF([.C117]=&quot;NV_GTX_1080_Ti&quot;;139;IF([.C117]=&quot;NV_GTX_1080&quot;;111;IF([.C117]=&quot;AMD_Radeon_VII&quot;;112;IF([.C117]=&quot;AMD_Radeon_RX_5500_XT&quot;;59;IF([.C117]=&quot;AMD_Radeon_RX_5700_XT_A&quot;;127))))))))))" office:value-type="float" office:value="116" calcext:value-type="float">
            <text:p>116</text:p>
          </table:table-cell>
          <table:table-cell table:style-name="ce72" table:formula="of:=[.C124]/[.C92]" office:value-type="float" office:value="0.852941176470588" calcext:value-type="float">
            <text:p>0.853</text:p>
          </table:table-cell>
          <table:table-cell table:style-name="ce77" table:formula="of:=SQRT(([.$E$28]^2)*[.D124])" office:value-type="float" office:value="2992.29599039227" calcext:value-type="float">
            <text:p>2992</text:p>
          </table:table-cell>
          <table:table-cell table:style-name="ce72" table:formula="of:=[.E124]/[.$C$67]" office:value-type="float" office:value="1.3853222177742" calcext:value-type="float">
            <text:p>1.385</text:p>
          </table:table-cell>
          <table:table-cell table:style-name="ce72" table:formula="of:=[.F124]*[.$C$70]"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17]=&quot;NV_RTX_2080_Ti_at_2115MHz&quot;;410;IF([.C117]=&quot;NV_TITAN_RTX&quot;;510;IF([.C117]=&quot;NV_RTX_2080_Super&quot;;348;IF([.C117]=&quot;NV_RTX_2070_Super&quot;;283;IF([.C117]=&quot;NV_RTX_2060_Super&quot;;224;IF([.C117]=&quot;NV_GTX_1080_Ti&quot;;354;IF([.C117]=&quot;NV_GTX_1080&quot;;277;IF([.C117]=&quot;AMD_Radeon_VII&quot;;420;IF([.C117]=&quot;AMD_Radeon_RX_5500_XT&quot;;162;IF([.C117]=&quot;AMD_Radeon_RX_5700_XT_A&quot;;317))))))))))" office:value-type="float" office:value="348" calcext:value-type="float">
            <text:p>348</text:p>
          </table:table-cell>
          <table:table-cell table:style-name="ce72" table:formula="of:=[.C125]/[.C93]" office:value-type="float" office:value="0.848780487804878" calcext:value-type="float">
            <text:p>0.849</text:p>
          </table:table-cell>
          <table:table-cell table:style-name="ce77" table:formula="of:=SQRT(([.$E$28]^2)*[.D125])" office:value-type="float" office:value="2984.9887853693" calcext:value-type="float">
            <text:p>2985</text:p>
          </table:table-cell>
          <table:table-cell table:style-name="ce72" table:formula="of:=[.E125]/[.$C$67]" office:value-type="float" office:value="1.38193925248579" calcext:value-type="float">
            <text:p>1.382</text:p>
          </table:table-cell>
          <table:table-cell table:style-name="ce72" table:formula="of:=[.F125]*[.$C$70]"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17]=&quot;NV_RTX_2080_Ti_at_2115MHz&quot;;13448;IF([.C117]=&quot;NV_TITAN_RTX&quot;;16312;IF([.C117]=&quot;NV_RTX_2080_Super&quot;;11150;IF([.C117]=&quot;NV_RTX_2070_Super&quot;;9060;IF([.C117]=&quot;NV_RTX_2060_Super&quot;;7180;IF([.C117]=&quot;NV_GTX_1080_Ti&quot;;11339;IF([.C117]=&quot;NV_GTX_1080&quot;;8873;IF([.C117]=&quot;AMD_Radeon_VII&quot;;13824;IF([.C117]=&quot;AMD_Radeon_RX_5500_XT&quot;;5196;IF([.C117]=&quot;AMD_Radeon_RX_5700_XT_A&quot;;8602))))))))))" office:value-type="float" office:value="11150" calcext:value-type="float">
            <text:p>11150</text:p>
          </table:table-cell>
          <table:table-cell table:style-name="ce72" table:formula="of:=[.C126]/[.C94]" office:value-type="float" office:value="0.829119571683522" calcext:value-type="float">
            <text:p>0.829</text:p>
          </table:table-cell>
          <table:table-cell table:style-name="ce77" table:formula="of:=SQRT(([.$E$28]^2)*[.D126])" office:value-type="float" office:value="2950.21450333784" calcext:value-type="float">
            <text:p>2950</text:p>
          </table:table-cell>
          <table:table-cell table:style-name="ce72" table:formula="of:=[.E126]/[.$C$67]" office:value-type="float" office:value="1.36584004784159" calcext:value-type="float">
            <text:p>1.366</text:p>
          </table:table-cell>
          <table:table-cell table:style-name="ce72" table:formula="of:=[.F126]*[.$C$70]"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17]=&quot;NV_RTX_2080_Ti_at_2115MHz&quot;;1545;IF([.C117]=&quot;NV_TITAN_RTX&quot;;1770;IF([.C117]=&quot;NV_RTX_2080_Super&quot;;1815;IF([.C117]=&quot;NV_RTX_2070_Super&quot;;1770;IF([.C117]=&quot;NV_RTX_2060_Super&quot;;1650;IF([.C117]=&quot;NV_GTX_1080_Ti&quot;;1582;IF([.C117]=&quot;NV_GTX_1080&quot;;1733;IF([.C117]=&quot;AMD_Radeon_VII&quot;;1750;IF([.C117]=&quot;AMD_Radeon_RX_5500_XT&quot;;1845;IF([.C117]=&quot;AMD_Radeon_RX_5700_XT_A&quot;;1980))))))))))" office:value-type="float" office:value="1815" calcext:value-type="float">
            <text:p>1815</text:p>
          </table:table-cell>
          <table:table-cell table:style-name="ce72" table:formula="of:=[.C127]/[.C95]" office:value-type="float" office:value="1.1747572815534" calcext:value-type="float">
            <text:p>1.175</text:p>
          </table:table-cell>
          <table:table-cell table:style-name="ce77" table:formula="of:=SQRT(([.$E$28]^2)*[.D127])" office:value-type="float" office:value="3511.71354737754" calcext:value-type="float">
            <text:p>3512</text:p>
          </table:table-cell>
          <table:table-cell table:style-name="ce72" table:formula="of:=[.E127]/[.$C$67]" office:value-type="float" office:value="1.62579330897108" calcext:value-type="float">
            <text:p>1.626</text:p>
          </table:table-cell>
          <table:table-cell table:style-name="ce72" table:formula="of:=[.F127]*[.$C$70]"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17]=&quot;NV_RTX_2080_Ti_at_2115MHz&quot;;1755;IF([.C117]=&quot;NV_TITAN_RTX&quot;;1770;IF([.C117]=&quot;NV_RTX_2080_Super&quot;;1845;IF([.C117]=&quot;NV_RTX_2070_Super&quot;;1815;IF([.C117]=&quot;NV_RTX_2060_Super&quot;;1650;IF([.C117]=&quot;NV_GTX_1080_Ti&quot;;1746;IF([.C117]=&quot;NV_GTX_1080&quot;;1860;IF([.C117]=&quot;AMD_Radeon_VII&quot;;1750;IF([.C117]=&quot;AMD_Radeon_RX_5500_XT&quot;;1845;IF([.C117]=&quot;AMD_Radeon_RX_5700_XT_A&quot;;1980))))))))))" office:value-type="float" office:value="1845" calcext:value-type="float">
            <text:p>1845</text:p>
          </table:table-cell>
          <table:table-cell table:style-name="ce72" table:formula="of:=[.C128]/[.C96]" office:value-type="float" office:value="1.05128205128205" calcext:value-type="float">
            <text:p>1.051</text:p>
          </table:table-cell>
          <table:table-cell table:style-name="ce77" table:formula="of:=SQRT(([.$E$28]^2)*[.D128])" office:value-type="float" office:value="3322.03829922812" calcext:value-type="float">
            <text:p>3322</text:p>
          </table:table-cell>
          <table:table-cell table:style-name="ce72" table:formula="of:=[.E128]/[.$C$67]" office:value-type="float" office:value="1.53798069408709" calcext:value-type="float">
            <text:p>1.538</text:p>
          </table:table-cell>
          <table:table-cell table:style-name="ce72" table:formula="of:=[.F128]*[.$C$70]"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17]=&quot;NV_RTX_2080_Ti_at_2115MHz&quot;;2115;IF([.C117]=&quot;NV_TITAN_RTX&quot;;2030;IF([.C117]=&quot;NV_RTX_2080_Super&quot;;2040;IF([.C117]=&quot;NV_RTX_2070_Super&quot;;2070;IF([.C117]=&quot;NV_RTX_2060_Super&quot;;1650;IF([.C117]=&quot;NV_GTX_1080_Ti&quot;;2037;IF([.C117]=&quot;NV_GTX_1080&quot;;2130;IF([.C117]=&quot;AMD_Radeon_VII&quot;;1900;IF([.C117]=&quot;AMD_Radeon_RX_5500_XT&quot;;1845;IF([.C117]=&quot;AMD_Radeon_RX_5700_XT_A&quot;;2150))))))))))" office:value-type="float" office:value="2040" calcext:value-type="float">
            <text:p>2040</text:p>
          </table:table-cell>
          <table:table-cell table:style-name="ce72" table:formula="of:=[.C129]/[.C97]" office:value-type="float" office:value="0.964539007092199" calcext:value-type="float">
            <text:p>0.965</text:p>
          </table:table-cell>
          <table:table-cell table:style-name="ce77" table:formula="of:=SQRT(([.$E$28]^2)*[.D129])" office:value-type="float" office:value="3182.034676249" calcext:value-type="float">
            <text:p>3182</text:p>
          </table:table-cell>
          <table:table-cell table:style-name="ce72" table:formula="of:=[.E129]/[.$C$67]" office:value-type="float" office:value="1.47316420196713" calcext:value-type="float">
            <text:p>1.473</text:p>
          </table:table-cell>
          <table:table-cell table:style-name="ce72" table:formula="of:=[.F129]*[.$C$70]"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29]*[.C119]" office:value-type="float" office:value="6266880" calcext:value-type="float">
            <text:p>6266880</text:p>
          </table:table-cell>
          <table:table-cell table:style-name="ce72" table:formula="of:=[.C130]/[.C98]" office:value-type="float" office:value="0.680851063829787" calcext:value-type="float">
            <text:p>0.681</text:p>
          </table:table-cell>
          <table:table-cell table:style-name="ce77" table:formula="of:=SQRT(([.$E$28]^2)*[.D130])" office:value-type="float" office:value="2673.44387030279" calcext:value-type="float">
            <text:p>2673</text:p>
          </table:table-cell>
          <table:table-cell table:style-name="ce72" table:formula="of:=[.E130]/[.$C$67]" office:value-type="float" office:value="1.23770549551055" calcext:value-type="float">
            <text:p>1.238</text:p>
          </table:table-cell>
          <table:table-cell table:style-name="ce72" table:formula="of:=[.F130]*[.$C$70]"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33]/[.C101]" office:value-type="float" office:value="1" calcext:value-type="float">
            <text:p>1.000</text:p>
          </table:table-cell>
          <table:table-cell table:style-name="ce77" table:formula="of:=SQRT(([.$E$28]^2)*[.D133])" office:value-type="float" office:value="3240" calcext:value-type="float">
            <text:p>3240</text:p>
          </table:table-cell>
          <table:table-cell table:style-name="ce72" table:formula="of:=[.E133]/[.$C$67]" office:value-type="float" office:value="1.5" calcext:value-type="float">
            <text:p>1.500</text:p>
          </table:table-cell>
          <table:table-cell table:style-name="ce72" table:formula="of:=[.F133]*[.$C$70]" office:value-type="float" office:value="29.454" calcext:value-type="float">
            <text:p>29.454</text:p>
          </table:table-cell>
          <table:table-cell table:number-columns-repeated="57"/>
        </table:table-row>
        <calcext:conditional-formats>
          <calcext:conditional-format calcext:target-range-address="PavlovVR.G21:PavlovVR.G21 PavlovVR.G28:PavlovVR.G28 PavlovVR.A29:PavlovVR.A29 PavlovVR.A21:PavlovVR.A21">
            <calcext:condition calcext:apply-style-name="Good - Framerate" calcext:value="&gt;=1.4" calcext:base-cell-address="PavlovVR.A21"/>
            <calcext:condition calcext:apply-style-name="Warn - Framerate" calcext:value="&gt;=1.2" calcext:base-cell-address="PavlovVR.A21"/>
            <calcext:condition calcext:apply-style-name="Bad - Framerate" calcext:value="&lt;1.2" calcext:base-cell-address="PavlovVR.A21"/>
          </calcext:conditional-format>
          <calcext:conditional-format calcext:target-range-address="PavlovVR.M29:PavlovVR.M29 PavlovVR.M22:PavlovVR.M22 PavlovVR.A22:PavlovVR.A22 PavlovVR.A30:PavlovVR.A30">
            <calcext:condition calcext:apply-style-name="Good - Framerate" calcext:value="&lt;=0.8" calcext:base-cell-address="PavlovVR.A22"/>
            <calcext:condition calcext:apply-style-name="Warn - Framerate" calcext:value="between(0.8,1)" calcext:base-cell-address="PavlovVR.A22"/>
            <calcext:condition calcext:apply-style-name="Bad - Framerate" calcext:value="&gt;=1" calcext:base-cell-address="PavlovVR.A2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9">00/00/0000</text:date>, <text:time style:data-style-name="N2" text:time-value="12:24:30.4700842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09T12:24:53.093080926</dc:date>
    <meta:editing-duration>P1DT7H26M7S</meta:editing-duration>
    <meta:editing-cycles>419</meta:editing-cycles>
    <meta:generator>LibreOffice/6.1.5.2$Linux_X86_64 LibreOffice_project/10$Build-2</meta:generator>
    <meta:print-date>2020-01-05T21:45:08.798000000</meta:print-date>
    <meta:document-statistic meta:table-count="7" meta:cell-count="1965" meta:object-count="0"/>
  </office:meta>
</office:document-meta>
</file>